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styles.xml" manifest:media-type="text/xml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settings.xml" manifest:media-type="text/xml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layout-cache" manifest:media-type="application/binary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e3a97" officeooo:paragraph-rsid="002e3a97"/>
    </style:style>
    <style:style style:name="P2" style:family="paragraph" style:parent-style-name="Standard">
      <style:text-properties officeooo:rsid="002f7e4d" officeooo:paragraph-rsid="002f7e4d"/>
    </style:style>
    <style:style style:name="P3" style:family="paragraph" style:parent-style-name="Standard">
      <style:text-properties officeooo:rsid="0021b286" officeooo:paragraph-rsid="0021b286"/>
    </style:style>
    <style:style style:name="P4" style:family="paragraph" style:parent-style-name="Standard">
      <style:text-properties officeooo:rsid="00201a1f" officeooo:paragraph-rsid="00201a1f"/>
    </style:style>
    <style:style style:name="P5" style:family="paragraph" style:parent-style-name="Standard">
      <style:text-properties officeooo:rsid="001ec33e" officeooo:paragraph-rsid="001ec33e"/>
    </style:style>
    <style:style style:name="P6" style:family="paragraph" style:parent-style-name="Standard">
      <style:text-properties officeooo:rsid="0017d05e" officeooo:paragraph-rsid="0017d05e"/>
    </style:style>
    <style:style style:name="P7" style:family="paragraph" style:parent-style-name="Standard">
      <style:text-properties officeooo:rsid="0012e9f5" officeooo:paragraph-rsid="0014d7f5"/>
    </style:style>
    <style:style style:name="P8" style:family="paragraph" style:parent-style-name="Standard">
      <style:text-properties officeooo:rsid="0012e9f5" officeooo:paragraph-rsid="0012e9f5"/>
    </style:style>
    <style:style style:name="P9" style:family="paragraph" style:parent-style-name="Standard">
      <style:text-properties officeooo:rsid="000f36e9" officeooo:paragraph-rsid="0014d7f5"/>
    </style:style>
    <style:style style:name="P10" style:family="paragraph" style:parent-style-name="Standard">
      <style:text-properties officeooo:rsid="000f36e9" officeooo:paragraph-rsid="000f36e9"/>
    </style:style>
    <style:style style:name="P11" style:family="paragraph" style:parent-style-name="Standard">
      <style:text-properties officeooo:rsid="000c433c" officeooo:paragraph-rsid="0014d7f5"/>
    </style:style>
    <style:style style:name="P12" style:family="paragraph" style:parent-style-name="Standard">
      <style:text-properties officeooo:rsid="000c433c" officeooo:paragraph-rsid="000c433c"/>
    </style:style>
    <style:style style:name="P13" style:family="paragraph" style:parent-style-name="Standard">
      <style:text-properties officeooo:rsid="000a573f" officeooo:paragraph-rsid="0014d7f5"/>
    </style:style>
    <style:style style:name="P14" style:family="paragraph" style:parent-style-name="Standard">
      <style:text-properties officeooo:rsid="000a573f" officeooo:paragraph-rsid="000a573f"/>
    </style:style>
    <style:style style:name="P15" style:family="paragraph" style:parent-style-name="Standard">
      <style:text-properties officeooo:rsid="00099ec8" officeooo:paragraph-rsid="0014d7f5"/>
    </style:style>
    <style:style style:name="P16" style:family="paragraph" style:parent-style-name="Standard">
      <style:text-properties officeooo:rsid="00099ec8" officeooo:paragraph-rsid="00099ec8"/>
    </style:style>
    <style:style style:name="P17" style:family="paragraph" style:parent-style-name="Standard">
      <style:text-properties officeooo:rsid="0008c8c7" officeooo:paragraph-rsid="0014d7f5"/>
    </style:style>
    <style:style style:name="P18" style:family="paragraph" style:parent-style-name="Standard">
      <style:text-properties officeooo:rsid="0008c8c7" officeooo:paragraph-rsid="0008c8c7"/>
    </style:style>
    <style:style style:name="P19" style:family="paragraph" style:parent-style-name="Standard">
      <style:text-properties officeooo:rsid="00066876" officeooo:paragraph-rsid="0014d7f5"/>
    </style:style>
    <style:style style:name="P20" style:family="paragraph" style:parent-style-name="Standard">
      <style:text-properties officeooo:rsid="00066876" officeooo:paragraph-rsid="00066876"/>
    </style:style>
    <style:style style:name="P21" style:family="paragraph" style:parent-style-name="Standard">
      <style:text-properties officeooo:rsid="00130709" officeooo:paragraph-rsid="00130709"/>
    </style:style>
    <style:style style:name="P22" style:family="paragraph" style:parent-style-name="Standard">
      <style:text-properties officeooo:rsid="0030cda4" officeooo:paragraph-rsid="0030cda4"/>
    </style:style>
    <style:style style:name="P23" style:family="paragraph" style:parent-style-name="Standard">
      <style:text-properties officeooo:rsid="00392065" officeooo:paragraph-rsid="00392065"/>
    </style:style>
    <style:style style:name="P24" style:family="paragraph" style:parent-style-name="Standard">
      <style:text-properties officeooo:rsid="004e1a3f" officeooo:paragraph-rsid="004e1a3f"/>
    </style:style>
    <style:style style:name="P25" style:family="paragraph" style:parent-style-name="Standard">
      <style:text-properties officeooo:rsid="005bd73a" officeooo:paragraph-rsid="005bd73a"/>
    </style:style>
    <style:style style:name="P26" style:family="paragraph" style:parent-style-name="Standard">
      <style:text-properties officeooo:rsid="006832e7" officeooo:paragraph-rsid="006832e7"/>
    </style:style>
    <style:style style:name="P27" style:family="paragraph" style:parent-style-name="Standard">
      <style:text-properties officeooo:rsid="006e5f8a" officeooo:paragraph-rsid="006e5f8a"/>
    </style:style>
    <style:style style:name="P28" style:family="paragraph" style:parent-style-name="Standard">
      <style:text-properties officeooo:rsid="00739408" officeooo:paragraph-rsid="00739408"/>
    </style:style>
    <style:style style:name="P29" style:family="paragraph" style:parent-style-name="Standard">
      <style:text-properties officeooo:rsid="007c9b8e" officeooo:paragraph-rsid="007c9b8e"/>
    </style:style>
    <style:style style:name="P30" style:family="paragraph" style:parent-style-name="Standard">
      <style:text-properties officeooo:rsid="00879f52" officeooo:paragraph-rsid="00879f52"/>
    </style:style>
    <style:style style:name="P31" style:family="paragraph" style:parent-style-name="Standard">
      <style:paragraph-properties fo:break-before="page"/>
      <style:text-properties officeooo:rsid="002f7e4d" officeooo:paragraph-rsid="002f7e4d"/>
    </style:style>
    <style:style style:name="P32" style:family="paragraph" style:parent-style-name="Standard">
      <style:paragraph-properties fo:break-before="page"/>
      <style:text-properties officeooo:rsid="0030cda4" officeooo:paragraph-rsid="0030cda4"/>
    </style:style>
    <style:style style:name="P33" style:family="paragraph" style:parent-style-name="Standard">
      <style:paragraph-properties fo:break-before="page"/>
      <style:text-properties officeooo:rsid="00392065" officeooo:paragraph-rsid="00392065"/>
    </style:style>
    <style:style style:name="P34" style:family="paragraph" style:parent-style-name="Standard">
      <style:paragraph-properties fo:break-before="page"/>
      <style:text-properties officeooo:rsid="004e1a3f" officeooo:paragraph-rsid="004e1a3f"/>
    </style:style>
    <style:style style:name="P35" style:family="paragraph" style:parent-style-name="Standard">
      <style:paragraph-properties fo:break-before="page"/>
      <style:text-properties officeooo:rsid="005bd73a" officeooo:paragraph-rsid="005bd73a"/>
    </style:style>
    <style:style style:name="P36" style:family="paragraph" style:parent-style-name="Standard">
      <style:paragraph-properties fo:break-before="page"/>
      <style:text-properties officeooo:rsid="006832e7" officeooo:paragraph-rsid="006832e7"/>
    </style:style>
    <style:style style:name="P37" style:family="paragraph" style:parent-style-name="Standard">
      <style:paragraph-properties fo:break-before="page"/>
      <style:text-properties officeooo:rsid="006e5f8a" officeooo:paragraph-rsid="006e5f8a"/>
    </style:style>
    <style:style style:name="P38" style:family="paragraph" style:parent-style-name="Standard">
      <style:paragraph-properties fo:break-before="page"/>
      <style:text-properties officeooo:rsid="00739408" officeooo:paragraph-rsid="00739408"/>
    </style:style>
    <style:style style:name="P39" style:family="paragraph" style:parent-style-name="Standard">
      <style:paragraph-properties fo:break-before="page"/>
      <style:text-properties officeooo:rsid="007c9b8e" officeooo:paragraph-rsid="007c9b8e"/>
    </style:style>
    <style:style style:name="P40" style:family="paragraph" style:parent-style-name="Standard">
      <style:text-properties officeooo:rsid="00a4d57b" officeooo:paragraph-rsid="00a4d57b"/>
    </style:style>
    <style:style style:name="T1" style:family="text">
      <style:text-properties officeooo:rsid="000f36e9"/>
    </style:style>
    <style:style style:name="T2" style:family="text">
      <style:text-properties officeooo:rsid="0014d7f5"/>
    </style:style>
    <style:style style:name="T3" style:family="text">
      <style:text-properties officeooo:rsid="002377d0"/>
    </style:style>
    <style:style style:name="T4" style:family="text">
      <style:text-properties officeooo:rsid="0087ea1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И.У.</text:p>
      <text:p text:style-name="P20"/>
      <text:p text:style-name="P20"><draw:frame draw:style-name="fr1" draw:name="Object1" text:anchor-type="as-char" svg:y="-0.66cm" svg:width="4.046cm" svg:height="1.10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0"/>
      <text:p text:style-name="P20"><draw:frame draw:style-name="fr1" draw:name="Object2" text:anchor-type="as-char" svg:y="-0.66cm" svg:width="4.385cm" svg:height="1.16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0"/>
      <text:p text:style-name="P20">Выведем отдельно скалярный потенциал</text:p>
      <text:p text:style-name="P20"/>
      <text:p text:style-name="P20"><draw:frame draw:style-name="fr1" draw:name="Object3" text:anchor-type="as-char" svg:y="-0.66cm" svg:width="4.396cm" svg:height="1.101cm" draw:z-index="2"><draw:object xlink:href="./Object 3" xlink:type="simple" xlink:show="embed" xlink:actuate="onLoad"/><draw:image xlink:href="./ObjectReplacements/Object 3" xlink:type="simple" xlink:show="embed" xlink:actuate="onLoad"/></draw:frame>,</text:p>
      <text:p text:style-name="P20">где <draw:frame draw:style-name="fr1" draw:name="Object4" text:anchor-type="as-char" svg:y="-0.386cm" svg:width="2.528cm" svg:height="0.543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20"/>
      <text:p text:style-name="P20"><draw:frame draw:style-name="fr1" draw:name="Object5" text:anchor-type="as-char" svg:y="-0.66cm" svg:width="5.369cm" svg:height="1.111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20"/>
      <text:p text:style-name="P20"><draw:frame draw:style-name="fr1" draw:name="Object6" text:anchor-type="as-char" svg:y="-0.66cm" svg:width="5.452cm" svg:height="1.111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8">отбросим на время конст – часть.</text:p>
      <text:p text:style-name="P18"><draw:frame draw:style-name="fr1" draw:name="Object7" text:anchor-type="as-char" svg:y="-0.66cm" svg:width="4.431cm" svg:height="1.111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18">Приведём к интегралу по 4 переменным</text:p>
      <text:p text:style-name="P18"><draw:frame draw:style-name="fr1" draw:name="Object8" text:anchor-type="as-char" svg:y="-0.66cm" svg:width="6.849cm" svg:height="1.111cm" draw:z-index="7"><draw:object xlink:href="./Object 8" xlink:type="simple" xlink:show="embed" xlink:actuate="onLoad"/><draw:image xlink:href="./ObjectReplacements/Object 8" xlink:type="simple" xlink:show="embed" xlink:actuate="onLoad"/></draw:frame>,</text:p>
      <text:p text:style-name="P18">где <draw:frame draw:style-name="fr1" draw:name="Object9" text:anchor-type="as-char" svg:y="-0.619cm" svg:width="3.366cm" svg:height="0.998cm" draw:z-index="8"><draw:object xlink:href="./Object 9" xlink:type="simple" xlink:show="embed" xlink:actuate="onLoad"/><draw:image xlink:href="./ObjectReplacements/Object 9" xlink:type="simple" xlink:show="embed" xlink:actuate="onLoad"/></draw:frame>, <draw:frame draw:style-name="fr1" draw:name="Object10" text:anchor-type="as-char" svg:y="-0.386cm" svg:width="4.105cm" svg:height="0.54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18"><draw:frame draw:style-name="fr1" draw:name="Object11" text:anchor-type="as-char" svg:y="-0.661cm" svg:width="7.585cm" svg:height="1.115cm" draw:z-index="51"><draw:object xlink:href="./Object 11" xlink:type="simple" xlink:show="embed" xlink:actuate="onLoad"/><draw:image xlink:href="./ObjectReplacements/Object 11" xlink:type="simple" xlink:show="embed" xlink:actuate="onLoad"/></draw:frame></text:p>
      <text:p text:style-name="P16">Поменяем порядок интегрирования и вынесем заряд, т.к. он конст.</text:p>
      <text:p text:style-name="P16"><draw:frame draw:style-name="fr1" draw:name="Object12" text:anchor-type="as-char" svg:y="-0.66cm" svg:width="4.678cm" svg:height="1.111cm" draw:z-index="10"><draw:object xlink:href="./Object 12" xlink:type="simple" xlink:show="embed" xlink:actuate="onLoad"/><draw:image xlink:href="./ObjectReplacements/Object 12" xlink:type="simple" xlink:show="embed" xlink:actuate="onLoad"/></draw:frame></text:p>
      <text:p text:style-name="P14">Воспользуемся правилом <draw:frame draw:style-name="fr1" draw:name="Object13" text:anchor-type="as-char" svg:y="-0.691cm" svg:width="5.392cm" svg:height="1.141cm" draw:z-index="14"><draw:object xlink:href="./Object 13" xlink:type="simple" xlink:show="embed" xlink:actuate="onLoad"/><draw:image xlink:href="./ObjectReplacements/Object 13" xlink:type="simple" xlink:show="embed" xlink:actuate="onLoad"/></draw:frame>, <text:tab/><draw:frame draw:style-name="fr1" draw:name="Object14" text:anchor-type="as-char" svg:y="-0.386cm" svg:width="1.741cm" svg:height="0.54cm" draw:z-index="15"><draw:object xlink:href="./Object 14" xlink:type="simple" xlink:show="embed" xlink:actuate="onLoad"/><draw:image xlink:href="./ObjectReplacements/Object 14" xlink:type="simple" xlink:show="embed" xlink:actuate="onLoad"/></draw:frame></text:p>
      <text:p text:style-name="P14"><draw:frame draw:style-name="fr1" draw:name="Object15" text:anchor-type="as-char" svg:y="-0.66cm" svg:width="12.585cm" svg:height="1.566cm" draw:z-index="16"><draw:object xlink:href="./Object 15" xlink:type="simple" xlink:show="embed" xlink:actuate="onLoad"/><draw:image xlink:href="./ObjectReplacements/Object 15" xlink:type="simple" xlink:show="embed" xlink:actuate="onLoad"/></draw:frame></text:p>
      <text:p text:style-name="P12">Исходя из прил.1, имеем:</text:p>
      <text:p text:style-name="P12"><draw:frame draw:style-name="fr1" draw:name="Object16" text:anchor-type="as-char" svg:y="-0.66cm" svg:width="3.54cm" svg:height="1.051cm" draw:z-index="17"><draw:object xlink:href="./Object 16" xlink:type="simple" xlink:show="embed" xlink:actuate="onLoad"/><draw:image xlink:href="./ObjectReplacements/Object 16" xlink:type="simple" xlink:show="embed" xlink:actuate="onLoad"/></draw:frame>, <text:span text:style-name="T1">где </text:span><text:span text:style-name="T1"><draw:frame draw:style-name="fr1" draw:name="Object17" text:anchor-type="as-char" svg:y="-0.386cm" svg:width="1.685cm" svg:height="0.506cm" draw:z-index="18"><draw:object xlink:href="./Object 17" xlink:type="simple" xlink:show="embed" xlink:actuate="onLoad"/><draw:image xlink:href="./ObjectReplacements/Object 17" xlink:type="simple" xlink:show="embed" xlink:actuate="onLoad"/></draw:frame></text:span></text:p>
      <text:p text:style-name="P10">Переходим во время <draw:frame draw:style-name="fr1" draw:name="Object18" text:anchor-type="as-char" svg:y="-0.377cm" svg:width="1.094cm" svg:height="0.467cm" draw:z-index="19"><draw:object xlink:href="./Object 18" xlink:type="simple" xlink:show="embed" xlink:actuate="onLoad"/><draw:image xlink:href="./ObjectReplacements/Object 18" xlink:type="simple" xlink:show="embed" xlink:actuate="onLoad"/></draw:frame></text:p>
      <text:p text:style-name="P8">Тогда скалярный потенциал примет вид:</text:p>
      <text:p text:style-name="P8"><draw:frame draw:style-name="fr1" draw:name="Object19" text:anchor-type="as-char" svg:y="-0.619cm" svg:width="5.914cm" svg:height="1.072cm" draw:z-index="20"><draw:object xlink:href="./Object 19" xlink:type="simple" xlink:show="embed" xlink:actuate="onLoad"/><draw:image xlink:href="./ObjectReplacements/Object 19" xlink:type="simple" xlink:show="embed" xlink:actuate="onLoad"/></draw:frame></text:p>
      <text:p text:style-name="P21">Найдём теперь <text:span text:style-name="T2">решение уравнения для векторного потенциала</text:span></text:p>
      <text:p text:style-name="P19"/>
      <text:p text:style-name="P19"/>
      <text:p text:style-name="P19"><text:soft-page-break/><draw:frame draw:style-name="fr1" draw:name="Object21" text:anchor-type="as-char" svg:y="-0.661cm" svg:width="4.496cm" svg:height="1.162cm" draw:z-index="22"><draw:object xlink:href="./Object 21" xlink:type="simple" xlink:show="embed" xlink:actuate="onLoad"/><draw:image xlink:href="./ObjectReplacements/Object 21" xlink:type="simple" xlink:show="embed" xlink:actuate="onLoad"/><svg:desc>formula</svg:desc></draw:frame>,</text:p>
      <text:p text:style-name="P19">где <draw:frame draw:style-name="fr1" draw:name="Object22" text:anchor-type="as-char" svg:y="-0.386cm" svg:width="2.528cm" svg:height="0.543cm" draw:z-index="23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19"/>
      <text:p text:style-name="P19"><draw:frame draw:style-name="fr1" draw:name="Object23" text:anchor-type="as-char" svg:y="-0.661cm" svg:width="5.84cm" svg:height="1.164cm" draw:z-index="24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19"/>
      <text:p text:style-name="P19"><draw:frame draw:style-name="fr1" draw:name="Object24" text:anchor-type="as-char" svg:y="-0.661cm" svg:width="5.925cm" svg:height="1.162cm" draw:z-index="25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17">отбросим на время конст – часть.</text:p>
      <text:p text:style-name="P17"><draw:frame draw:style-name="fr1" draw:name="Object25" text:anchor-type="as-char" svg:y="-0.661cm" svg:width="4.521cm" svg:height="1.115cm" draw:z-index="26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17">Приведём к интегралу по 4 переменным</text:p>
      <text:p text:style-name="P17"><draw:frame draw:style-name="fr1" draw:name="Object26" text:anchor-type="as-char" svg:y="-0.661cm" svg:width="6.941cm" svg:height="1.115cm" draw:z-index="27"><draw:object xlink:href="./Object 26" xlink:type="simple" xlink:show="embed" xlink:actuate="onLoad"/><draw:image xlink:href="./ObjectReplacements/Object 26" xlink:type="simple" xlink:show="embed" xlink:actuate="onLoad"/><svg:desc>formula</svg:desc></draw:frame>,</text:p>
      <text:p text:style-name="P17">где <draw:frame draw:style-name="fr1" draw:name="Object27" text:anchor-type="as-char" svg:y="-0.619cm" svg:width="3.366cm" svg:height="0.998cm" draw:z-index="28"><draw:object xlink:href="./Object 27" xlink:type="simple" xlink:show="embed" xlink:actuate="onLoad"/><draw:image xlink:href="./ObjectReplacements/Object 27" xlink:type="simple" xlink:show="embed" xlink:actuate="onLoad"/><svg:desc>formula</svg:desc></draw:frame>, <draw:frame draw:style-name="fr1" draw:name="Object28" text:anchor-type="as-char" svg:y="-0.386cm" svg:width="5.032cm" svg:height="0.542cm" draw:z-index="29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17"><draw:frame draw:style-name="fr1" draw:name="Object29" text:anchor-type="as-char" svg:y="-0.661cm" svg:width="8.594cm" svg:height="1.115cm" draw:z-index="30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15">Поменяем порядок интегрирования и вынесем заряд, т.к. он конст.</text:p>
      <text:p text:style-name="P15"><draw:frame draw:style-name="fr1" draw:name="Object30" text:anchor-type="as-char" svg:y="-0.661cm" svg:width="5.456cm" svg:height="1.115cm" draw:z-index="31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13">Воспользуемся правилом <draw:frame draw:style-name="fr1" draw:name="Object31" text:anchor-type="as-char" svg:y="-0.691cm" svg:width="5.392cm" svg:height="1.141cm" draw:z-index="32"><draw:object xlink:href="./Object 31" xlink:type="simple" xlink:show="embed" xlink:actuate="onLoad"/><draw:image xlink:href="./ObjectReplacements/Object 31" xlink:type="simple" xlink:show="embed" xlink:actuate="onLoad"/><svg:desc>formula</svg:desc></draw:frame>, <text:tab/><draw:frame draw:style-name="fr1" draw:name="Object32" text:anchor-type="as-char" svg:y="-0.386cm" svg:width="1.741cm" svg:height="0.54cm" draw:z-index="33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13"><draw:frame draw:style-name="fr1" draw:name="Object33" text:anchor-type="as-char" svg:y="-0.66cm" svg:width="12.585cm" svg:height="1.566cm" draw:z-index="34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11">Исходя из прил.1, имеем:</text:p>
      <text:p text:style-name="P11"><draw:frame draw:style-name="fr1" draw:name="Object34" text:anchor-type="as-char" svg:y="-0.66cm" svg:width="3.54cm" svg:height="1.051cm" draw:z-index="35"><draw:object xlink:href="./Object 34" xlink:type="simple" xlink:show="embed" xlink:actuate="onLoad"/><draw:image xlink:href="./ObjectReplacements/Object 34" xlink:type="simple" xlink:show="embed" xlink:actuate="onLoad"/><svg:desc>formula</svg:desc></draw:frame>, <text:span text:style-name="T1">где </text:span><text:span text:style-name="T1"><draw:frame draw:style-name="fr1" draw:name="Object35" text:anchor-type="as-char" svg:y="-0.386cm" svg:width="1.685cm" svg:height="0.506cm" draw:z-index="36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p>
      <text:p text:style-name="P9">Переходим во время <draw:frame draw:style-name="fr1" draw:name="Object36" text:anchor-type="as-char" svg:y="-0.377cm" svg:width="1.094cm" svg:height="0.467cm" draw:z-index="37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P7">Тогда скалярный потенциал примет вид:</text:p>
      <text:p text:style-name="P7"><draw:frame draw:style-name="fr1" draw:name="Object20" text:anchor-type="as-char" svg:y="-0.621cm" svg:width="6.258cm" svg:height="1.074cm" draw:z-index="21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7"/>
      <text:p text:style-name="P6">Используя прил.2 и прил.4, убеждаемся в правильности данных формул, найдя калибровку Лоренца <draw:frame draw:style-name="fr1" draw:name="Object37" text:anchor-type="as-char" svg:y="-0.672cm" svg:width="3.634cm" svg:height="1.102cm" draw:z-index="38"><draw:object xlink:href="./Object 37" xlink:type="simple" xlink:show="embed" xlink:actuate="onLoad"/><draw:image xlink:href="./ObjectReplacements/Object 37" xlink:type="simple" xlink:show="embed" xlink:actuate="onLoad"/></draw:frame>:</text:p>
      <text:p text:style-name="P6"><draw:frame draw:style-name="fr1" draw:name="Object38" text:anchor-type="as-char" svg:y="-0.827cm" svg:width="11.612cm" svg:height="1.358cm" draw:z-index="39"><draw:object xlink:href="./Object 38" xlink:type="simple" xlink:show="embed" xlink:actuate="onLoad"/><draw:image xlink:href="./ObjectReplacements/Object 38" xlink:type="simple" xlink:show="embed" xlink:actuate="onLoad"/></draw:frame></text:p>
      <text:p text:style-name="P6"><draw:frame draw:style-name="fr1" draw:name="Object39" text:anchor-type="as-char" svg:y="-1.309cm" svg:width="12.356cm" svg:height="1.9cm" draw:z-index="40"><draw:object xlink:href="./Object 39" xlink:type="simple" xlink:show="embed" xlink:actuate="onLoad"/><draw:image xlink:href="./ObjectReplacements/Object 39" xlink:type="simple" xlink:show="embed" xlink:actuate="onLoad"/></draw:frame></text:p>
      <text:p text:style-name="P5">Как можем заметить, равенство выполняется.</text:p>
      <text:p text:style-name="P4">Перейдём к нахождению электрического поля.</text:p>
      <text:p text:style-name="P4">Воспользуемся формулой <draw:frame draw:style-name="fr1" draw:name="Object40" text:anchor-type="as-char" svg:y="-0.619cm" svg:width="2.261cm" svg:height="0.998cm" draw:z-index="41"><draw:object xlink:href="./Object 40" xlink:type="simple" xlink:show="embed" xlink:actuate="onLoad"/><draw:image xlink:href="./ObjectReplacements/Object 40" xlink:type="simple" xlink:show="embed" xlink:actuate="onLoad"/></draw:frame></text:p>
      <text:p text:style-name="P4"><text:soft-page-break/>Для нахождения поля обратимся к вспомогательным уравнениям 3 и 5.</text:p>
      <text:p text:style-name="P4"><draw:frame draw:style-name="fr1" draw:name="Object41" text:anchor-type="as-char" svg:y="-1.409cm" svg:width="17.33cm" svg:height="2.78cm" draw:z-index="42"><draw:object xlink:href="./Object 41" xlink:type="simple" xlink:show="embed" xlink:actuate="onLoad"/><draw:image xlink:href="./ObjectReplacements/Object 41" xlink:type="simple" xlink:show="embed" xlink:actuate="onLoad"/></draw:frame></text:p>
      <text:p text:style-name="P3">вынесем за скобки <draw:frame draw:style-name="fr1" draw:name="Object42" text:anchor-type="as-char" svg:y="-0.619cm" svg:width="4.875cm" svg:height="1.152cm" draw:z-index="43"><draw:object xlink:href="./Object 42" xlink:type="simple" xlink:show="embed" xlink:actuate="onLoad"/><draw:image xlink:href="./ObjectReplacements/Object 42" xlink:type="simple" xlink:show="embed" xlink:actuate="onLoad"/></draw:frame>, <text:span text:style-name="T3">тогда записаное выше уравнение примет вид:</text:span></text:p>
      <text:p text:style-name="P3"><draw:frame draw:style-name="fr1" draw:name="Object43" text:anchor-type="as-char" svg:y="-3.895cm" svg:width="15.647cm" svg:height="7.638cm" draw:z-index="44"><draw:object xlink:href="./Object 43" xlink:type="simple" xlink:show="embed" xlink:actuate="onLoad"/><draw:image xlink:href="./ObjectReplacements/Object 43" xlink:type="simple" xlink:show="embed" xlink:actuate="onLoad"/></draw:frame></text:p>
      <text:p text:style-name="P1">Возвращаясь к константам, получим:</text:p>
      <text:p text:style-name="P1"><draw:frame draw:style-name="fr1" draw:name="Object44" text:anchor-type="as-char" svg:y="-0.901cm" svg:width="15.64cm" svg:height="1.432cm" draw:z-index="45"><draw:object xlink:href="./Object 44" xlink:type="simple" xlink:show="embed" xlink:actuate="onLoad"/><draw:image xlink:href="./ObjectReplacements/Object 44" xlink:type="simple" xlink:show="embed" xlink:actuate="onLoad"/></draw:frame></text:p>
      <text:p text:style-name="P1"/>
      <text:p text:style-name="P1"/>
      <text:p text:style-name="P31">Прил. 1.</text:p>
      <text:p text:style-name="P2"/>
      <text:p text:style-name="P2"><draw:frame draw:style-name="fr1" draw:name="Object45" text:anchor-type="as-char" svg:y="-1.573cm" svg:width="13.032cm" svg:height="3.059cm" draw:z-index="46"><draw:object xlink:href="./Object 45" xlink:type="simple" xlink:show="embed" xlink:actuate="onLoad"/><draw:image xlink:href="./ObjectReplacements/Object 45" xlink:type="simple" xlink:show="embed" xlink:actuate="onLoad"/></draw:frame></text:p>
      <text:p text:style-name="P32">Прил. 2.</text:p>
      <text:p text:style-name="P22"><draw:frame draw:style-name="fr1" draw:name="Object46" text:anchor-type="as-char" svg:y="-2.582cm" svg:width="14.87cm" svg:height="5.052cm" draw:z-index="47"><draw:object xlink:href="./Object 46" xlink:type="simple" xlink:show="embed" xlink:actuate="onLoad"/><draw:image xlink:href="./ObjectReplacements/Object 46" xlink:type="simple" xlink:show="embed" xlink:actuate="onLoad"/></draw:frame></text:p>
      <text:p text:style-name="P33">Прил.3</text:p>
      <text:p text:style-name="P23"><draw:frame draw:style-name="fr1" draw:name="Object47" text:anchor-type="as-char" svg:y="-8.881cm" svg:width="15.593cm" svg:height="17.649cm" draw:z-index="48"><draw:object xlink:href="./Object 47" xlink:type="simple" xlink:show="embed" xlink:actuate="onLoad"/><draw:image xlink:href="./ObjectReplacements/Object 47" xlink:type="simple" xlink:show="embed" xlink:actuate="onLoad"/></draw:frame></text:p>
      <text:p text:style-name="P33"><draw:frame draw:style-name="fr1" draw:name="Object48" text:anchor-type="as-char" svg:y="-4.482cm" svg:width="11.68cm" svg:height="8.849cm" draw:z-index="49"><draw:object xlink:href="./Object 48" xlink:type="simple" xlink:show="embed" xlink:actuate="onLoad"/><draw:image xlink:href="./ObjectReplacements/Object 48" xlink:type="simple" xlink:show="embed" xlink:actuate="onLoad"/></draw:frame></text:p>
      <text:p text:style-name="P34">Прил.4</text:p>
      <text:p text:style-name="P24"><draw:frame draw:style-name="fr1" draw:name="Object49" text:anchor-type="as-char" svg:y="-5.692cm" svg:width="13.727cm" svg:height="11.271cm" draw:z-index="50"><draw:object xlink:href="./Object 49" xlink:type="simple" xlink:show="embed" xlink:actuate="onLoad"/><draw:image xlink:href="./ObjectReplacements/Object 49" xlink:type="simple" xlink:show="embed" xlink:actuate="onLoad"/></draw:frame></text:p>
      <text:p text:style-name="P35">Прил.5</text:p>
      <text:p text:style-name="P25"><draw:frame draw:style-name="fr1" draw:name="Object50" text:anchor-type="as-char" svg:y="-5.269cm" svg:width="15.159cm" svg:height="10.446cm" draw:z-index="11"><draw:object xlink:href="./Object 50" xlink:type="simple" xlink:show="embed" xlink:actuate="onLoad"/><draw:image xlink:href="./ObjectReplacements/Object 50" xlink:type="simple" xlink:show="embed" xlink:actuate="onLoad"/></draw:frame></text:p>
      <text:p text:style-name="P25"/>
      <text:p text:style-name="P36">Прил.6</text:p>
      <text:p text:style-name="P26"><draw:frame draw:style-name="fr1" draw:name="Object51" text:anchor-type="as-char" svg:y="-3.113cm" svg:width="14.933cm" svg:height="6.126cm" draw:z-index="12"><draw:object xlink:href="./Object 51" xlink:type="simple" xlink:show="embed" xlink:actuate="onLoad"/><draw:image xlink:href="./ObjectReplacements/Object 51" xlink:type="simple" xlink:show="embed" xlink:actuate="onLoad"/></draw:frame></text:p>
      <text:p text:style-name="P37">Прил 7</text:p>
      <text:p text:style-name="P27"><draw:frame draw:style-name="fr1" draw:name="Object52" text:anchor-type="as-char" svg:y="-4.807cm" svg:width="14.889cm" svg:height="9.52cm" draw:z-index="13"><draw:object xlink:href="./Object 52" xlink:type="simple" xlink:show="embed" xlink:actuate="onLoad"/><draw:image xlink:href="./ObjectReplacements/Object 52" xlink:type="simple" xlink:show="embed" xlink:actuate="onLoad"/></draw:frame></text:p>
      <text:p text:style-name="P40">отбросим на время общий множитель</text:p>
      <text:p text:style-name="P40"><draw:frame draw:style-name="fr2" draw:name="Object56" text:anchor-type="as-char" svg:y="-2.947cm" svg:width="15.311cm" svg:height="5.745cm" draw:z-index="55"><draw:object xlink:href="./Object 56" xlink:type="simple" xlink:show="embed" xlink:actuate="onLoad"/><draw:image xlink:href="./ObjectReplacements/Object 56" xlink:type="simple" xlink:show="embed" xlink:actuate="onLoad"/></draw:frame></text:p>
      <text:p text:style-name="P38">Прил. 8</text:p>
      <text:p text:style-name="P28"><draw:frame draw:style-name="fr1" draw:name="Object53" text:anchor-type="as-char" svg:y="-5.606cm" svg:width="17.143cm" svg:height="11.097cm" draw:z-index="52"><draw:object xlink:href="./Object 53" xlink:type="simple" xlink:show="embed" xlink:actuate="onLoad"/><draw:image xlink:href="./ObjectReplacements/Object 53" xlink:type="simple" xlink:show="embed" xlink:actuate="onLoad"/></draw:frame></text:p>
      <text:p text:style-name="P28"/>
      <text:p text:style-name="P39">Прил.9</text:p>
      <text:p text:style-name="P29"><draw:frame draw:style-name="fr1" draw:name="Object54" text:anchor-type="as-char" svg:y="-6.955cm" svg:width="16.718cm" svg:height="13.76cm" draw:z-index="53"><draw:object xlink:href="./Object 54" xlink:type="simple" xlink:show="embed" xlink:actuate="onLoad"/><draw:image xlink:href="./ObjectReplacements/Object 54" xlink:type="simple" xlink:show="embed" xlink:actuate="onLoad"/></draw:frame></text:p>
      <text:p text:style-name="P30">отбр<text:span text:style-name="T4">оси</text:span>м на время общий множитель</text:p>
      <text:p text:style-name="P25"><draw:frame draw:style-name="fr1" draw:name="Object55" text:anchor-type="as-char" svg:y="-3.517cm" svg:width="16.78cm" svg:height="6.883cm" draw:z-index="54"><draw:object xlink:href="./Object 55" xlink:type="simple" xlink:show="embed" xlink:actuate="onLoad"/><draw:image xlink:href="./ObjectReplacements/Object 55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6T16:02:48.391019337</meta:creation-date>
    <meta:editing-duration>PT9H35M2S</meta:editing-duration>
    <meta:editing-cycles>81</meta:editing-cycles>
    <meta:generator>LibreOffice/5.1.6.2$Linux_X86_64 LibreOffice_project/10m0$Build-2</meta:generator>
    <dc:date>2020-03-19T16:51:03.211331926</dc:date>
    <meta:document-statistic meta:table-count="0" meta:image-count="0" meta:object-count="56" meta:page-count="13" meta:paragraph-count="78" meta:word-count="168" meta:character-count="1094" meta:non-whitespace-character-count="956"/>
  </office:meta>
</office:document-meta>
</file>

<file path=Object 1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i mathvariant="normal">ρ</mi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>t</mi>
                      <mi>'</mi>
                    </mrow>
                  </mrow>
                  <mo fence="true" stretchy="false">)</mo>
                </mrow>
              </mrow>
              <mrow>
                <mn>4</mn>
                <mi mathvariant="normal">π</mi>
                <msub>
                  <mi mathvariant="normal">ε</mi>
                  <mn>0</mn>
                </msub>
                <mover accent="true">
                  <mi>r</mi>
                  <mo stretchy="false">⃗</mo>
                </mover>
              </mrow>
            </mfrac>
            <mi mathvariant="italic">dV</mi>
          </mrow>
        </mrow>
      </mrow>
    </mrow>
    <annotation encoding="StarMath 5.0">%phi( vec r,t ) = int { { %rho (vec r,t') } over { 4%pi %varepsilon_0 vec r } dV}</annotation>
  </semantics>
</math>
</file>

<file path=Object 10/content.xml><?xml version="1.0" encoding="utf-8"?>
<math xmlns="http://www.w3.org/1998/Math/MathML" display="block">
  <semantics>
    <mrow>
      <mi mathvariant="normal">ρ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i>q</mi>
      </mrow>
      <mi mathvariant="normal">δ</mi>
      <mrow>
        <mo fence="true" stretchy="false">(</mo>
        <mrow>
          <mrow>
            <mrow>
              <mover accent="true">
                <mi>r</mi>
                <mo stretchy="false">⃗</mo>
              </mover>
              <mo stretchy="false">−</mo>
              <mover accent="true">
                <msub>
                  <mi>r</mi>
                  <mn>0</mn>
                </msub>
                <mo stretchy="false">⃗</mo>
              </mover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false">)</mo>
      </mrow>
    </mrow>
    <annotation encoding="StarMath 5.0">%rho( vec r, t ) = q%delta( vec r - vec r_0 (t') )</annotation>
  </semantics>
</math>
</file>

<file path=Object 11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o stretchy="false">∫</mo>
            <mrow>
              <mfrac>
                <mrow>
                  <mi>q</mi>
                  <mi mathvariant="normal">δ</mi>
                  <mrow>
                    <mo fence="true" stretchy="false">(</mo>
                    <mrow>
                      <mrow>
                        <mi>r</mi>
                        <mrow>
                          <mi>'</mi>
                          <mo stretchy="false">−</mo>
                          <mover accent="true">
                            <mi>r</mi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row>
                              <mi>t</mi>
                              <mi>'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row>
                            <mi>t</mi>
                            <mi>'</mi>
                          </mrow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frac>
              <mi mathvariant="normal">δ</mi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τ</mi>
                    </mrow>
                  </mrow>
                </mrow>
                <mo fence="true" stretchy="false">)</mo>
              </mrow>
              <mi>d</mi>
              <mi mathvariant="normal">τ</mi>
              <mi mathvariant="italic">dV</mi>
            </mrow>
          </mrow>
        </mrow>
      </mrow>
    </mrow>
    <annotation encoding="StarMath 5.0">%phi( vec r,t ) = int int { { q %delta(r' - vec r (t'))} over { abs{ vec r - vec r_0 (t')} } %delta(t' - %tau) d%tau dV}</annotation>
  </semantics>
</math>
</file>

<file path=Object 12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i>q</mi>
      </mrow>
      <mrow>
        <mo stretchy="false">∫</mo>
        <mrow>
          <mfrac>
            <mrow>
              <mi mathvariant="normal">δ</mi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τ</mi>
                    </mrow>
                  </mrow>
                </mrow>
                <mo fence="true" stretchy="false">)</mo>
              </mrow>
            </mrow>
            <mrow>
              <mo fence="true" stretchy="true">|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row>
                        <mi>t</mi>
                        <mi>'</mi>
                      </mrow>
                    </mrow>
                    <mo fence="true" stretchy="false">)</mo>
                  </mrow>
                </mrow>
              </mrow>
              <mo fence="true" stretchy="true">|</mo>
            </mrow>
          </mfrac>
          <mi>d</mi>
          <mi mathvariant="normal">τ</mi>
        </mrow>
      </mrow>
    </mrow>
    <annotation encoding="StarMath 5.0">%phi ( vec r, t ) = q int { { %delta (t' - %tau) } over { abs{ vec r - vec r_0 (t') } }   d %tau }</annotation>
  </semantics>
</math>
</file>

<file path=Object 13/content.xml><?xml version="1.0" encoding="utf-8"?>
<math xmlns="http://www.w3.org/1998/Math/MathML" display="block">
  <semantics>
    <mrow>
      <mrow>
        <mo stretchy="false">∫</mo>
        <mi>g</mi>
      </mrow>
      <mrow>
        <mo fence="true" stretchy="false">(</mo>
        <mrow>
          <mi>x</mi>
        </mrow>
        <mo fence="true" stretchy="false">)</mo>
      </mrow>
      <mi mathvariant="normal">δ</mi>
      <mrow>
        <mo fence="true" stretchy="false">(</mo>
        <mrow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i mathvariant="normal">α</mi>
            </mrow>
          </mrow>
        </mrow>
        <mo fence="true" stretchy="false">)</mo>
      </mrow>
      <mrow>
        <mi mathvariant="italic">dx</mi>
        <mo stretchy="false">=</mo>
        <mfrac>
          <mrow>
            <mi>g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  <mrow>
            <mi>f</mi>
            <mi>'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</mfrac>
      </mrow>
    </mrow>
    <annotation encoding="StarMath 5.0">int g( x ) %delta ( f(x) - %alpha )dx = {g( x_0 ) }over{ f'(x_0) }</annotation>
  </semantics>
</math>
</file>

<file path=Object 14/content.xml><?xml version="1.0" encoding="utf-8"?>
<math xmlns="http://www.w3.org/1998/Math/MathML" display="block">
  <semantics>
    <mrow>
      <mi>f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=</mo>
        <mi mathvariant="normal">α</mi>
      </mrow>
    </mrow>
    <annotation encoding="StarMath 5.0">f( x_0 ) = %alpha</annotation>
  </semantics>
</math>
</file>

<file path=Object 15/content.xml><?xml version="1.0" encoding="utf-8"?>
<math xmlns="http://www.w3.org/1998/Math/MathML" display="block">
  <semantics>
    <mrow>
      <mi mathvariant="normal">δ</mi>
      <mrow>
        <mrow>
          <mo fence="true" stretchy="false">(</mo>
          <mrow>
            <mrow>
              <mi>t</mi>
              <mrow>
                <mi>'</mi>
                <mo stretchy="false">−</mo>
                <mi mathvariant="normal">τ</mi>
              </mrow>
            </mrow>
          </mrow>
          <mo fence="true" stretchy="false">)</mo>
        </mrow>
        <mo stretchy="false">=</mo>
        <mfrac>
          <mrow>
            <mi mathvariant="normal">δ</mi>
            <mrow>
              <mo fence="true" stretchy="false">(</mo>
              <mrow>
                <mrow>
                  <mi>t</mi>
                  <mrow>
                    <mi>'</mi>
                    <mo stretchy="false">−</mo>
                    <mi mathvariant="normal">τ</mi>
                  </mrow>
                </mrow>
              </mrow>
              <mo fence="true" stretchy="false">)</mo>
            </mrow>
          </mrow>
          <mrow>
            <mfrac>
              <mo stretchy="false">∂</mo>
              <mrow>
                <mo stretchy="false">∂</mo>
                <mi>t</mi>
                <mi>'</mi>
              </mrow>
            </mfrac>
            <mrow>
              <mo fence="true" stretchy="false">(</mo>
              <mrow>
                <mrow>
                  <mi>t</mi>
                  <mrow>
                    <mi>'</mi>
                    <mo stretchy="false">−</mo>
                    <mrow>
                      <mo fence="true" stretchy="false">(</mo>
                      <mrow>
                        <mrow>
                          <mrow>
                            <mi>t</mi>
                            <mo stretchy="false">−</mo>
                            <mfrac>
                              <mn>1</mn>
                              <mi>c</mi>
                            </mfrac>
                          </mrow>
                          <mrow>
                            <mo fence="true" stretchy="true">|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i>t</mi>
                                      <mi>'</mi>
                                    </mrow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</mrow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</mrow>
        </mfrac>
        <mo stretchy="false">=</mo>
        <mfrac>
          <mrow>
            <mi mathvariant="normal">δ</mi>
            <mrow>
              <mo fence="true" stretchy="false">(</mo>
              <mrow>
                <mrow>
                  <mi>t</mi>
                  <mrow>
                    <mi>'</mi>
                    <mo stretchy="false">−</mo>
                    <mi mathvariant="normal">τ</mi>
                  </mrow>
                </mrow>
              </mrow>
              <mo fence="true" stretchy="false">)</mo>
            </mrow>
          </mrow>
          <mrow>
            <mfrac>
              <mo stretchy="false">∂</mo>
              <mrow>
                <mo stretchy="false">∂</mo>
                <mi>t</mi>
                <mi>'</mi>
              </mrow>
            </mfrac>
            <mi>t</mi>
            <mrow>
              <mi>'</mi>
              <mo stretchy="false">−</mo>
              <mfrac>
                <mo stretchy="false">∂</mo>
                <mrow>
                  <mo stretchy="false">∂</mo>
                  <mi>t</mi>
                  <mi>'</mi>
                </mrow>
              </mfrac>
            </mrow>
            <mrow>
              <mi>t</mi>
              <mo stretchy="false">+</mo>
              <mfrac>
                <mn>1</mn>
                <mi>c</mi>
              </mfrac>
            </mrow>
            <mrow>
              <mo fence="true" stretchy="false">(</mo>
              <mrow>
                <mrow>
                  <mfrac>
                    <mo stretchy="false">∂</mo>
                    <mrow>
                      <mo stretchy="false">∂</mo>
                      <mi>t</mi>
                      <mi>'</mi>
                    </mrow>
                  </mfrac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row>
                              <mi>t</mi>
                              <mi>'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</mrow>
              <mo fence="true" stretchy="false">)</mo>
            </mrow>
          </mrow>
        </mfrac>
      </mrow>
    </mrow>
    <annotation encoding="StarMath 5.0">%delta ( t' - %tau ) = { %delta(t'-%tau) } over{ partial over { partial t' } { (t' - (t - 1 over c abs{ vec r - vec r_0(t') })) } } = { %delta(t' - %tau) } over { partial over {partial t'}t' - partial over { partial t' } t + 1 over c (partial over {partial t'} abs{vec r - vec r_0 (t')}) } </annotation>
  </semantics>
</math>
</file>

<file path=Object 16/content.xml><?xml version="1.0" encoding="utf-8"?>
<math xmlns="http://www.w3.org/1998/Math/MathML" display="block">
  <semantics>
    <mrow>
      <mi mathvariant="normal">δ</mi>
      <mrow>
        <mrow>
          <mo fence="true" stretchy="false">(</mo>
          <mrow>
            <mrow>
              <mi>t</mi>
              <mrow>
                <mi>'</mi>
                <mo stretchy="false">−</mo>
                <mi mathvariant="normal">τ</mi>
              </mrow>
            </mrow>
          </mrow>
          <mo fence="true" stretchy="false">)</mo>
        </mrow>
        <mo stretchy="false">=</mo>
        <mfrac>
          <mrow>
            <mi mathvariant="normal">δ</mi>
            <mrow>
              <mo fence="true" stretchy="false">(</mo>
              <mrow>
                <mrow>
                  <mi>t</mi>
                  <mrow>
                    <mi>'</mi>
                    <mo stretchy="false">−</mo>
                    <mi mathvariant="normal">τ</mi>
                  </mrow>
                </mrow>
              </mrow>
              <mo fence="true" stretchy="false">)</mo>
            </mrow>
          </mrow>
          <mrow>
            <mrow>
              <mn>1</mn>
              <mo stretchy="false">−</mo>
              <mover accent="true">
                <mi>n</mi>
                <mo stretchy="false">⃗</mo>
              </mover>
            </mrow>
            <mover accent="true">
              <mi mathvariant="normal">β</mi>
              <mo stretchy="false">⃗</mo>
            </mover>
          </mrow>
        </mfrac>
      </mrow>
    </mrow>
    <annotation encoding="StarMath 5.0">%delta ( t' - %tau ) = { {%delta(t' - %tau)} over { 1 - vec n vec %beta } }</annotation>
  </semantics>
</math>
</file>

<file path=Object 17/content.xml><?xml version="1.0" encoding="utf-8"?>
<math xmlns="http://www.w3.org/1998/Math/MathML" display="block">
  <semantics>
    <mrow>
      <mrow>
        <mover accent="true">
          <mi mathvariant="normal">β</mi>
          <mo stretchy="false">⃗</mo>
        </mover>
        <mo stretchy="false">=</mo>
        <mover accent="true">
          <mi>v</mi>
          <mo stretchy="false">⃗</mo>
        </mover>
      </mrow>
      <mrow>
        <mo fence="true" stretchy="false">(</mo>
        <mrow>
          <mrow>
            <mi>t</mi>
            <mi>'</mi>
          </mrow>
        </mrow>
        <mo fence="true" stretchy="false">)</mo>
      </mrow>
    </mrow>
    <annotation encoding="StarMath 5.0">vec %beta  = vec v ( t' )</annotation>
  </semantics>
</math>
</file>

<file path=Object 18/content.xml><?xml version="1.0" encoding="utf-8"?>
<math xmlns="http://www.w3.org/1998/Math/MathML" display="block">
  <semantics>
    <mrow>
      <mi>t</mi>
      <mrow>
        <mi>'</mi>
        <mo stretchy="false">=</mo>
        <mi mathvariant="normal">τ</mi>
      </mrow>
    </mrow>
    <annotation encoding="StarMath 5.0">t' = %tau</annotation>
  </semantics>
</math>
</file>

<file path=Object 19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frac>
          <mi>q</mi>
          <mrow>
            <mn>4</mn>
            <mi mathvariant="normal">π</mi>
            <msub>
              <mi mathvariant="normal">ε</mi>
              <mn>0</mn>
            </msub>
          </mrow>
        </mfrac>
      </mrow>
      <mfrac>
        <mn>1</mn>
        <mrow>
          <mrow>
            <mo fence="true" stretchy="true">|</mo>
            <mrow>
              <mrow>
                <mrow>
                  <mover accent="true">
                    <mi>r</mi>
                    <mo stretchy="false">⃗</mo>
                  </mover>
                  <mo stretchy="false">−</mo>
                  <mover accent="true">
                    <msub>
                      <mi>r</mi>
                      <mn>0</mn>
                    </msub>
                    <mo stretchy="false">⃗</mo>
                  </mover>
                </mrow>
                <mrow>
                  <mo fence="true" stretchy="false">(</mo>
                  <mrow>
                    <mrow>
                      <mi>t</mi>
                      <mi>'</mi>
                    </mrow>
                  </mrow>
                  <mo fence="true" stretchy="false">)</mo>
                </mrow>
              </mrow>
            </mrow>
            <mo fence="true" stretchy="true">|</mo>
          </mrow>
          <mrow>
            <mo fence="true" stretchy="false">(</mo>
            <mrow>
              <mrow>
                <mrow>
                  <mn>1</mn>
                  <mo stretchy="false">−</mo>
                  <mover accent="true">
                    <mi>n</mi>
                    <mo stretchy="false">⃗</mo>
                  </mover>
                </mrow>
                <mover accent="true">
                  <mi mathvariant="normal">β</mi>
                  <mo stretchy="false">⃗</mo>
                </mover>
              </mrow>
            </mrow>
            <mo fence="true" stretchy="false">)</mo>
          </mrow>
        </mrow>
      </mfrac>
    </mrow>
    <annotation encoding="StarMath 5.0">%phi ( vec r, t ) = q over{4%pi%varepsilon_0}  { 1 } over { abs{ vec r - vec r_0 (t') } (1 - vec n vec %beta) }</annotation>
  </semantics>
</math>
</file>

<file path=Object 2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over accent="true">
                  <mi>j</mi>
                  <mo stretchy="false">⃗</mo>
                </mover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>t</mi>
                      <mi>'</mi>
                    </mrow>
                  </mrow>
                  <mo fence="true" stretchy="false">)</mo>
                </mrow>
              </mrow>
              <mrow>
                <mn>4</mn>
                <mi mathvariant="normal">π</mi>
                <msub>
                  <mi mathvariant="normal">ε</mi>
                  <mn>0</mn>
                </msub>
                <msup>
                  <mi>c</mi>
                  <mn>2</mn>
                </msup>
                <mover accent="true">
                  <mi>r</mi>
                  <mo stretchy="false">⃗</mo>
                </mover>
              </mrow>
            </mfrac>
            <mi mathvariant="italic">dV</mi>
          </mrow>
        </mrow>
      </mrow>
    </mrow>
    <annotation encoding="StarMath 5.0">vec A( vec r,t ) = int { { vec j (vec r, t') } over { 4%pi %varepsilon_0 c^2 vec r } dV}</annotation>
  </semantics>
</math>
</file>

<file path=Object 20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frac>
          <mi>q</mi>
          <mrow>
            <mn>4</mn>
            <mi mathvariant="normal">π</mi>
            <msub>
              <mi mathvariant="normal">ε</mi>
              <mn>0</mn>
            </msub>
            <mi>c</mi>
          </mrow>
        </mfrac>
      </mrow>
      <mfrac>
        <mover accent="true">
          <mi mathvariant="normal">β</mi>
          <mo stretchy="false">⃗</mo>
        </mover>
        <mrow>
          <mrow>
            <mo fence="true" stretchy="true">|</mo>
            <mrow>
              <mrow>
                <mrow>
                  <mover accent="true">
                    <mi>r</mi>
                    <mo stretchy="false">⃗</mo>
                  </mover>
                  <mo stretchy="false">−</mo>
                  <mover accent="true">
                    <msub>
                      <mi>r</mi>
                      <mn>0</mn>
                    </msub>
                    <mo stretchy="false">⃗</mo>
                  </mover>
                </mrow>
                <mrow>
                  <mo fence="true" stretchy="false">(</mo>
                  <mrow>
                    <mrow>
                      <mi>t</mi>
                      <mi>'</mi>
                    </mrow>
                  </mrow>
                  <mo fence="true" stretchy="false">)</mo>
                </mrow>
              </mrow>
            </mrow>
            <mo fence="true" stretchy="true">|</mo>
          </mrow>
          <mrow>
            <mo fence="true" stretchy="false">(</mo>
            <mrow>
              <mrow>
                <mrow>
                  <mn>1</mn>
                  <mo stretchy="false">−</mo>
                  <mover accent="true">
                    <mi>n</mi>
                    <mo stretchy="false">⃗</mo>
                  </mover>
                </mrow>
                <mover accent="true">
                  <mi mathvariant="normal">β</mi>
                  <mo stretchy="false">⃗</mo>
                </mover>
              </mrow>
            </mrow>
            <mo fence="true" stretchy="false">)</mo>
          </mrow>
        </mrow>
      </mfrac>
    </mrow>
    <annotation encoding="StarMath 5.0">vec A ( vec r, t ) = q over{4%pi%varepsilon_0 c}  { vec %beta } over { abs{ vec r - vec r_0 (t') } (1 - vec n vec %beta) }</annotation>
  </semantics>
</math>
</file>

<file path=Object 21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over accent="true">
                  <mi>j</mi>
                  <mo stretchy="false">⃗</mo>
                </mover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 mathvariant="normal">%</mi>
                      <mi>'</mi>
                    </mrow>
                  </mrow>
                  <mo fence="true" stretchy="false">)</mo>
                </mrow>
              </mrow>
              <mrow>
                <mn>4</mn>
                <mi mathvariant="normal">π</mi>
                <msub>
                  <mi mathvariant="normal">ε</mi>
                  <mn>0</mn>
                </msub>
                <msup>
                  <mi>c</mi>
                  <mn>2</mn>
                </msup>
                <mover accent="true">
                  <mi>r</mi>
                  <mo stretchy="false">⃗</mo>
                </mover>
              </mrow>
            </mfrac>
            <mi mathvariant="italic">dV</mi>
          </mrow>
        </mrow>
      </mrow>
    </mrow>
    <annotation encoding="StarMath 5.0">vec A( vec r,t ) = int { { vec j (vec r,%t') } over { 4%pi %varepsilon_0 c^2 vec r } dV}</annotation>
  </semantics>
</math>
</file>

<file path=Object 22/content.xml><?xml version="1.0" encoding="utf-8"?>
<math xmlns="http://www.w3.org/1998/Math/MathML" display="block">
  <semantics>
    <mrow>
      <mover accent="true">
        <mi>r</mi>
        <mo stretchy="false">⃗</mo>
      </mover>
      <mo stretchy="false">=</mo>
      <mrow>
        <mo fence="true" stretchy="true">|</mo>
        <mrow>
          <mrow>
            <mrow>
              <mover accent="true">
                <mi>r</mi>
                <mo stretchy="false">⃗</mo>
              </mover>
              <mo stretchy="false">−</mo>
              <mover accent="true">
                <msub>
                  <mi>r</mi>
                  <mn>0</mn>
                </msub>
                <mo stretchy="false">⃗</mo>
              </mover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true">|</mo>
      </mrow>
    </mrow>
    <annotation encoding="StarMath 5.0">vec r  = abs{vec r - vec r_0(t')}
</annotation>
  </semantics>
</math>
</file>

<file path=Object 23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over accent="true">
                  <mi>j</mi>
                  <mo stretchy="false">⃗</mo>
                </mover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>t</mi>
                      <mi>'</mi>
                    </mrow>
                  </mrow>
                  <mo fence="true" stretchy="false">)</mo>
                </mrow>
              </mrow>
              <mrow>
                <mn>4</mn>
                <mi mathvariant="normal">π</mi>
                <msub>
                  <mi mathvariant="normal">ε</mi>
                  <mn>0</mn>
                </msub>
                <msup>
                  <mi>c</mi>
                  <mn>2</mn>
                </msup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row>
                            <mi>t</mi>
                            <mi>'</mi>
                          </mrow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row>
            </mfrac>
            <mi mathvariant="italic">dV</mi>
          </mrow>
        </mrow>
      </mrow>
    </mrow>
    <annotation encoding="StarMath 5.0">vec A( vec r,t ) = int { { vec j (vec r,t') } over { 4%pi %varepsilon_0 c^2 abs{ vec r - vec r_0(t') }} dV}</annotation>
  </semantics>
</math>
</file>

<file path=Object 24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frac>
          <mn>1</mn>
          <mrow>
            <mn>4</mn>
            <mi mathvariant="normal">π</mi>
            <msub>
              <mi mathvariant="normal">ε</mi>
              <mn>0</mn>
            </msub>
            <msup>
              <mi>c</mi>
              <mn>2</mn>
            </msup>
          </mrow>
        </mfrac>
      </mrow>
      <mrow>
        <mo stretchy="false">∫</mo>
        <mrow>
          <mfrac>
            <mrow>
              <mover accent="true">
                <mi>j</mi>
                <mo stretchy="false">⃗</mo>
              </mover>
              <mrow>
                <mo fence="true" stretchy="false">(</mo>
                <mrow>
                  <mrow>
                    <mover accent="true">
                      <mi>r</mi>
                      <mo stretchy="false">⃗</mo>
                    </mover>
                    <mi>,</mi>
                    <mi>t</mi>
                    <mi>'</mi>
                  </mrow>
                </mrow>
                <mo fence="true" stretchy="false">)</mo>
              </mrow>
            </mrow>
            <mrow>
              <mo fence="true" stretchy="true">|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row>
                        <mi>t</mi>
                        <mi>'</mi>
                      </mrow>
                    </mrow>
                    <mo fence="true" stretchy="false">)</mo>
                  </mrow>
                </mrow>
              </mrow>
              <mo fence="true" stretchy="true">|</mo>
            </mrow>
          </mfrac>
          <mi mathvariant="italic">dV</mi>
        </mrow>
      </mrow>
    </mrow>
    <annotation encoding="StarMath 5.0">vec A( vec r,t ) = 1over{4%pi %varepsilon_0 c^2}int { { vec j (vec r,t') } over { abs{ vec r - vec r_0 (t') }} dV}</annotation>
  </semantics>
</math>
</file>

<file path=Object 25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i mathvariant="normal">ρ</mi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>t</mi>
                      <mi>'</mi>
                    </mrow>
                  </mrow>
                  <mo fence="true" stretchy="false">)</mo>
                </mrow>
              </mrow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row>
                          <mi>t</mi>
                          <mi>'</mi>
                        </mrow>
                      </mrow>
                      <mo fence="true" stretchy="false">)</mo>
                    </mrow>
                  </mrow>
                </mrow>
                <mo fence="true" stretchy="true">|</mo>
              </mrow>
            </mfrac>
            <mi mathvariant="italic">dV</mi>
          </mrow>
        </mrow>
      </mrow>
    </mrow>
    <annotation encoding="StarMath 5.0">%phi( vec r,t ) = int { { %rho (vec r,t') } over { abs{ vec r - vec r_0 (t') }} dV}</annotation>
  </semantics>
</math>
</file>

<file path=Object 26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o stretchy="false">∫</mo>
            <mrow>
              <mfrac>
                <mrow>
                  <mi mathvariant="normal">ρ</mi>
                  <mrow>
                    <mo fence="true" stretchy="false">(</mo>
                    <mrow>
                      <mrow>
                        <mover accent="true">
                          <mi>r</mi>
                          <mo stretchy="false">⃗</mo>
                        </mover>
                        <mi>,</mi>
                        <mi>t</mi>
                        <mi>'</mi>
                      </mrow>
                    </mrow>
                    <mo fence="true" stretchy="false">)</mo>
                  </mrow>
                </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row>
                            <mi>t</mi>
                            <mi>'</mi>
                          </mrow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frac>
              <mi mathvariant="normal">δ</mi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τ</mi>
                    </mrow>
                  </mrow>
                </mrow>
                <mo fence="true" stretchy="false">)</mo>
              </mrow>
              <mi>d</mi>
              <mi mathvariant="normal">τ</mi>
              <mi mathvariant="italic">dV</mi>
            </mrow>
          </mrow>
        </mrow>
      </mrow>
    </mrow>
    <annotation encoding="StarMath 5.0">%phi( vec r,t ) = int int { { %rho (vec r, t') } over { abs{ vec r - vec r_0 (t') }} %delta(t' - %tau) d%tau dV}</annotation>
  </semantics>
</math>
</file>

<file path=Object 27/content.xml><?xml version="1.0" encoding="utf-8"?>
<math xmlns="http://www.w3.org/1998/Math/MathML" display="block">
  <semantics>
    <mrow>
      <mrow>
        <mi mathvariant="normal">τ</mi>
        <mo stretchy="false">=</mo>
        <mrow>
          <mi>t</mi>
          <mo stretchy="false">−</mo>
          <mfrac>
            <mn>1</mn>
            <mi>c</mi>
          </mfrac>
        </mrow>
      </mrow>
      <mrow>
        <mo fence="true" stretchy="true">|</mo>
        <mrow>
          <mrow>
            <mrow>
              <mover accent="true">
                <mi>r</mi>
                <mo stretchy="false">⃗</mo>
              </mover>
              <mo stretchy="false">−</mo>
              <mover accent="true">
                <msub>
                  <mi>r</mi>
                  <mn>0</mn>
                </msub>
                <mo stretchy="false">⃗</mo>
              </mover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true">|</mo>
      </mrow>
    </mrow>
    <annotation encoding="StarMath 5.0">%tau = t - 1 over c abs{ vec r - vec r_0 (t') }</annotation>
  </semantics>
</math>
</file>

<file path=Object 28/content.xml><?xml version="1.0" encoding="utf-8"?>
<math xmlns="http://www.w3.org/1998/Math/MathML" display="block">
  <semantics>
    <mrow>
      <mover accent="true">
        <mi>j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i>q</mi>
      </mrow>
      <mover accent="true">
        <mi>v</mi>
        <mo stretchy="false">⃗</mo>
      </mover>
      <mrow>
        <mo fence="true" stretchy="false">(</mo>
        <mrow>
          <mrow>
            <mi>t</mi>
            <mi>'</mi>
          </mrow>
        </mrow>
        <mo fence="true" stretchy="false">)</mo>
      </mrow>
      <mi mathvariant="normal">δ</mi>
      <mrow>
        <mo fence="true" stretchy="false">(</mo>
        <mrow>
          <mrow>
            <mrow>
              <mover accent="true">
                <mi>r</mi>
                <mo stretchy="false">⃗</mo>
              </mover>
              <mo stretchy="false">−</mo>
              <mover accent="true">
                <msub>
                  <mi>r</mi>
                  <mn>0</mn>
                </msub>
                <mo stretchy="false">⃗</mo>
              </mover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false">)</mo>
      </mrow>
    </mrow>
    <annotation encoding="StarMath 5.0">vec j( vec r, t ) = q vec v(t')%delta( vec r - vec r_0 (t') )</annotation>
  </semantics>
</math>
</file>

<file path=Object 29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o stretchy="false">∫</mo>
            <mrow>
              <mfrac>
                <mrow>
                  <mi>q</mi>
                  <mover accent="true">
                    <mi>v</mi>
                    <mo stretchy="false">⃗</mo>
                  </mover>
                  <mrow>
                    <mo fence="true" stretchy="false">(</mo>
                    <mrow>
                      <mrow>
                        <mi>t</mi>
                        <mi>'</mi>
                      </mrow>
                    </mrow>
                    <mo fence="true" stretchy="false">)</mo>
                  </mrow>
                  <mi mathvariant="normal">δ</mi>
                  <mrow>
                    <mo fence="true" stretchy="false">(</mo>
                    <mrow>
                      <mrow>
                        <mi>r</mi>
                        <mrow>
                          <mi>'</mi>
                          <mo stretchy="false">−</mo>
                          <mover accent="true">
                            <mi>r</mi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row>
                              <mi>t</mi>
                              <mi>'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row>
                            <mi>t</mi>
                            <mi>'</mi>
                          </mrow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frac>
              <mi mathvariant="normal">δ</mi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τ</mi>
                    </mrow>
                  </mrow>
                </mrow>
                <mo fence="true" stretchy="false">)</mo>
              </mrow>
              <mi>d</mi>
              <mi mathvariant="normal">τ</mi>
              <mi mathvariant="italic">dV</mi>
            </mrow>
          </mrow>
        </mrow>
      </mrow>
    </mrow>
    <annotation encoding="StarMath 5.0">vec A( vec r,t ) = int int { { q vec v(t') %delta(r' - vec r (t'))} over { abs{ vec r - vec r_0 (t')} } %delta(t' - %tau) d%tau dV}</annotation>
  </semantics>
</math>
</file>

<file path=Object 3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i mathvariant="normal">ρ</mi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 mathvariant="normal">%</mi>
                      <mi>'</mi>
                    </mrow>
                  </mrow>
                  <mo fence="true" stretchy="false">)</mo>
                </mrow>
              </mrow>
              <mrow>
                <mn>4</mn>
                <mi mathvariant="normal">π</mi>
                <msub>
                  <mi mathvariant="normal">ε</mi>
                  <mn>0</mn>
                </msub>
                <mover accent="true">
                  <mi>r</mi>
                  <mo stretchy="false">⃗</mo>
                </mover>
              </mrow>
            </mfrac>
            <mi mathvariant="italic">dV</mi>
          </mrow>
        </mrow>
      </mrow>
    </mrow>
    <annotation encoding="StarMath 5.0">%phi( vec r,t ) = int { { %rho (vec r,%t') } over { 4%pi %varepsilon_0 vec r } dV}</annotation>
  </semantics>
</math>
</file>

<file path=Object 30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i>q</mi>
      </mrow>
      <mrow>
        <mo stretchy="false">∫</mo>
        <mrow>
          <mfrac>
            <mrow>
              <mover accent="true">
                <mi>v</mi>
                <mo stretchy="false">⃗</mo>
              </mover>
              <mrow>
                <mo fence="true" stretchy="false">(</mo>
                <mrow>
                  <mrow>
                    <mi>t</mi>
                    <mi>'</mi>
                  </mrow>
                </mrow>
                <mo fence="true" stretchy="false">)</mo>
              </mrow>
              <mi mathvariant="normal">δ</mi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τ</mi>
                    </mrow>
                  </mrow>
                </mrow>
                <mo fence="true" stretchy="false">)</mo>
              </mrow>
            </mrow>
            <mrow>
              <mo fence="true" stretchy="true">|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row>
                        <mi>t</mi>
                        <mi>'</mi>
                      </mrow>
                    </mrow>
                    <mo fence="true" stretchy="false">)</mo>
                  </mrow>
                </mrow>
              </mrow>
              <mo fence="true" stretchy="true">|</mo>
            </mrow>
          </mfrac>
          <mi>d</mi>
          <mi mathvariant="normal">τ</mi>
        </mrow>
      </mrow>
    </mrow>
    <annotation encoding="StarMath 5.0">vec A ( vec r, t ) = q int { {vec v(t') %delta (t' - %tau) } over { abs{ vec r - vec r_0 (t') } }   d %tau }</annotation>
  </semantics>
</math>
</file>

<file path=Object 31/content.xml><?xml version="1.0" encoding="utf-8"?>
<math xmlns="http://www.w3.org/1998/Math/MathML" display="block">
  <semantics>
    <mrow>
      <mrow>
        <mo stretchy="false">∫</mo>
        <mi>g</mi>
      </mrow>
      <mrow>
        <mo fence="true" stretchy="false">(</mo>
        <mrow>
          <mi>x</mi>
        </mrow>
        <mo fence="true" stretchy="false">)</mo>
      </mrow>
      <mi mathvariant="normal">δ</mi>
      <mrow>
        <mo fence="true" stretchy="false">(</mo>
        <mrow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i mathvariant="normal">α</mi>
            </mrow>
          </mrow>
        </mrow>
        <mo fence="true" stretchy="false">)</mo>
      </mrow>
      <mrow>
        <mi mathvariant="italic">dx</mi>
        <mo stretchy="false">=</mo>
        <mfrac>
          <mrow>
            <mi>g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  <mrow>
            <mi>f</mi>
            <mi>'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</mfrac>
      </mrow>
    </mrow>
    <annotation encoding="StarMath 5.0">int g( x ) %delta ( f(x) - %alpha )dx = {g( x_0 ) }over{ f'(x_0) }</annotation>
  </semantics>
</math>
</file>

<file path=Object 32/content.xml><?xml version="1.0" encoding="utf-8"?>
<math xmlns="http://www.w3.org/1998/Math/MathML" display="block">
  <semantics>
    <mrow>
      <mi>f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=</mo>
        <mi mathvariant="normal">α</mi>
      </mrow>
    </mrow>
    <annotation encoding="StarMath 5.0">f( x_0 ) = %alpha</annotation>
  </semantics>
</math>
</file>

<file path=Object 33/content.xml><?xml version="1.0" encoding="utf-8"?>
<math xmlns="http://www.w3.org/1998/Math/MathML" display="block">
  <semantics>
    <mrow>
      <mi mathvariant="normal">δ</mi>
      <mrow>
        <mrow>
          <mo fence="true" stretchy="false">(</mo>
          <mrow>
            <mrow>
              <mi>t</mi>
              <mrow>
                <mi>'</mi>
                <mo stretchy="false">−</mo>
                <mi mathvariant="normal">τ</mi>
              </mrow>
            </mrow>
          </mrow>
          <mo fence="true" stretchy="false">)</mo>
        </mrow>
        <mo stretchy="false">=</mo>
        <mfrac>
          <mrow>
            <mi mathvariant="normal">δ</mi>
            <mrow>
              <mo fence="true" stretchy="false">(</mo>
              <mrow>
                <mrow>
                  <mi>t</mi>
                  <mrow>
                    <mi>'</mi>
                    <mo stretchy="false">−</mo>
                    <mi mathvariant="normal">τ</mi>
                  </mrow>
                </mrow>
              </mrow>
              <mo fence="true" stretchy="false">)</mo>
            </mrow>
          </mrow>
          <mrow>
            <mfrac>
              <mo stretchy="false">∂</mo>
              <mrow>
                <mo stretchy="false">∂</mo>
                <mi>t</mi>
                <mi>'</mi>
              </mrow>
            </mfrac>
            <mrow>
              <mo fence="true" stretchy="false">(</mo>
              <mrow>
                <mrow>
                  <mi>t</mi>
                  <mrow>
                    <mi>'</mi>
                    <mo stretchy="false">−</mo>
                    <mrow>
                      <mo fence="true" stretchy="false">(</mo>
                      <mrow>
                        <mrow>
                          <mrow>
                            <mi>t</mi>
                            <mo stretchy="false">−</mo>
                            <mfrac>
                              <mn>1</mn>
                              <mi>c</mi>
                            </mfrac>
                          </mrow>
                          <mrow>
                            <mo fence="true" stretchy="true">|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i>t</mi>
                                      <mi>'</mi>
                                    </mrow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</mrow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</mrow>
        </mfrac>
        <mo stretchy="false">=</mo>
        <mfrac>
          <mrow>
            <mi mathvariant="normal">δ</mi>
            <mrow>
              <mo fence="true" stretchy="false">(</mo>
              <mrow>
                <mrow>
                  <mi>t</mi>
                  <mrow>
                    <mi>'</mi>
                    <mo stretchy="false">−</mo>
                    <mi mathvariant="normal">τ</mi>
                  </mrow>
                </mrow>
              </mrow>
              <mo fence="true" stretchy="false">)</mo>
            </mrow>
          </mrow>
          <mrow>
            <mfrac>
              <mo stretchy="false">∂</mo>
              <mrow>
                <mo stretchy="false">∂</mo>
                <mi>t</mi>
                <mi>'</mi>
              </mrow>
            </mfrac>
            <mi>t</mi>
            <mrow>
              <mi>'</mi>
              <mo stretchy="false">−</mo>
              <mfrac>
                <mo stretchy="false">∂</mo>
                <mrow>
                  <mo stretchy="false">∂</mo>
                  <mi>t</mi>
                  <mi>'</mi>
                </mrow>
              </mfrac>
            </mrow>
            <mrow>
              <mi>t</mi>
              <mo stretchy="false">+</mo>
              <mfrac>
                <mn>1</mn>
                <mi>c</mi>
              </mfrac>
            </mrow>
            <mrow>
              <mo fence="true" stretchy="false">(</mo>
              <mrow>
                <mrow>
                  <mfrac>
                    <mo stretchy="false">∂</mo>
                    <mrow>
                      <mo stretchy="false">∂</mo>
                      <mi>t</mi>
                      <mi>'</mi>
                    </mrow>
                  </mfrac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row>
                              <mi>t</mi>
                              <mi>'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</mrow>
              <mo fence="true" stretchy="false">)</mo>
            </mrow>
          </mrow>
        </mfrac>
      </mrow>
    </mrow>
    <annotation encoding="StarMath 5.0">%delta ( t' - %tau ) = { %delta(t'-%tau) } over{ partial over { partial t' } { (t' - (t - 1 over c abs{ vec r - vec r_0(t') })) } } = { %delta(t' - %tau) } over { partial over {partial t'}t' - partial over { partial t' } t + 1 over c (partial over {partial t'} abs{vec r - vec r_0 (t')}) } </annotation>
  </semantics>
</math>
</file>

<file path=Object 34/content.xml><?xml version="1.0" encoding="utf-8"?>
<math xmlns="http://www.w3.org/1998/Math/MathML" display="block">
  <semantics>
    <mrow>
      <mi mathvariant="normal">δ</mi>
      <mrow>
        <mrow>
          <mo fence="true" stretchy="false">(</mo>
          <mrow>
            <mrow>
              <mi>t</mi>
              <mrow>
                <mi>'</mi>
                <mo stretchy="false">−</mo>
                <mi mathvariant="normal">τ</mi>
              </mrow>
            </mrow>
          </mrow>
          <mo fence="true" stretchy="false">)</mo>
        </mrow>
        <mo stretchy="false">=</mo>
        <mfrac>
          <mrow>
            <mi mathvariant="normal">δ</mi>
            <mrow>
              <mo fence="true" stretchy="false">(</mo>
              <mrow>
                <mrow>
                  <mi>t</mi>
                  <mrow>
                    <mi>'</mi>
                    <mo stretchy="false">−</mo>
                    <mi mathvariant="normal">τ</mi>
                  </mrow>
                </mrow>
              </mrow>
              <mo fence="true" stretchy="false">)</mo>
            </mrow>
          </mrow>
          <mrow>
            <mrow>
              <mn>1</mn>
              <mo stretchy="false">−</mo>
              <mover accent="true">
                <mi>n</mi>
                <mo stretchy="false">⃗</mo>
              </mover>
            </mrow>
            <mover accent="true">
              <mi mathvariant="normal">β</mi>
              <mo stretchy="false">⃗</mo>
            </mover>
          </mrow>
        </mfrac>
      </mrow>
    </mrow>
    <annotation encoding="StarMath 5.0">%delta ( t' - %tau ) = { {%delta(t' - %tau)} over { 1 - vec n vec %beta } }</annotation>
  </semantics>
</math>
</file>

<file path=Object 35/content.xml><?xml version="1.0" encoding="utf-8"?>
<math xmlns="http://www.w3.org/1998/Math/MathML" display="block">
  <semantics>
    <mrow>
      <mrow>
        <mover accent="true">
          <mi mathvariant="normal">β</mi>
          <mo stretchy="false">⃗</mo>
        </mover>
        <mo stretchy="false">=</mo>
        <mover accent="true">
          <mi>v</mi>
          <mo stretchy="false">⃗</mo>
        </mover>
      </mrow>
      <mrow>
        <mo fence="true" stretchy="false">(</mo>
        <mrow>
          <mrow>
            <mi>t</mi>
            <mi>'</mi>
          </mrow>
        </mrow>
        <mo fence="true" stretchy="false">)</mo>
      </mrow>
    </mrow>
    <annotation encoding="StarMath 5.0">vec %beta  = vec v ( t' )</annotation>
  </semantics>
</math>
</file>

<file path=Object 36/content.xml><?xml version="1.0" encoding="utf-8"?>
<math xmlns="http://www.w3.org/1998/Math/MathML" display="block">
  <semantics>
    <mrow>
      <mi>t</mi>
      <mrow>
        <mi>'</mi>
        <mo stretchy="false">=</mo>
        <mi mathvariant="normal">τ</mi>
      </mrow>
    </mrow>
    <annotation encoding="StarMath 5.0">t' = %tau</annotation>
  </semantics>
</math>
</file>

<file path=Object 37/content.xml><?xml version="1.0" encoding="utf-8"?>
<math xmlns="http://www.w3.org/1998/Math/MathML" display="block">
  <semantics>
    <mrow>
      <mfrac>
        <mi>d</mi>
        <mi mathvariant="italic">dt</mi>
      </mfrac>
      <mrow>
        <mrow>
          <mo fence="true" stretchy="true">(</mo>
          <mrow>
            <mrow>
              <mrow>
                <mfrac>
                  <mi>q</mi>
                  <mrow>
                    <mn>4</mn>
                    <mi mathvariant="normal">π</mi>
                  </mrow>
                </mfrac>
                <mo stretchy="false">+</mo>
                <msup>
                  <mi>c</mi>
                  <mn>2</mn>
                </msup>
              </mrow>
              <mo stretchy="false">∇</mo>
              <mover accent="true">
                <mi>A</mi>
                <mo stretchy="false">⃗</mo>
              </mover>
            </mrow>
          </mrow>
          <mo fence="true" stretchy="true">)</mo>
        </mrow>
        <mo stretchy="false">=</mo>
        <mn>0</mn>
      </mrow>
    </mrow>
    <annotation encoding="StarMath 5.0">d over{ dt } left( q over {4%pi} + c^2 nabla vec A right) = 0</annotation>
  </semantics>
</math>
</file>

<file path=Object 38/content.xml><?xml version="1.0" encoding="utf-8"?>
<math xmlns="http://www.w3.org/1998/Math/MathML" display="block">
  <semantics>
    <mrow>
      <mrow>
        <mfrac>
          <mrow>
            <mi>d</mi>
            <mi mathvariant="normal">ϕ</mi>
          </mrow>
          <mi mathvariant="italic">dt</mi>
        </mfrac>
        <mo stretchy="false">=</mo>
        <mfrac>
          <mi>d</mi>
          <mi mathvariant="italic">dt</mi>
        </mfrac>
      </mrow>
      <mrow>
        <mrow>
          <mo fence="true" stretchy="true">(</mo>
          <mrow>
            <mrow>
              <mfrac>
                <mi>q</mi>
                <mrow>
                  <mn>4</mn>
                  <mi mathvariant="normal">π</mi>
                  <msub>
                    <mi mathvariant="normal">ε</mi>
                    <mn>0</mn>
                  </msub>
                </mrow>
              </mfrac>
              <mfrac>
                <mn>1</mn>
                <mrow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frac>
            </mrow>
          </mrow>
          <mo fence="true" stretchy="true">)</mo>
        </mrow>
        <mo stretchy="false">=</mo>
        <mfrac>
          <mi>q</mi>
          <mrow>
            <mn>4</mn>
            <mi mathvariant="normal">π</mi>
            <msub>
              <mi mathvariant="normal">ε</mi>
              <mn>0</mn>
            </msub>
          </mrow>
        </mfrac>
      </mrow>
      <mfrac>
        <mrow>
          <mi>c</mi>
          <mover accent="true">
            <mi>n</mi>
            <mo stretchy="false">⃗</mo>
          </mover>
          <mrow>
            <mover accent="true">
              <mi mathvariant="normal">β</mi>
              <mo stretchy="false">⃗</mo>
            </mover>
            <mo stretchy="false">−</mo>
            <mi>c</mi>
          </mrow>
          <mrow>
            <msup>
              <mover accent="true">
                <mi mathvariant="normal">β</mi>
                <mo stretchy="false">⃗</mo>
              </mover>
              <mn>2</mn>
            </msup>
            <mo stretchy="false">+</mo>
            <mrow>
              <mo fence="true" stretchy="false">(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</mrow>
              <mo fence="true" stretchy="false">)</mo>
            </mrow>
          </mrow>
          <mover accent="true">
            <mover accent="true">
              <mi mathvariant="normal">β</mi>
              <mo stretchy="false">⃗</mo>
            </mover>
            <mo stretchy="false">˙</mo>
          </mover>
        </mrow>
        <mrow>
          <msup>
            <mrow>
              <mo fence="true" stretchy="false">(</mo>
              <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row>
              <mo fence="true" stretchy="false">)</mo>
            </mrow>
            <mn>2</mn>
          </msup>
          <msup>
            <mrow>
              <mo fence="true" stretchy="false">(</mo>
              <mrow>
                <mrow>
                  <mrow>
                    <mn>1</mn>
                    <mo stretchy="false">−</mo>
                    <mover accent="true">
                      <mi>n</mi>
                      <mo stretchy="false">⃗</mo>
                    </mover>
                  </mrow>
                  <mover accent="true">
                    <mi mathvariant="normal">β</mi>
                    <mo stretchy="false">⃗</mo>
                  </mover>
                </mrow>
              </mrow>
              <mo fence="true" stretchy="false">)</mo>
            </mrow>
            <mn>3</mn>
          </msup>
        </mrow>
      </mfrac>
    </mrow>
    <annotation encoding="StarMath 5.0">{d%phi} over {dt} = {d} over {dt} left( q over {4%pi%varepsilon_0} 1 over {abs{vec r - vec r_0(%tau)} (1 - vec n vec %beta)} right) = {q} over {4%pi%varepsilon_0 }{c vec n vec %beta - c {vec %beta}^2 + (vec r - vec r_0 (%tau))dot vec %beta}over{(abs{vec r - vec r_0 (%tau)})^2(1 - vec n vec %beta )^3}</annotation>
  </semantics>
</math>
</file>

<file path=Object 39/content.xml><?xml version="1.0" encoding="utf-8"?>
<math xmlns="http://www.w3.org/1998/Math/MathML" display="block">
  <semantics>
    <mrow>
      <mo stretchy="false">∇</mo>
      <mrow>
        <mover accent="true">
          <mi>A</mi>
          <mo stretchy="false">⃗</mo>
        </mover>
        <mo stretchy="false">=</mo>
        <mo stretchy="false">∇</mo>
      </mrow>
      <mrow>
        <mrow>
          <mo fence="true" stretchy="true">(</mo>
          <mrow>
            <mrow>
              <mfrac>
                <mrow>
                  <mo stretchy="false">−</mo>
                  <mi>q</mi>
                </mrow>
                <mrow>
                  <mn>4</mn>
                  <mi mathvariant="normal">π</mi>
                  <msub>
                    <mi mathvariant="normal">ε</mi>
                    <mn>0</mn>
                  </msub>
                  <mi>c</mi>
                </mrow>
              </mfrac>
              <mfrac>
                <mover accent="true">
                  <mi mathvariant="normal">β</mi>
                  <mo stretchy="false">⃗</mo>
                </mover>
                <mrow>
                  <msup>
                    <mrow>
                      <mo fence="true" stretchy="false">(</mo>
                      <mrow>
                        <mrow>
                          <mo fence="true" stretchy="true">|</mo>
                          <mrow>
                            <mrow>
                              <mrow>
                                <mover accent="true">
                                  <mi>r</mi>
                                  <mo stretchy="false">⃗</mo>
                                </mover>
                                <mo stretchy="false">−</mo>
                                <mover accent="true">
                                  <msub>
                                    <mi>r</mi>
                                    <mn>0</mn>
                                  </msub>
                                  <mo stretchy="false">⃗</mo>
                                </mover>
                              </mrow>
                              <mrow>
                                <mo fence="true" stretchy="false">(</mo>
                                <mrow>
                                  <mi mathvariant="normal">τ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true">|</mo>
                        </mrow>
                      </mrow>
                      <mo fence="true" stretchy="false">)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</mrow>
          <mo fence="true" stretchy="true">)</mo>
        </mrow>
        <mo stretchy="false">=</mo>
        <mfrac>
          <mrow>
            <mo stretchy="false">−</mo>
            <mi>q</mi>
          </mrow>
          <mrow>
            <mn>4</mn>
            <mi mathvariant="normal">π</mi>
            <msub>
              <mi mathvariant="normal">ε</mi>
              <mn>0</mn>
            </msub>
            <mi>c</mi>
          </mrow>
        </mfrac>
      </mrow>
      <mfrac>
        <mrow>
          <mover accent="true">
            <mi>n</mi>
            <mo stretchy="false">⃗</mo>
          </mover>
          <mrow>
            <mover accent="true">
              <mi mathvariant="normal">β</mi>
              <mo stretchy="false">⃗</mo>
            </mover>
            <mo stretchy="false">−</mo>
            <msup>
              <mover accent="true">
                <mi mathvariant="normal">β</mi>
                <mo stretchy="false">⃗</mo>
              </mover>
              <mn>2</mn>
            </msup>
            <mo stretchy="false">+</mo>
            <mrow>
              <mo fence="true" stretchy="false">(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</mrow>
              <mo fence="true" stretchy="false">)</mo>
            </mrow>
          </mrow>
          <mfrac>
            <mover accent="true">
              <mover accent="true">
                <mi mathvariant="normal">β</mi>
                <mo stretchy="false">⃗</mo>
              </mover>
              <mo stretchy="false">˙</mo>
            </mover>
            <mi>c</mi>
          </mfrac>
        </mrow>
        <mrow>
          <msup>
            <mrow>
              <mo fence="true" stretchy="false">(</mo>
              <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row>
              <mo fence="true" stretchy="false">)</mo>
            </mrow>
            <mn>2</mn>
          </msup>
          <msup>
            <mrow>
              <mo fence="true" stretchy="false">(</mo>
              <mrow>
                <mrow>
                  <mrow>
                    <mn>1</mn>
                    <mo stretchy="false">−</mo>
                    <mover accent="true">
                      <mi>n</mi>
                      <mo stretchy="false">⃗</mo>
                    </mover>
                  </mrow>
                  <mover accent="true">
                    <mi mathvariant="normal">β</mi>
                    <mo stretchy="false">⃗</mo>
                  </mover>
                </mrow>
              </mrow>
              <mo fence="true" stretchy="false">)</mo>
            </mrow>
            <mn>3</mn>
          </msup>
        </mrow>
      </mfrac>
    </mrow>
    <annotation encoding="StarMath 5.0">nabla vec A = nabla left(- q over { 4%pi%varepsilon_0 c }{vec %beta over {(abs{vec r - vec r_0 (%tau)} )^2(1- vec n vec %beta)^3}}right) = - q over {4%pi%varepsilon_0 c}{ {vec n vec %beta - {vec %beta}^2 + (vec r - vec r_0 (%tau))dot vec %beta over c}over{(abs{vec r - vec r_0 (%tau)} )^2(1- vec n vec %beta)^3} }</annotation>
  </semantics>
</math>
</file>

<file path=Object 4/content.xml><?xml version="1.0" encoding="utf-8"?>
<math xmlns="http://www.w3.org/1998/Math/MathML" display="block">
  <semantics>
    <mrow>
      <mover accent="true">
        <mi>r</mi>
        <mo stretchy="false">⃗</mo>
      </mover>
      <mo stretchy="false">=</mo>
      <mrow>
        <mo fence="true" stretchy="true">|</mo>
        <mrow>
          <mrow>
            <mrow>
              <mover accent="true">
                <mi>r</mi>
                <mo stretchy="false">⃗</mo>
              </mover>
              <mo stretchy="false">−</mo>
              <mover accent="true">
                <msub>
                  <mi>r</mi>
                  <mn>0</mn>
                </msub>
                <mo stretchy="false">⃗</mo>
              </mover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true">|</mo>
      </mrow>
    </mrow>
    <annotation encoding="StarMath 5.0">vec r  = abs{vec r - vec r_0(t')}
</annotation>
  </semantics>
</math>
</file>

<file path=Object 40/content.xml><?xml version="1.0" encoding="utf-8"?>
<math xmlns="http://www.w3.org/1998/Math/MathML" display="block">
  <semantics>
    <mrow>
      <mrow>
        <mo stretchy="false">−</mo>
        <mo stretchy="false">∇</mo>
      </mrow>
      <mrow>
        <mi mathvariant="normal">ϕ</mi>
        <mo stretchy="false">−</mo>
        <mfrac>
          <mrow>
            <mi>d</mi>
            <mover accent="true">
              <mi>A</mi>
              <mo stretchy="false">⃗</mo>
            </mover>
          </mrow>
          <mi mathvariant="italic">dt</mi>
        </mfrac>
      </mrow>
    </mrow>
    <annotation encoding="StarMath 5.0">- nabla %phi - { d vec A } over { dt }</annotation>
  </semantics>
</math>
</file>

<file path=Object 41/content.xml><?xml version="1.0" encoding="utf-8"?>
<math xmlns="http://www.w3.org/1998/Math/MathML" display="block">
  <semantics>
    <mtable>
      <mtr>
        <mtd>
          <mrow>
            <mrow>
              <mover accent="true">
                <mi>E</mi>
                <mo stretchy="false">⃗</mo>
              </mover>
              <mo stretchy="false">=</mo>
              <mfrac>
                <mi>q</mi>
                <mrow>
                  <mn>4</mn>
                  <mi mathvariant="normal">π</mi>
                  <msub>
                    <mi mathvariant="normal">ε</mi>
                    <mn>0</mn>
                  </msub>
                </mrow>
              </mfrac>
            </mrow>
            <mfrac>
              <mn>1</mn>
              <mrow>
                <msup>
                  <mrow>
                    <mo fence="true" stretchy="false">(</mo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  <mo fence="true" stretchy="false">)</mo>
                  </mrow>
                  <mn>2</mn>
                </msup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  <mn>3</mn>
                </msup>
              </mrow>
            </mfrac>
            <mrow>
              <mrow>
                <mo fence="true" stretchy="true">[</mo>
                <mrow>
                  <mrow>
                    <mover accent="true">
                      <mi>n</mi>
                      <mo stretchy="false">⃗</mo>
                    </mover>
                    <mrow>
                      <mrow>
                        <mo fence="true" stretchy="true">(</mo>
                        <mrow>
                          <mrow>
                            <mrow>
                              <mn>1</mn>
                              <mo stretchy="false">−</mo>
                              <msup>
                                <mover accent="true">
                                  <mi mathvariant="normal">β</mi>
                                  <mo stretchy="false">⃗</mo>
                                </mover>
                                <mn>2</mn>
                              </msup>
                              <mo stretchy="false">+</mo>
                              <mrow>
                                <mo fence="true" stretchy="false">(</mo>
                                <mrow>
                                  <mrow>
                                    <mrow>
                                      <mover accent="true">
                                        <mi>r</mi>
                                        <mo stretchy="false">⃗</mo>
                                      </mover>
                                      <mo stretchy="false">−</mo>
                                      <mover accent="true">
                                        <msub>
                                          <mi>r</mi>
                                          <mn>0</mn>
                                        </msub>
                                        <mo stretchy="false">⃗</mo>
                                      </mover>
                                    </mrow>
                                    <mrow>
                                      <mo fence="true" stretchy="false">(</mo>
                                      <mrow>
                                        <mi mathvariant="normal">τ</mi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  <mfrac>
                              <mover accent="true">
                                <mover accent="true">
                                  <mi mathvariant="normal">β</mi>
                                  <mo stretchy="false">⃗</mo>
                                </mover>
                                <mo stretchy="false">˙</mo>
                              </mover>
                              <mi>c</mi>
                            </mfrac>
                          </mrow>
                        </mrow>
                        <mo fence="true" stretchy="true">)</mo>
                      </mrow>
                      <mo stretchy="false">−</mo>
                      <mover accent="true">
                        <mi mathvariant="normal">β</mi>
                        <mo stretchy="false">⃗</mo>
                      </mover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−</mo>
              <mfrac>
                <mi>q</mi>
                <mrow>
                  <mn>4</mn>
                  <mi mathvariant="normal">π</mi>
                  <msub>
                    <mi mathvariant="normal">ε</mi>
                    <mn>0</mn>
                  </msub>
                  <mi>c</mi>
                </mrow>
              </mfrac>
            </mrow>
            <mfrac>
              <mi>c</mi>
              <mrow>
                <msup>
                  <mrow>
                    <mo fence="true" stretchy="false">(</mo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  <mo fence="true" stretchy="false">)</mo>
                  </mrow>
                  <mn>2</mn>
                </msup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  <mn>3</mn>
                </msup>
              </mrow>
            </mfrac>
            <mi>x</mi>
          </mrow>
        </mtd>
      </mtr>
      <mtr>
        <mtd columnalign="right">
          <mrow>
            <mi>x</mi>
            <mrow>
              <mrow>
                <mo fence="true" stretchy="true">[</mo>
                <mrow>
                  <mrow>
                    <mover accent="true">
                      <mi mathvariant="normal">β</mi>
                      <mo stretchy="false">⃗</mo>
                    </mover>
                    <mrow>
                      <mrow>
                        <mo fence="true" stretchy="true">(</mo>
                        <mrow>
                          <mrow>
                            <mover accent="true">
                              <mi>n</mi>
                              <mo stretchy="false">⃗</mo>
                            </mover>
                            <mrow>
                              <mover accent="true">
                                <mi mathvariant="normal">β</mi>
                                <mo stretchy="false">⃗</mo>
                              </mover>
                              <mo stretchy="false">−</mo>
                              <msup>
                                <mover accent="true">
                                  <mi mathvariant="normal">β</mi>
                                  <mo stretchy="false">⃗</mo>
                                </mover>
                                <mn>2</mn>
                              </msup>
                              <mo stretchy="false">+</mo>
                              <mrow>
                                <mo fence="true" stretchy="false">(</mo>
                                <mrow>
                                  <mrow>
                                    <mrow>
                                      <mover accent="true">
                                        <mi>r</mi>
                                        <mo stretchy="false">⃗</mo>
                                      </mover>
                                      <mo stretchy="false">−</mo>
                                      <mover accent="true">
                                        <msub>
                                          <mi>r</mi>
                                          <mn>0</mn>
                                        </msub>
                                        <mo stretchy="false">⃗</mo>
                                      </mover>
                                    </mrow>
                                    <mrow>
                                      <mo fence="true" stretchy="false">(</mo>
                                      <mrow>
                                        <mi mathvariant="normal">τ</mi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  <mfrac>
                              <mi mathvariant="normal">β</mi>
                              <mi>c</mi>
                            </mfrac>
                          </mrow>
                        </mrow>
                        <mo fence="true" stretchy="true">)</mo>
                      </mrow>
                      <mo stretchy="false">+</mo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=</mo>
              <mspace/>
            </mrow>
          </mrow>
        </mtd>
      </mtr>
    </mtable>
    <annotation encoding="StarMath 5.0">vec E = q over { 4%pi %varepsilon_0 } 1 over{ (abs{vec r - vec r_0(%tau)})^2(1 - vec n vec %beta)^3 } left[ vec n left( 1 - {vec %beta} ^2 + (vec r - vec r_0 (%tau))dot vec %beta over c right) - vec %beta (1 - vec n vec %beta) right] - q over { 4 %pi %varepsilon_0 c } c over { (abs{vec r - vec r_0(%tau)})^2(1 - vec n vec %beta)^3 } x newline alignr  x left[ vec %beta left( vec n vec %beta - {vec %beta}^2 + (vec r - vec r_0(%tau)) %beta over c right) + abs{vec r - vec r_0(%tau)} dot vec %beta over c(1- vec n vec %beta) right] = `</annotation>
  </semantics>
</math>
</file>

<file path=Object 42/content.xml><?xml version="1.0" encoding="utf-8"?>
<math xmlns="http://www.w3.org/1998/Math/MathML" display="block">
  <semantics>
    <mrow>
      <mfrac>
        <mi>q</mi>
        <mrow>
          <mn>4</mn>
          <mi mathvariant="normal">π</mi>
          <msub>
            <mi mathvariant="normal">ε</mi>
            <mn>0</mn>
          </msub>
        </mrow>
      </mfrac>
      <mfrac>
        <mn>1</mn>
        <mrow>
          <msup>
            <mrow>
              <mo fence="true" stretchy="false">(</mo>
              <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row>
              <mo fence="true" stretchy="false">)</mo>
            </mrow>
            <mn>2</mn>
          </msup>
          <msup>
            <mrow>
              <mo fence="true" stretchy="false">(</mo>
              <mrow>
                <mrow>
                  <mrow>
                    <mn>1</mn>
                    <mo stretchy="false">−</mo>
                    <mover accent="true">
                      <mi>n</mi>
                      <mo stretchy="false">⃗</mo>
                    </mover>
                  </mrow>
                  <mover accent="true">
                    <mi mathvariant="normal">β</mi>
                    <mo stretchy="false">⃗</mo>
                  </mover>
                </mrow>
              </mrow>
              <mo fence="true" stretchy="false">)</mo>
            </mrow>
            <mn>3</mn>
          </msup>
        </mrow>
      </mfrac>
    </mrow>
    <annotation encoding="StarMath 5.0">q over{ 4 %pi %varepsilon_0 } 1 over { (abs{vec r  - vec r_0 (%tau)})^2(1 - vec n vec %beta)^3 }</annotation>
  </semantics>
</math>
</file>

<file path=Object 43/content.xml><?xml version="1.0" encoding="utf-8"?>
<math xmlns="http://www.w3.org/1998/Math/MathML" display="block">
  <semantics>
    <mtable>
      <mtr>
        <mtd>
          <mrow>
            <mspace width="0.5em"/>
            <mo stretchy="false">=</mo>
            <mrow>
              <mrow>
                <mo fence="true" stretchy="true">[</mo>
                <mrow>
                  <mrow>
                    <mover accent="true">
                      <mi>n</mi>
                      <mo stretchy="false">⃗</mo>
                    </mover>
                    <mrow>
                      <mrow>
                        <mo fence="true" stretchy="true">(</mo>
                        <mrow>
                          <mrow>
                            <mrow>
                              <mn>1</mn>
                              <mo stretchy="false">−</mo>
                              <msup>
                                <mi mathvariant="normal">β</mi>
                                <mn>2</mn>
                              </msup>
                              <mo stretchy="false">+</mo>
                              <mrow>
                                <mo fence="true" stretchy="false">(</mo>
                                <mrow>
                                  <mrow>
                                    <mrow>
                                      <mover accent="true">
                                        <mi>r</mi>
                                        <mo stretchy="false">⃗</mo>
                                      </mover>
                                      <mo stretchy="false">−</mo>
                                      <mover accent="true">
                                        <msub>
                                          <mi>r</mi>
                                          <mn>0</mn>
                                        </msub>
                                        <mo stretchy="false">⃗</mo>
                                      </mover>
                                    </mrow>
                                    <mrow>
                                      <mo fence="true" stretchy="false">(</mo>
                                      <mrow>
                                        <mi mathvariant="normal">τ</mi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  <mfrac>
                              <mover accent="true">
                                <mover accent="true">
                                  <mi mathvariant="normal">β</mi>
                                  <mo stretchy="false">⃗</mo>
                                </mover>
                                <mo stretchy="false">˙</mo>
                              </mover>
                              <mi>c</mi>
                            </mfrac>
                          </mrow>
                        </mrow>
                        <mo fence="true" stretchy="true">)</mo>
                      </mrow>
                      <mo stretchy="false">−</mo>
                      <mi mathvariant="normal">β</mi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−</mo>
              <mrow>
                <mo fence="true" stretchy="true">[</mo>
                <mrow>
                  <mrow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  <mrow>
                      <mrow>
                        <mo fence="true" stretchy="true">(</mo>
                        <mrow>
                          <mrow>
                            <mover accent="true">
                              <mi>n</mi>
                              <mo stretchy="false">⃗</mo>
                            </mover>
                            <mrow>
                              <mover accent="true">
                                <mi mathvariant="normal">β</mi>
                                <mo stretchy="false">⃗</mo>
                              </mover>
                              <mo stretchy="false">−</mo>
                              <mover accent="true">
                                <msup>
                                  <mi mathvariant="normal">β</mi>
                                  <mn>2</mn>
                                </msup>
                                <mo stretchy="false">⃗</mo>
                              </mover>
                              <mo stretchy="false">+</mo>
                              <mrow>
                                <mo fence="true" stretchy="false">(</mo>
                                <mrow>
                                  <mrow>
                                    <mrow>
                                      <mover accent="true">
                                        <mi>r</mi>
                                        <mo stretchy="false">⃗</mo>
                                      </mover>
                                      <mo stretchy="false">−</mo>
                                      <mover accent="true">
                                        <msub>
                                          <mi>r</mi>
                                          <mn>0</mn>
                                        </msub>
                                        <mo stretchy="false">⃗</mo>
                                      </mover>
                                    </mrow>
                                    <mrow>
                                      <mo fence="true" stretchy="false">(</mo>
                                      <mrow>
                                        <mi mathvariant="normal">τ</mi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  <mfrac>
                              <mover accent="true">
                                <mover accent="true">
                                  <mi mathvariant="normal">β</mi>
                                  <mo stretchy="false">⃗</mo>
                                </mover>
                                <mo stretchy="false">˙</mo>
                              </mover>
                              <mi>c</mi>
                            </mfrac>
                          </mrow>
                        </mrow>
                        <mo fence="true" stretchy="true">)</mo>
                      </mrow>
                      <mo stretchy="false">+</mo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</mrow>
            <mo stretchy="false">=</mo>
            <mspace/>
          </mrow>
        </mtd>
      </mtr>
      <mtr>
        <mtd columnalign="left">
          <mrow>
            <mrow>
              <mspace width="0.5em"/>
              <mo stretchy="false">=</mo>
              <mover accent="true">
                <mi>n</mi>
                <mo stretchy="false">⃗</mo>
              </mover>
            </mrow>
            <mrow>
              <mrow>
                <mo fence="true" stretchy="true">(</mo>
                <mrow>
                  <mrow>
                    <mrow>
                      <mn>1</mn>
                      <mo stretchy="false">−</mo>
                      <mover accent="true">
                        <msup>
                          <mi mathvariant="normal">β</mi>
                          <mn>2</mn>
                        </msup>
                        <mo stretchy="false">⃗</mo>
                      </mover>
                      <mo stretchy="false">+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</mrow>
                </mrow>
                <mo fence="true" stretchy="true">)</mo>
              </mrow>
              <mo stretchy="false">−</mo>
              <mover accent="true">
                <mi mathvariant="normal">β</mi>
                <mo stretchy="false">⃗</mo>
              </mover>
              <mo stretchy="false">+</mo>
              <mover accent="true">
                <mi>n</mi>
                <mo stretchy="false">⃗</mo>
              </mover>
            </mrow>
            <mrow>
              <msup>
                <mover accent="true">
                  <mi mathvariant="normal">β</mi>
                  <mo stretchy="false">⃗</mo>
                </mover>
                <mn>2</mn>
              </msup>
              <mo stretchy="false">−</mo>
              <mover accent="true">
                <mi>n</mi>
                <mo stretchy="false">⃗</mo>
              </mover>
            </mrow>
            <mrow>
              <msup>
                <mover accent="true">
                  <mi mathvariant="normal">β</mi>
                  <mo stretchy="false">⃗</mo>
                </mover>
                <mn>2</mn>
              </msup>
              <mo stretchy="false">+</mo>
              <msup>
                <mover accent="true">
                  <mi mathvariant="normal">β</mi>
                  <mo stretchy="false">⃗</mo>
                </mover>
                <mn>3</mn>
              </msup>
              <mo stretchy="false">−</mo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over accent="true">
                <mi mathvariant="normal">β</mi>
                <mo stretchy="false">⃗</mo>
              </mover>
              <mo stretchy="false">−</mo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row>
                <mo fence="true" stretchy="false">(</mo>
                <mrow>
                  <mrow>
                    <mrow>
                      <mn>1</mn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row>
                <mover accent="true">
                  <mi>n</mi>
                  <mo stretchy="false">⃗</mo>
                </mover>
                <mo stretchy="false">−</mo>
                <msup>
                  <mover accent="true">
                    <mi mathvariant="normal">β</mi>
                    <mo stretchy="false">⃗</mo>
                  </mover>
                  <mn>2</mn>
                </msup>
              </mrow>
            </mrow>
            <mrow>
              <mover accent="true">
                <mi>n</mi>
                <mo stretchy="false">⃗</mo>
              </mover>
              <mo stretchy="false">+</mo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over accent="true">
                <mi>n</mi>
                <mo stretchy="false">⃗</mo>
              </mover>
              <mo stretchy="false">−</mo>
              <mover accent="true">
                <mi mathvariant="normal">β</mi>
                <mo stretchy="false">⃗</mo>
              </mover>
              <mo stretchy="false">+</mo>
              <msup>
                <mover accent="true">
                  <mi mathvariant="normal">β</mi>
                  <mo stretchy="false">⃗</mo>
                </mover>
                <mn>3</mn>
              </msup>
              <mo stretchy="false">−</mo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over accent="true">
                <mi mathvariant="normal">β</mi>
                <mo stretchy="false">⃗</mo>
              </mover>
              <mo stretchy="false">−</mo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row>
                <mo fence="true" stretchy="false">(</mo>
                <mrow>
                  <mrow>
                    <mrow>
                      <mn>1</mn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row>
                <mo fence="true" stretchy="false">(</mo>
                <mrow>
                  <mrow>
                    <mover accent="true">
                      <mi>n</mi>
                      <mo stretchy="false">⃗</mo>
                    </mover>
                    <mo stretchy="false">−</mo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</mrow>
            <mrow>
              <mrow>
                <mo fence="true" stretchy="true">(</mo>
                <mrow>
                  <mrow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</mrow>
                </mrow>
                <mo fence="true" stretchy="true">)</mo>
              </mrow>
              <mo stretchy="false">+</mo>
              <mover accent="true">
                <mi>n</mi>
                <mo stretchy="false">⃗</mo>
              </mover>
            </mrow>
            <mrow>
              <mrow>
                <mo fence="true" stretchy="false">(</mo>
                <mrow>
                  <mrow>
                    <mn>1</mn>
                    <mo stretchy="false">−</mo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</mrow>
                </mrow>
                <mo fence="true" stretchy="false">)</mo>
              </mrow>
              <mo stretchy="false">−</mo>
              <mover accent="true">
                <mi mathvariant="normal">β</mi>
                <mo stretchy="false">⃗</mo>
              </mover>
            </mrow>
            <mrow>
              <mrow>
                <mo fence="true" stretchy="false">(</mo>
                <mrow>
                  <mrow>
                    <mn>1</mn>
                    <mo stretchy="false">−</mo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</mrow>
                </mrow>
                <mo fence="true" stretchy="false">)</mo>
              </mrow>
              <mo stretchy="false">−</mo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row>
                <mo fence="true" stretchy="false">(</mo>
                <mrow>
                  <mrow>
                    <mrow>
                      <mn>1</mn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row>
                <mo fence="true" stretchy="false">(</mo>
                <mrow>
                  <mrow>
                    <mover accent="true">
                      <mi>n</mi>
                      <mo stretchy="false">⃗</mo>
                    </mover>
                    <mo stretchy="false">−</mo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</mrow>
            <mrow>
              <mrow>
                <mo fence="true" stretchy="true">(</mo>
                <mrow>
                  <mrow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</mrow>
                </mrow>
                <mo fence="true" stretchy="true">)</mo>
              </mrow>
              <mo stretchy="false">+</mo>
              <mrow>
                <mo fence="true" stretchy="false">(</mo>
                <mrow>
                  <mrow>
                    <mover accent="true">
                      <mi>n</mi>
                      <mo stretchy="false">⃗</mo>
                    </mover>
                    <mo stretchy="false">−</mo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</mrow>
            <mrow>
              <mrow>
                <mo fence="true" stretchy="false">(</mo>
                <mrow>
                  <mrow>
                    <mn>1</mn>
                    <mo stretchy="false">−</mo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</mrow>
                </mrow>
                <mo fence="true" stretchy="false">)</mo>
              </mrow>
              <mo stretchy="false">−</mo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row>
                <mo fence="true" stretchy="false">(</mo>
                <mrow>
                  <mrow>
                    <mrow>
                      <mn>1</mn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row>
                <mo fence="true" stretchy="false">(</mo>
                <mrow>
                  <mrow>
                    <mover accent="true">
                      <mi>n</mi>
                      <mo stretchy="false">⃗</mo>
                    </mover>
                    <mo stretchy="false">−</mo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</mrow>
            <mrow>
              <mrow>
                <mo fence="true" stretchy="false">(</mo>
                <mrow>
                  <mrow>
                    <mn>1</mn>
                    <mo stretchy="false">−</mo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</mrow>
                </mrow>
                <mo fence="true" stretchy="false">)</mo>
              </mrow>
              <mo stretchy="false">+</mo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  <mrow>
              <mrow>
                <mo fence="true" stretchy="false">(</mo>
                <mrow>
                  <mrow>
                    <mover accent="true">
                      <mi>n</mi>
                      <mo stretchy="false">⃗</mo>
                    </mover>
                    <mo stretchy="false">−</mo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−</mo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  <mrow>
              <mo fence="true" stretchy="false">(</mo>
              <mrow>
                <mrow>
                  <mover accent="true">
                    <mi>n</mi>
                    <mo stretchy="false">⃗</mo>
                  </mover>
                  <mrow>
                    <mo fence="true" stretchy="false">(</mo>
                    <mrow>
                      <mrow>
                        <mover accent="true">
                          <mi>n</mi>
                          <mo stretchy="false">⃗</mo>
                        </mover>
                        <mo stretchy="false">−</mo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row>
              <mfrac>
                <mover accent="true">
                  <mover accent="true">
                    <mi mathvariant="normal">β</mi>
                    <mo stretchy="false">⃗</mo>
                  </mover>
                  <mo stretchy="false">˙</mo>
                </mover>
                <mi>c</mi>
              </mfrac>
              <mo stretchy="false">=</mo>
              <mspace/>
            </mrow>
          </mrow>
        </mtd>
      </mtr>
    </mtable>
    <annotation encoding="StarMath 5.0">`= left[ vec n left( 1 - %beta^2 + (vec r - vec r_0 (%tau)) dot vec %beta over c right) - %beta (1 - vec n vec %beta) right] - left[ dot vec %beta left(vec n vec %beta - vec %beta^2 + ( vec r - vec r_0(%tau))dot vec %beta over c right) + abs{vec r - vec r_0 (%tau)} dot vec %beta over c (1 - vec n vec %beta) right] = `
newline alignl `= vec n left( 1 - vec %beta^2 +(vec r - vec r_0 (%tau)) dot vec %beta over c right) - vec %beta + vec n {vec %beta}^2 - vec n {vec %beta}^2 + {vec %beta}^3 - ( vec r - vec r_0(%tau) )dot vec %beta over c vec %beta - abs{ vec r - vec r_0(%tau) } dot vec %beta over c( 1 - vec n vec %beta ) = `
newline alignl `= vec n - {vec %beta}^2 vec n + ( vec r - vec r_0(%tau) ) dot vec %beta over c vec n - vec %beta + {vec %beta}^3 - ( vec r - vec r_0 (%tau) )dot vec %beta over c vec %beta - abs{ vec r - vec r_0(%tau) }dot vec %beta over c ( 1 - vec n vec %beta)= `
newline alignl ` = ( vec n - vec %beta )left( (vec r - vec r_0 (%tau)) dot vec %beta over c right) + vec n ( 1 - {vec %beta}^2 ) - vec %beta ( 1 - {vec %beta}^2) - abs{vec r - vec r_0 (%tau)}dot vec %beta over c ( 1 - vec n vec %beta )=`
newline alignl `= ( vec n - vec %beta )left( (vec r - vec r_0 (%tau))dot vec %beta over c right) + ( vec n - vec %beta ) ( 1 - {vec %beta}^2 ) - abs{ vec r - vec r_0 (%tau) } dot vec %beta over c ( 1 - vec n vec %beta ) =`
newline alignl `=( vec n - vec %beta ) ( 1 - {vec %beta}^2 ) + abs{ vec r - vec r_0 (%tau) } ( vec n - vec %beta ) - abs{ vec r - vec r_0(%tau) }( vec n ( vec n - vec %beta))dot vec %beta over c=`</annotation>
  </semantics>
</math>
</file>

<file path=Object 44/content.xml><?xml version="1.0" encoding="utf-8"?>
<math xmlns="http://www.w3.org/1998/Math/MathML" display="block">
  <semantics>
    <mrow>
      <mrow>
        <mspace width="0.5em"/>
        <mo stretchy="false">=</mo>
        <mfrac>
          <mi>q</mi>
          <mrow>
            <mn>4</mn>
            <mi mathvariant="normal">π</mi>
            <msub>
              <mi mathvariant="normal">ε</mi>
              <mn>0</mn>
            </msub>
            <msup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  <mn>2</mn>
            </msup>
            <msup>
              <mrow>
                <mo fence="true" stretchy="false">(</mo>
                <mrow>
                  <mrow>
                    <mrow>
                      <mn>1</mn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n>3</mn>
            </msup>
          </mrow>
        </mfrac>
      </mrow>
      <mrow>
        <mo fence="true" stretchy="true">[</mo>
        <mrow>
          <mrow>
            <mrow>
              <mo fence="true" stretchy="false">(</mo>
              <mrow>
                <mrow>
                  <mover accent="true">
                    <mi>n</mi>
                    <mo stretchy="false">⃗</mo>
                  </mover>
                  <mo stretchy="false">−</mo>
                  <mover accent="true">
                    <mi mathvariant="normal">β</mi>
                    <mo stretchy="false">⃗</mo>
                  </mover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n>1</mn>
                    <mo stretchy="false">−</mo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</mrow>
                </mrow>
                <mo fence="true" stretchy="false">)</mo>
              </mrow>
              <mo stretchy="false">+</mo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  <mrow>
              <mo fence="true" stretchy="true">(</mo>
              <mrow>
                <mrow>
                  <mover accent="true">
                    <mi>n</mi>
                    <mo stretchy="false">⃗</mo>
                  </mover>
                  <mfrac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  <mi>c</mi>
                  </mfrac>
                </mrow>
              </mrow>
              <mo fence="true" stretchy="true">)</mo>
            </mrow>
            <mrow>
              <mrow>
                <mo fence="true" stretchy="false">(</mo>
                <mrow>
                  <mrow>
                    <mover accent="true">
                      <mi>n</mi>
                      <mo stretchy="false">⃗</mo>
                    </mover>
                    <mo stretchy="false">−</mo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−</mo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  <mrow>
              <mo fence="true" stretchy="false">(</mo>
              <mrow>
                <mrow>
                  <mover accent="true">
                    <mi>n</mi>
                    <mo stretchy="false">⃗</mo>
                  </mover>
                  <mrow>
                    <mo fence="true" stretchy="false">(</mo>
                    <mrow>
                      <mrow>
                        <mover accent="true">
                          <mi>n</mi>
                          <mo stretchy="false">⃗</mo>
                        </mover>
                        <mo stretchy="false">−</mo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</mrow>
        </mrow>
        <mo fence="true" stretchy="true">]</mo>
      </mrow>
    </mrow>
    <annotation encoding="StarMath 5.0">`=q over{ 4%pi %varepsilon_0 {abs{vec r - vec r_0(%tau)}}^2(1 - vec n vec %beta)^3 } left[ ( vec n -vec %beta) (1 - {vec %beta}^2) + abs {vec r - vec r_0(%tau)} left( vec n dot vec %beta over c right) (vec n - vec %beta) - abs {vec r - vec r_0(%tau)}(vec n (vec n - vec %beta))dot vec %beta over c right]</annotation>
  </semantics>
</math>
</file>

<file path=Object 45/content.xml><?xml version="1.0" encoding="utf-8"?>
<math xmlns="http://www.w3.org/1998/Math/MathML" display="block">
  <semantics>
    <mtable>
      <mtr>
        <mtd>
          <mrow>
            <mfrac>
              <mo stretchy="false">∂</mo>
              <mrow>
                <mo stretchy="false">∂</mo>
                <mi>t</mi>
                <mi>'</mi>
              </mrow>
            </mfrac>
            <mrow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row>
                          <mi>t</mi>
                          <mi>'</mi>
                        </mrow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=</mo>
              <mfrac>
                <mo stretchy="false">∂</mo>
                <mrow>
                  <mo stretchy="false">∂</mo>
                  <mi>t</mi>
                  <mi>'</mi>
                </mrow>
              </mfrac>
            </mrow>
            <mrow>
              <msqrt>
                <mrow>
                  <mrow>
                    <msup>
                      <mover accent="true">
                        <mi>r</mi>
                        <mo stretchy="false">⃗</mo>
                      </mover>
                      <mn>2</mn>
                    </msup>
                    <mo stretchy="false">−</mo>
                    <mn>2</mn>
                  </mrow>
                  <mover accent="true">
                    <mi>r</mi>
                    <mo stretchy="false">⃗</mo>
                  </mover>
                  <mover accent="true">
                    <msub>
                      <mi>r</mi>
                      <mn>0</mn>
                    </msub>
                    <mo stretchy="false">⃗</mo>
                  </mover>
                  <mrow>
                    <mrow>
                      <mo fence="true" stretchy="false">(</mo>
                      <mrow>
                        <mrow>
                          <mi>t</mi>
                          <mi>'</mi>
                        </mrow>
                      </mrow>
                      <mo fence="true" stretchy="false">)</mo>
                    </mrow>
                    <mo stretchy="false">+</mo>
                    <msup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  <mn>2</mn>
                    </msup>
                  </mrow>
                  <mrow>
                    <mo fence="true" stretchy="false">(</mo>
                    <mrow>
                      <mrow>
                        <mi>t</mi>
                        <mi>'</mi>
                      </mrow>
                    </mrow>
                    <mo fence="true" stretchy="false">)</mo>
                  </mrow>
                </mrow>
              </msqrt>
              <mo stretchy="false">=</mo>
              <mfrac>
                <mo stretchy="false">∂</mo>
                <mrow>
                  <mo stretchy="false">∂</mo>
                  <mi>t</mi>
                  <mi>'</mi>
                </mrow>
              </mfrac>
            </mrow>
            <mrow>
              <msup>
                <mrow>
                  <mo fence="true" stretchy="false">(</mo>
                  <mrow>
                    <mrow>
                      <mrow>
                        <msup>
                          <mover accent="true">
                            <mi>r</mi>
                            <mo stretchy="false">⃗</mo>
                          </mover>
                          <mn>2</mn>
                        </msup>
                        <mo stretchy="false">−</mo>
                        <mn>2</mn>
                      </mrow>
                      <mover accent="true">
                        <mi>r</mi>
                        <mo stretchy="false">⃗</mo>
                      </mover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  <mrow>
                        <mrow>
                          <mo fence="true" stretchy="false">(</mo>
                          <mrow>
                            <mrow>
                              <mi>t</mi>
                              <mi>'</mi>
                            </mrow>
                          </mrow>
                          <mo fence="true" stretchy="false">)</mo>
                        </mrow>
                        <mo stretchy="false">+</mo>
                        <msup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  <mn>2</mn>
                        </msup>
                      </mrow>
                      <mrow>
                        <mo fence="true" stretchy="false">(</mo>
                        <mrow>
                          <mrow>
                            <mi>t</mi>
                            <mi>'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row>
                  <mfrac>
                    <mrow>
                      <mspace width="2em"/>
                      <mo stretchy="false">∂</mo>
                    </mrow>
                    <mrow>
                      <mo stretchy="false">∂</mo>
                      <mi>t</mi>
                      <mi>'</mi>
                    </mrow>
                  </mfrac>
                  <mrow>
                    <mo fence="true" stretchy="false">(</mo>
                    <mrow>
                      <mrow>
                        <mrow>
                          <msup>
                            <mover accent="true">
                              <mi>r</mi>
                              <mo stretchy="false">⃗</mo>
                            </mover>
                            <mn>2</mn>
                          </msup>
                          <mo stretchy="false">−</mo>
                          <mn>2</mn>
                        </mrow>
                        <mover accent="true">
                          <mi>r</mi>
                          <mo stretchy="false">⃗</mo>
                        </mover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  <mrow>
                          <mrow>
                            <mo fence="true" stretchy="false">(</mo>
                            <mrow>
                              <mrow>
                                <mi>t</mi>
                                <mi>'</mi>
                              </mrow>
                            </mrow>
                            <mo fence="true" stretchy="false">)</mo>
                          </mrow>
                          <mo stretchy="false">+</mo>
                          <msup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  <mn>2</mn>
                          </msup>
                        </mrow>
                        <mrow>
                          <mo fence="true" stretchy="false">(</mo>
                          <mrow>
                            <mrow>
                              <mi>t</mi>
                              <mi>'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sup>
                  <mrow>
                    <mo fence="true" stretchy="false">(</mo>
                    <mrow>
                      <mrow>
                        <mrow>
                          <msup>
                            <mover accent="true">
                              <mi>r</mi>
                              <mo stretchy="false">⃗</mo>
                            </mover>
                            <mn>2</mn>
                          </msup>
                          <mo stretchy="false">−</mo>
                          <mn>2</mn>
                        </mrow>
                        <mover accent="true">
                          <mi>r</mi>
                          <mo stretchy="false">⃗</mo>
                        </mover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  <mrow>
                          <mrow>
                            <mo fence="true" stretchy="false">(</mo>
                            <mrow>
                              <mrow>
                                <mi>t</mi>
                                <mi>'</mi>
                              </mrow>
                            </mrow>
                            <mo fence="true" stretchy="false">)</mo>
                          </mrow>
                          <mo stretchy="false">+</mo>
                          <msup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  <mn>2</mn>
                          </msup>
                        </mrow>
                        <mrow>
                          <mo fence="true" stretchy="false">(</mo>
                          <mrow>
                            <mrow>
                              <mi>t</mi>
                              <mi>'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frac>
                    <mn>1</mn>
                    <mn>2</mn>
                  </mfrac>
                </msup>
              </mfrac>
              <mo stretchy="false">=</mo>
              <mfrac>
                <mrow>
                  <mn>2</mn>
                  <mrow>
                    <mo fence="true" stretchy="false">(</mo>
                    <mrow>
                      <mrow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  <mrow>
                          <mrow>
                            <mo fence="true" stretchy="false">(</mo>
                            <mrow>
                              <mrow>
                                <mi>t</mi>
                                <mi>'</mi>
                              </mrow>
                            </mrow>
                            <mo fence="true" stretchy="false">)</mo>
                          </mrow>
                          <mo stretchy="false">−</mo>
                          <mover accent="true">
                            <mi>r</mi>
                            <mo stretchy="false">⃗</mo>
                          </mover>
                        </mrow>
                      </mrow>
                    </mrow>
                    <mo fence="true" stretchy="false">)</mo>
                  </mrow>
                  <mover accent="true">
                    <mover accent="true">
                      <msub>
                        <mi>r</mi>
                        <mn>0</mn>
                      </msub>
                      <mo stretchy="false">⃗</mo>
                    </mover>
                    <mo stretchy="false">˙</mo>
                  </mover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  <mrow>
                  <mn>2</mn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</mfrac>
              <mo stretchy="false">=</mo>
              <mrow>
                <mo stretchy="false">−</mo>
                <mover accent="true">
                  <mi>n</mi>
                  <mo stretchy="false">⃗</mo>
                </mover>
              </mrow>
            </mrow>
            <mover accent="true">
              <mi>v</mi>
              <mo stretchy="false">⃗</mo>
            </mover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td>
      </mtr>
    </mtable>
    <annotation encoding="StarMath 5.0">partial over { partial t' } abs { vec r - vec r_0(t') } = partial over { partial t' } sqrt{ {vec r}^2 - 2 vec r vec r_0(t') + {vec r_0}^2 (t') } =  partial over { partial t' } ({ {vec r}^2 - 2 vec r vec r_0(t') + {vec r_0}^2 (t') })^{ 1 over 2 }  = `
newline alignl `= {{````partial} over { partial t' } ({ {vec r}^2 - 2 vec r vec r_0(t') + {vec r_0}^2 (t') }) } over { ({ {vec r}^2 - 2 vec r vec r_0(t') + {vec r_0}^2 (t') })^{1 over 2} } = {2( vec r_0(t') - vec r)dot vec r_0(%tau)} over { 2 abs {vec r - vec r_0(%tau)} } = -vec n vec v( t' )</annotation>
  </semantics>
</math>
</file>

<file path=Object 46/content.xml><?xml version="1.0" encoding="utf-8"?>
<math xmlns="http://www.w3.org/1998/Math/MathML" display="block">
  <semantics>
    <mtable>
      <mtr>
        <mtd columnalign="left">
          <mrow>
            <mfrac>
              <mi>d</mi>
              <mi mathvariant="italic">dt</mi>
            </mfrac>
            <mrow>
              <mfrac>
                <mn>1</mn>
                <mrow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i>d</mi>
                  <mi mathvariant="normal">τ</mi>
                </mrow>
                <mi mathvariant="italic">dt</mi>
              </mfrac>
            </mrow>
            <mfrac>
              <mi>d</mi>
              <mrow>
                <mi>d</mi>
                <mi mathvariant="normal">τ</mi>
              </mrow>
            </mfrac>
            <mrow>
              <mo fence="true" stretchy="true">(</mo>
              <mrow>
                <mfrac>
                  <mn>1</mn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frac>
              </mrow>
              <mo fence="true" stretchy="true">)</mo>
            </mrow>
          </mrow>
        </mtd>
      </mtr>
      <mtr>
        <mtd>
          <mrow/>
        </mtd>
      </mtr>
      <mtr>
        <mtd columnalign="left">
          <mrow>
            <mfrac>
              <mrow>
                <mspace width="2em"/>
                <mi>d</mi>
              </mrow>
              <mrow>
                <mi>d</mi>
                <mi mathvariant="normal">τ</mi>
              </mrow>
            </mfrac>
            <mrow>
              <mrow>
                <mo fence="true" stretchy="true">[</mo>
                <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=</mo>
              <mrow>
                <mo fence="true" stretchy="true">(</mo>
                <mrow>
                  <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i>r</mi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true">)</mo>
              </mrow>
              <mo stretchy="false">=</mo>
              <mfrac>
                <mi>d</mi>
                <mrow>
                  <mi>d</mi>
                  <mi mathvariant="normal">τ</mi>
                </mrow>
              </mfrac>
            </mrow>
            <mrow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−</mo>
              <mfrac>
                <mi>d</mi>
                <mrow>
                  <mi>d</mi>
                  <mi mathvariant="normal">τ</mi>
                </mrow>
              </mfrac>
            </mrow>
            <mrow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row>
                <mo stretchy="false">−</mo>
                <mover accent="true">
                  <mi>n</mi>
                  <mo stretchy="false">⃗</mo>
                </mover>
              </mrow>
            </mrow>
            <mover accent="true">
              <mi>v</mi>
              <mo stretchy="false">⃗</mo>
            </mover>
            <mrow>
              <mrow>
                <mrow>
                  <mo fence="true" stretchy="false">(</mo>
                  <mrow>
                    <mi mathvariant="normal">τ</mi>
                  </mrow>
                  <mo fence="true" stretchy="false">)</mo>
                </mrow>
                <mo stretchy="false">−</mo>
                <mrow>
                  <mo fence="true" stretchy="false">(</mo>
                  <mrow>
                    <mrow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row>
                        <mover accent="true">
                          <mi mathvariant="normal">β</mi>
                          <mo stretchy="false">⃗</mo>
                        </mover>
                        <mo stretchy="false">+</mo>
                        <mover accent="true">
                          <mover accent="true">
                            <mi mathvariant="normal">β</mi>
                            <mo stretchy="false">⃗</mo>
                          </mover>
                          <mo stretchy="false">˙</mo>
                        </mover>
                      </mrow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  <mo stretchy="false">=</mo>
              <mrow>
                <mo stretchy="false">−</mo>
                <mover accent="true">
                  <mi>n</mi>
                  <mo stretchy="false">⃗</mo>
                </mover>
              </mrow>
            </mrow>
            <mover accent="true">
              <mi>v</mi>
              <mo stretchy="false">⃗</mo>
            </mover>
            <mrow>
              <mi>c</mi>
              <mo stretchy="false">−</mo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i>r</mi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row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o stretchy="false">+</mo>
              <mi>c</mi>
            </mrow>
            <msup>
              <mover accent="true">
                <mi mathvariant="normal">β</mi>
                <mo stretchy="false">⃗</mo>
              </mover>
              <mn>2</mn>
            </msup>
          </mrow>
        </mtd>
      </mtr>
      <mtr>
        <mtd>
          <mrow/>
        </mtd>
      </mtr>
      <mtr>
        <mtd columnalign="left">
          <mrow>
            <mfrac>
              <mi>d</mi>
              <mi mathvariant="italic">dt</mi>
            </mfrac>
            <mrow>
              <mfrac>
                <mn>1</mn>
                <mrow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frac>
              <mo stretchy="false">=</mo>
              <mfrac>
                <mi>d</mi>
                <mrow>
                  <mi>d</mi>
                  <mi>t</mi>
                </mrow>
              </mfrac>
            </mrow>
            <mfrac>
              <mn>1</mn>
              <mrow>
                <msup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n>2</mn>
                </msup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  <mn>3</mn>
                </msup>
              </mrow>
            </mfrac>
            <mrow>
              <mo fence="true" stretchy="false">(</mo>
              <mrow>
                <mrow>
                  <mover accent="true">
                    <mi>n</mi>
                    <mo stretchy="false">⃗</mo>
                  </mover>
                  <mover accent="true">
                    <mi mathvariant="normal">β</mi>
                    <mo stretchy="false">⃗</mo>
                  </mover>
                  <mrow>
                    <mi>c</mi>
                    <mo stretchy="false">−</mo>
                    <mi>c</mi>
                  </mrow>
                  <mrow>
                    <msup>
                      <mi mathvariant="normal">β</mi>
                      <mn>2</mn>
                    </msup>
                    <mo stretchy="false">+</mo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over accent="true">
                    <mover accent="true">
                      <mi mathvariant="normal">β</mi>
                      <mo stretchy="false">⃗</mo>
                    </mover>
                    <mo stretchy="false">˙</mo>
                  </mover>
                </mrow>
              </mrow>
              <mo fence="true" stretchy="false">)</mo>
            </mrow>
          </mrow>
        </mtd>
      </mtr>
    </mtable>
    <annotation encoding="StarMath 5.0">alignl
d over { dt } 1 over { abs {vec r - vec r_0(%tau)} (1 - vec n vec %beta ) } = {d%tau}over { dt } d over { d%tau }left( 1 over {abs {vec r - vec r_0(%tau)} (1 - vec n vec %beta)} right)
newline newline
alignl
{````d} over {d%tau} left[abs {vec r - vec r_0(%tau)} (1 - vec n vec %beta) right] = left( abs{vec r - vec r_0 (%tau)} - (vec r - vec r(%tau)) vec %beta right) = d over { d %tau } abs {vec r - vec r_0(%tau)} - d over { d %tau } ((vec r - vec r_0 (%tau)) vec %beta) =`
newline alignl
`= - vec n vec v( %tau ) - ( (vec r - vec r_0 (%tau)) vec %beta + dot vec %beta (vec r - vec r_0(%tau))) = - vec n vec v c - (  vec r - vec r(%tau) )dot vec %beta + c 
{vec %beta }^2
newline
newline
alignl
d over { dt } 1 over { abs {vec r - vec r_0(%tau)} (1 - vec n vec %beta ) } =d over { d t } 1 over { {abs {vec r - vec r_0(%tau)}}^2 {(1 - vec n vec %beta )}^3 }( vec n vec %beta c - c %beta^2 + (vec r - vec r_0 (%tau)) dot vec %beta )</annotation>
  </semantics>
</math>
</file>

<file path=Object 47/content.xml><?xml version="1.0" encoding="utf-8"?>
<math xmlns="http://www.w3.org/1998/Math/MathML" display="block">
  <semantics>
    <mtable>
      <mtr>
        <mtd columnalign="left">
          <mrow>
            <mo stretchy="false">∇</mo>
            <mrow>
              <mfrac>
                <mn>1</mn>
                <mrow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frac>
              <mo stretchy="false">=</mo>
              <mfrac>
                <mo stretchy="false">∂</mo>
                <mrow>
                  <mo stretchy="false">∂</mo>
                  <mover accent="true">
                    <mi>r</mi>
                    <mo stretchy="false">⃗</mo>
                  </mover>
                </mrow>
              </mfrac>
            </mrow>
            <mrow>
              <mrow>
                <mo fence="true" stretchy="true">(</mo>
                <mrow>
                  <mfrac>
                    <mn>1</mn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+</mo>
              <mfrac>
                <mo stretchy="false">∂</mo>
                <mrow>
                  <mo stretchy="false">∂</mo>
                  <mi mathvariant="normal">τ</mi>
                </mrow>
              </mfrac>
            </mrow>
            <mrow>
              <mo fence="true" stretchy="true">(</mo>
              <mrow>
                <mfrac>
                  <mn>1</mn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frac>
              </mrow>
              <mo fence="true" stretchy="true">)</mo>
            </mrow>
            <mo stretchy="false">∇</mo>
            <mi mathvariant="normal">τ</mi>
          </mrow>
        </mtd>
      </mtr>
      <mtr>
        <mtd columnalign="left">
          <mrow>
            <mfrac>
              <mo stretchy="false">∂</mo>
              <mrow>
                <mo stretchy="false">∂</mo>
                <mover accent="true">
                  <mi>r</mi>
                  <mo stretchy="false">⃗</mo>
                </mover>
              </mrow>
            </mfrac>
            <mrow>
              <mfrac>
                <mn>1</mn>
                <mrow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frac>
                    <mo stretchy="false">∂</mo>
                    <mrow>
                      <mo stretchy="false">∂</mo>
                      <mover accent="true">
                        <mi>r</mi>
                        <mo stretchy="false">⃗</mo>
                      </mover>
                    </mrow>
                  </mfrac>
                  <mrow>
                    <mo fence="true" stretchy="false">(</mo>
                    <mrow>
                      <mrow>
                        <mrow>
                          <mo fence="true" stretchy="true">|</mo>
                          <mrow>
                            <mrow>
                              <mrow>
                                <mover accent="true">
                                  <mi>r</mi>
                                  <mo stretchy="false">⃗</mo>
                                </mover>
                                <mo stretchy="false">−</mo>
                                <mover accent="true">
                                  <msub>
                                    <mi>r</mi>
                                    <mn>0</mn>
                                  </msub>
                                  <mo stretchy="false">⃗</mo>
                                </mover>
                              </mrow>
                              <mrow>
                                <mo fence="true" stretchy="false">(</mo>
                                <mrow>
                                  <mi mathvariant="normal">τ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true">|</mo>
                        </mrow>
                        <mrow>
                          <mo fence="true" stretchy="false">(</mo>
                          <mrow>
                            <mrow>
                              <mrow>
                                <mn>1</mn>
                                <mo stretchy="false">−</mo>
                                <mover accent="true">
                                  <mi>n</mi>
                                  <mo stretchy="false">⃗</mo>
                                </mover>
                              </mrow>
                              <mover accent="true">
                                <mi mathvariant="normal">β</mi>
                                <mo stretchy="false">⃗</mo>
                              </mover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</mfrac>
              <mo stretchy="false">=</mo>
              <mfrac>
                <mrow>
                  <mfrac>
                    <mo stretchy="false">∂</mo>
                    <mrow>
                      <mo stretchy="false">∂</mo>
                      <mover accent="true">
                        <mi>r</mi>
                        <mo stretchy="false">⃗</mo>
                      </mover>
                    </mrow>
                  </mfrac>
                  <mrow>
                    <mo fence="true" stretchy="true">(</mo>
                    <mrow>
                      <mrow>
                        <mrow>
                          <mrow>
                            <mo fence="true" stretchy="true">|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−</mo>
                          <mrow>
                            <mo fence="true" stretchy="false">(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true">)</mo>
                  </mrow>
                </mrow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</mfrac>
            </mrow>
          </mrow>
        </mtd>
      </mtr>
      <mtr>
        <mtd columnalign="left">
          <mrow>
            <mfrac>
              <mo stretchy="false">∂</mo>
              <mrow>
                <mo stretchy="false">∂</mo>
                <mover accent="true">
                  <mi>r</mi>
                  <mo stretchy="false">⃗</mo>
                </mover>
              </mrow>
            </mfrac>
            <mrow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=</mo>
              <mfrac>
                <mo stretchy="false">∂</mo>
                <mrow>
                  <mo stretchy="false">∂</mo>
                  <mover accent="true">
                    <mi>r</mi>
                    <mo stretchy="false">⃗</mo>
                  </mover>
                </mrow>
              </mfrac>
            </mrow>
            <mrow>
              <msqrt>
                <mrow>
                  <mrow>
                    <msup>
                      <mover accent="true">
                        <mi>r</mi>
                        <mo stretchy="false">⃗</mo>
                      </mover>
                      <mn>2</mn>
                    </msup>
                    <mo stretchy="false">−</mo>
                    <mn>2</mn>
                  </mrow>
                  <mover accent="true">
                    <mi>r</mi>
                    <mo stretchy="false">⃗</mo>
                  </mover>
                  <mover accent="true">
                    <msub>
                      <mi>r</mi>
                      <mn>0</mn>
                    </msub>
                    <mo stretchy="false">⃗</mo>
                  </mover>
                  <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  <mo stretchy="false">+</mo>
                    <msup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  <mn>2</mn>
                    </msup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</msqrt>
              <mo stretchy="false">=</mo>
              <mfrac>
                <mrow>
                  <mfrac>
                    <mo stretchy="false">∂</mo>
                    <mrow>
                      <mo stretchy="false">∂</mo>
                      <mover accent="true">
                        <mi>r</mi>
                        <mo stretchy="false">⃗</mo>
                      </mover>
                    </mrow>
                  </mfrac>
                  <mrow>
                    <mo fence="true" stretchy="false">(</mo>
                    <mrow>
                      <mrow>
                        <mrow>
                          <msup>
                            <mover accent="true">
                              <mi>r</mi>
                              <mo stretchy="false">⃗</mo>
                            </mover>
                            <mn>2</mn>
                          </msup>
                          <mo stretchy="false">−</mo>
                          <mn>2</mn>
                        </mrow>
                        <mover accent="true">
                          <mi>r</mi>
                          <mo stretchy="false">⃗</mo>
                        </mover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  <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  <mo stretchy="false">+</mo>
                          <msup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  <mn>2</mn>
                          </msup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row>
                  <mn>2</mn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</mfrac>
              <mo stretchy="false">=</mo>
              <mfrac>
                <mrow>
                  <mn>2</mn>
                  <mrow>
                    <mo fence="true" stretchy="false">(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row>
                  <mn>2</mn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</mfrac>
              <mo stretchy="false">=</mo>
              <mover accent="true">
                <mi>n</mi>
                <mo stretchy="false">⃗</mo>
              </mover>
            </mrow>
          </mrow>
        </mtd>
      </mtr>
      <mtr>
        <mtd>
          <mrow/>
        </mtd>
      </mtr>
      <mtr>
        <mtd columnalign="left">
          <mrow>
            <mfrac>
              <mo stretchy="false">∂</mo>
              <mrow>
                <mo stretchy="false">∂</mo>
                <mover accent="true">
                  <mi>r</mi>
                  <mo stretchy="false">⃗</mo>
                </mover>
              </mrow>
            </mfrac>
            <mrow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over accent="true">
                <mi mathvariant="normal">β</mi>
                <mo stretchy="false">⃗</mo>
              </mover>
            </mrow>
            <mrow>
              <mrow>
                <mo fence="true" stretchy="false">(</mo>
                <mrow>
                  <mrow>
                    <mfrac>
                      <mo stretchy="false">∂</mo>
                      <mrow>
                        <mo stretchy="false">∂</mo>
                        <mover accent="true">
                          <mi>r</mi>
                          <mo stretchy="false">⃗</mo>
                        </mover>
                      </mrow>
                    </mfrac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frac>
              <mo stretchy="false">∂</mo>
              <mrow>
                <mo stretchy="false">∂</mo>
                <mover accent="true">
                  <mi>r</mi>
                  <mo stretchy="false">⃗</mo>
                </mover>
              </mrow>
            </mfrac>
            <mrow>
              <mover accent="true">
                <mi mathvariant="normal">β</mi>
                <mo stretchy="false">⃗</mo>
              </mover>
              <mo stretchy="false">=</mo>
              <mover accent="true">
                <mi mathvariant="normal">β</mi>
                <mo stretchy="false">⃗</mo>
              </mover>
            </mrow>
          </mrow>
        </mtd>
      </mtr>
      <mtr>
        <mtd>
          <mrow/>
        </mtd>
      </mtr>
      <mtr>
        <mtd columnalign="left">
          <mrow>
            <mfrac>
              <mo stretchy="false">∂</mo>
              <mrow>
                <mo stretchy="false">∂</mo>
                <mover accent="true">
                  <mi>r</mi>
                  <mo stretchy="false">⃗</mo>
                </mover>
              </mrow>
            </mfrac>
            <mrow>
              <mfrac>
                <mn>1</mn>
                <mrow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over accent="true">
                    <mi>n</mi>
                    <mo stretchy="false">⃗</mo>
                  </mover>
                  <mo stretchy="false">−</mo>
                  <mover accent="true">
                    <mi mathvariant="normal">β</mi>
                    <mo stretchy="false">⃗</mo>
                  </mover>
                </mrow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</mfrac>
              <mo stretchy="false">=</mo>
              <mfrac>
                <mrow>
                  <mrow>
                    <mo fence="true" stretchy="false">(</mo>
                    <mrow>
                      <mrow>
                        <mover accent="true">
                          <mi>n</mi>
                          <mo stretchy="false">⃗</mo>
                        </mover>
                        <mo stretchy="false">−</mo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</mrow>
        </mtd>
      </mtr>
      <mtr>
        <mtd columnalign="left">
          <mrow>
            <mfrac>
              <mo stretchy="false">∂</mo>
              <mrow>
                <mo stretchy="false">∂</mo>
                <mi mathvariant="normal">τ</mi>
              </mrow>
            </mfrac>
            <mfrac>
              <mn>1</mn>
              <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over accent="true">
                          <mi>n</mi>
                          <mo stretchy="false">⃗</mo>
                        </mover>
                      </mrow>
                      <mover accent="true">
                        <mi mathvariant="normal">β</mi>
                        <mo stretchy="false">⃗</mo>
                      </mover>
                    </mrow>
                  </mrow>
                  <mo fence="true" stretchy="false">)</mo>
                </mrow>
              </mrow>
            </mfrac>
            <mo stretchy="false">∇</mo>
            <mrow>
              <mi mathvariant="normal">τ</mi>
              <mo stretchy="false">=</mo>
              <mfrac>
                <mo stretchy="false">∂</mo>
                <mrow>
                  <mo stretchy="false">∂</mo>
                  <mi mathvariant="normal">τ</mi>
                </mrow>
              </mfrac>
            </mrow>
            <msup>
              <mrow>
                <mo fence="true" stretchy="true">(</mo>
                <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  <mrow>
                <mo stretchy="false">−</mo>
                <mn>1</mn>
              </mrow>
            </msup>
            <mo stretchy="false">∇</mo>
            <mrow>
              <mi mathvariant="normal">τ</mi>
              <mo stretchy="false">=</mo>
              <mfrac>
                <mrow>
                  <mo stretchy="false">−</mo>
                  <mrow>
                    <mfrac>
                      <mo stretchy="false">∂</mo>
                      <mrow>
                        <mo stretchy="false">∂</mo>
                        <mi mathvariant="normal">τ</mi>
                      </mrow>
                    </mfrac>
                    <mrow>
                      <mo fence="true" stretchy="true">(</mo>
                      <mrow>
                        <mrow>
                          <mrow>
                            <mo fence="true" stretchy="true">|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row>
                            <mo fence="true" stretchy="false">(</mo>
                            <mrow>
                              <mrow>
                                <mrow>
                                  <mn>1</mn>
                                  <mo stretchy="false">−</mo>
                                  <mover accent="true">
                                    <mi>n</mi>
                                    <mo stretchy="false">⃗</mo>
                                  </mover>
                                </mrow>
                                <mover accent="true">
                                  <mi mathvariant="normal">β</mi>
                                  <mo stretchy="false">⃗</mo>
                                </mover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</mrow>
                </mrow>
                <msup>
                  <mrow>
                    <mo fence="true" stretchy="true">(</mo>
                    <mrow>
                      <mrow>
                        <mrow>
                          <mo fence="true" stretchy="true">|</mo>
                          <mrow>
                            <msup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  <mn>2</mn>
                            </msup>
                          </mrow>
                          <mo fence="true" stretchy="true">|</mo>
                        </mrow>
                        <mrow>
                          <mo fence="true" stretchy="false">(</mo>
                          <mrow>
                            <mrow>
                              <mrow>
                                <mn>1</mn>
                                <mo stretchy="false">−</mo>
                                <mover accent="true">
                                  <mi>n</mi>
                                  <mo stretchy="false">⃗</mo>
                                </mover>
                              </mrow>
                              <mover accent="true">
                                <mi mathvariant="normal">β</mi>
                                <mo stretchy="false">⃗</mo>
                              </mover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  <mn>2</mn>
                </msup>
              </mfrac>
            </mrow>
            <mo stretchy="false">∇</mo>
            <mrow>
              <mi mathvariant="normal">τ</mi>
              <mo stretchy="false">=</mo>
              <mspace/>
            </mrow>
          </mrow>
        </mtd>
      </mtr>
      <mtr>
        <mtd>
          <mrow/>
        </mtd>
      </mtr>
      <mtr>
        <mtd columnalign="left">
          <mrow>
            <mspace width="0.5em"/>
            <mo stretchy="false">=</mo>
            <mfrac>
              <mrow>
                <mfrac>
                  <mo stretchy="false">∂</mo>
                  <mrow>
                    <mo stretchy="false">∂</mo>
                    <mi mathvariant="normal">τ</mi>
                  </mrow>
                </mfrac>
                <mrow>
                  <mo fence="true" stretchy="false">(</mo>
                  <mrow>
                    <mrow>
                      <mrow>
                        <mrow>
                          <mo fence="true" stretchy="true">|</mo>
                          <mrow>
                            <mrow>
                              <mrow>
                                <mover accent="true">
                                  <mi>r</mi>
                                  <mo stretchy="false">⃗</mo>
                                </mover>
                                <mo stretchy="false">−</mo>
                                <mover accent="true">
                                  <msub>
                                    <mi>r</mi>
                                    <mn>0</mn>
                                  </msub>
                                  <mo stretchy="false">⃗</mo>
                                </mover>
                              </mrow>
                              <mrow>
                                <mo fence="true" stretchy="false">(</mo>
                                <mrow>
                                  <mi mathvariant="normal">τ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true">|</mo>
                        </mrow>
                        <mo stretchy="false">−</mo>
                        <mrow>
                          <mo fence="true" stretchy="false">(</mo>
                          <mrow>
                            <mrow>
                              <mrow>
                                <mover accent="true">
                                  <mi>r</mi>
                                  <mo stretchy="false">⃗</mo>
                                </mover>
                                <mo stretchy="false">−</mo>
                                <mover accent="true">
                                  <msub>
                                    <mi>r</mi>
                                    <mn>0</mn>
                                  </msub>
                                  <mo stretchy="false">⃗</mo>
                                </mover>
                              </mrow>
                              <mrow>
                                <mo fence="true" stretchy="false">(</mo>
                                <mrow>
                                  <mi mathvariant="normal">τ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  <mover accent="true">
                        <mi mathvariant="normal">β</mi>
                        <mo stretchy="false">⃗</mo>
                      </mover>
                    </mrow>
                  </mrow>
                  <mo fence="true" stretchy="false">)</mo>
                </mrow>
                <mo stretchy="false">∇</mo>
                <mi mathvariant="normal">τ</mi>
              </mrow>
              <msup>
                <mrow>
                  <mo fence="true" stretchy="true">(</mo>
                  <mrow>
                    <mrow>
                      <mrow>
                        <mo fence="true" stretchy="true">|</mo>
                        <mrow>
                          <msup>
                            <mrow>
                              <mrow>
                                <mover accent="true">
                                  <mi>r</mi>
                                  <mo stretchy="false">⃗</mo>
                                </mover>
                                <mo stretchy="false">−</mo>
                                <mover accent="true">
                                  <msub>
                                    <mi>r</mi>
                                    <mn>0</mn>
                                  </msub>
                                  <mo stretchy="false">⃗</mo>
                                </mover>
                              </mrow>
                              <mrow>
                                <mo fence="true" stretchy="false">(</mo>
                                <mrow>
                                  <mi mathvariant="normal">τ</mi>
                                </mrow>
                                <mo fence="true" stretchy="false">)</mo>
                              </mrow>
                            </mrow>
                            <mn>2</mn>
                          </msup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n>2</mn>
              </msup>
            </mfrac>
          </mrow>
        </mtd>
      </mtr>
      <mtr>
        <mtd columnalign="left">
          <mrow>
            <mfrac>
              <mo stretchy="false">∂</mo>
              <mrow>
                <mo stretchy="false">∂</mo>
                <mi mathvariant="normal">τ</mi>
              </mrow>
            </mfrac>
            <mrow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=</mo>
              <mrow>
                <mo stretchy="false">−</mo>
                <mover accent="true">
                  <mi>n</mi>
                  <mo stretchy="false">⃗</mo>
                </mover>
              </mrow>
            </mrow>
            <mover accent="true">
              <mi>v</mi>
              <mo stretchy="false">⃗</mo>
            </mover>
          </mrow>
        </mtd>
      </mtr>
      <mtr>
        <mtd columnalign="left">
          <mrow>
            <mfrac>
              <mo stretchy="false">∂</mo>
              <mrow>
                <mo stretchy="false">∂</mo>
                <mi mathvariant="normal">τ</mi>
              </mrow>
            </mfrac>
            <mrow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over accent="true">
                <mi mathvariant="normal">β</mi>
                <mo stretchy="false">⃗</mo>
              </mover>
            </mrow>
            <mfrac>
              <mo stretchy="false">∂</mo>
              <mrow>
                <mo stretchy="false">∂</mo>
                <mi mathvariant="normal">τ</mi>
              </mrow>
            </mfrac>
            <mrow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row>
              <mfrac>
                <mrow>
                  <mo stretchy="false">∂</mo>
                  <mover accent="true">
                    <mi mathvariant="normal">β</mi>
                    <mo stretchy="false">⃗</mo>
                  </mover>
                </mrow>
                <mrow>
                  <mo stretchy="false">∂</mo>
                  <mi mathvariant="normal">τ</mi>
                </mrow>
              </mfrac>
              <mo stretchy="false">=</mo>
              <mrow>
                <mo stretchy="false">−</mo>
                <mover accent="true">
                  <mi mathvariant="normal">β</mi>
                  <mo stretchy="false">⃗</mo>
                </mover>
              </mrow>
            </mrow>
            <mrow>
              <mover accent="true">
                <mi>v</mi>
                <mo stretchy="false">⃗</mo>
              </mover>
              <mo stretchy="false">+</mo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over accent="true">
              <mover accent="true">
                <mi mathvariant="normal">β</mi>
                <mo stretchy="false">⃗</mo>
              </mover>
              <mo stretchy="false">˙</mo>
            </mover>
          </mrow>
        </mtd>
      </mtr>
      <mtr>
        <mtd columnalign="left">
          <mrow>
            <mo stretchy="false">∇</mo>
            <mrow>
              <mi mathvariant="normal">τ</mi>
              <mo stretchy="false">=</mo>
              <mfrac>
                <mfrac>
                  <mrow>
                    <mo stretchy="false">−</mo>
                    <mover accent="true">
                      <mi>n</mi>
                      <mo stretchy="false">⃗</mo>
                    </mover>
                  </mrow>
                  <mi>c</mi>
                </mfrac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over accent="true">
                          <mi>n</mi>
                          <mo stretchy="false">⃗</mo>
                        </mover>
                      </mrow>
                      <mover accent="true">
                        <mi mathvariant="normal">β</mi>
                        <mo stretchy="false">⃗</mo>
                      </mover>
                    </mrow>
                  </mrow>
                  <mo fence="true" stretchy="false">)</mo>
                </mrow>
              </mfrac>
            </mrow>
          </mrow>
        </mtd>
      </mtr>
      <mtr>
        <mtd columnalign="left">
          <mrow>
            <mfrac>
              <mo stretchy="false">∂</mo>
              <mrow>
                <mo stretchy="false">∂</mo>
                <mi mathvariant="normal">τ</mi>
              </mrow>
            </mfrac>
            <mfrac>
              <mn>1</mn>
              <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over accent="true">
                          <mi>n</mi>
                          <mo stretchy="false">⃗</mo>
                        </mover>
                      </mrow>
                      <mover accent="true">
                        <mi mathvariant="normal">β</mi>
                        <mo stretchy="false">⃗</mo>
                      </mover>
                    </mrow>
                  </mrow>
                  <mo fence="true" stretchy="false">)</mo>
                </mrow>
              </mrow>
            </mfrac>
            <mo stretchy="false">∇</mo>
            <mrow>
              <mi mathvariant="normal">τ</mi>
              <mo stretchy="false">=</mo>
              <mfrac>
                <mrow>
                  <mover accent="true">
                    <mi>n</mi>
                    <mo stretchy="false">⃗</mo>
                  </mover>
                  <mover accent="true">
                    <mi mathvariant="normal">β</mi>
                    <mo stretchy="false">⃗</mo>
                  </mover>
                  <mrow>
                    <mi>c</mi>
                    <mo stretchy="false">+</mo>
                    <mi>c</mi>
                  </mrow>
                  <mrow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  <mo stretchy="false">−</mo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over accent="true">
                    <mover accent="true">
                      <mi mathvariant="normal">β</mi>
                      <mo stretchy="false">⃗</mo>
                    </mover>
                    <mo stretchy="false">˙</mo>
                  </mover>
                </mrow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</mfrac>
            </mrow>
            <mrow>
              <mfrac>
                <mfrac>
                  <mrow>
                    <mo stretchy="false">−</mo>
                    <mover accent="true">
                      <mi>n</mi>
                      <mo stretchy="false">⃗</mo>
                    </mover>
                  </mrow>
                  <mi>c</mi>
                </mfrac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over accent="true">
                          <mi>n</mi>
                          <mo stretchy="false">⃗</mo>
                        </mover>
                      </mrow>
                      <mover accent="true">
                        <mi mathvariant="normal">β</mi>
                        <mo stretchy="false">⃗</mo>
                      </mover>
                    </mrow>
                  </mrow>
                  <mo fence="true" stretchy="false">)</mo>
                </mrow>
              </mfrac>
              <mo stretchy="false">=</mo>
              <mspace/>
            </mrow>
          </mrow>
        </mtd>
      </mtr>
      <mtr>
        <mtd columnalign="left">
          <mrow>
            <mspace width="0.5em"/>
            <mo stretchy="false">=</mo>
            <mfrac>
              <mrow>
                <mrow>
                  <mover accent="true">
                    <mi mathvariant="normal">β</mi>
                    <mo stretchy="false">⃗</mo>
                  </mover>
                  <mo stretchy="false">−</mo>
                  <mover accent="true">
                    <mi>n</mi>
                    <mo stretchy="false">⃗</mo>
                  </mover>
                </mrow>
                <mrow>
                  <msup>
                    <mover accent="true">
                      <mi mathvariant="normal">β</mi>
                      <mo stretchy="false">⃗</mo>
                    </mover>
                    <mn>2</mn>
                  </msup>
                  <mo stretchy="false">+</mo>
                  <mrow>
                    <mo fence="true" stretchy="false">(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frac>
                  <mover accent="true">
                    <mover accent="true">
                      <mi mathvariant="normal">β</mi>
                      <mo stretchy="false">⃗</mo>
                    </mover>
                    <mo stretchy="false">˙</mo>
                  </mover>
                  <mi>c</mi>
                </mfrac>
                <mover accent="true">
                  <mi>n</mi>
                  <mo stretchy="false">⃗</mo>
                </mover>
              </mrow>
              <mrow>
                <msup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n>2</mn>
                </msup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  <mn>3</mn>
                </msup>
              </mrow>
            </mfrac>
            <mo stretchy="false">=</mo>
            <mfrac>
              <mrow>
                <mrow>
                  <mover accent="true">
                    <mi mathvariant="normal">β</mi>
                    <mo stretchy="false">⃗</mo>
                  </mover>
                  <mo stretchy="false">+</mo>
                  <mover accent="true">
                    <mi>n</mi>
                    <mo stretchy="false">⃗</mo>
                  </mover>
                </mrow>
                <mrow>
                  <msup>
                    <mover accent="true">
                      <mi mathvariant="normal">β</mi>
                      <mo stretchy="false">⃗</mo>
                    </mover>
                    <mn>2</mn>
                  </msup>
                  <mo stretchy="false">−</mo>
                  <mrow>
                    <mo fence="true" stretchy="false">(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frac>
                  <mover accent="true">
                    <mover accent="true">
                      <mi mathvariant="normal">β</mi>
                      <mo stretchy="false">⃗</mo>
                    </mover>
                    <mo stretchy="false">˙</mo>
                  </mover>
                  <mi>c</mi>
                </mfrac>
                <mover accent="true">
                  <mi>n</mi>
                  <mo stretchy="false">⃗</mo>
                </mover>
              </mrow>
              <mrow>
                <msup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n>2</mn>
                </msup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  <mn>3</mn>
                </msup>
              </mrow>
            </mfrac>
            <mo stretchy="false">=</mo>
            <mfrac>
              <mrow>
                <mrow>
                  <mover accent="true">
                    <mrow>
                      <mo stretchy="false">−</mo>
                      <mi mathvariant="normal">β</mi>
                    </mrow>
                    <mo stretchy="false">⃗</mo>
                  </mover>
                  <mo stretchy="false">+</mo>
                  <mover accent="true">
                    <mi>n</mi>
                    <mo stretchy="false">⃗</mo>
                  </mover>
                </mrow>
                <mrow>
                  <msup>
                    <mover accent="true">
                      <mi mathvariant="normal">β</mi>
                      <mo stretchy="false">⃗</mo>
                    </mover>
                    <mn>2</mn>
                  </msup>
                  <mo stretchy="false">−</mo>
                  <mrow>
                    <mo fence="true" stretchy="false">(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frac>
                  <mover accent="true">
                    <mover accent="true">
                      <mi mathvariant="normal">β</mi>
                      <mo stretchy="false">⃗</mo>
                    </mover>
                    <mo stretchy="false">˙</mo>
                  </mover>
                  <mi>c</mi>
                </mfrac>
                <mover accent="true">
                  <mi>n</mi>
                  <mo stretchy="false">⃗</mo>
                </mover>
              </mrow>
              <mrow>
                <msup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n>2</mn>
                </msup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  <mn>3</mn>
                </msup>
              </mrow>
            </mfrac>
          </mrow>
        </mtd>
      </mtr>
    </mtable>
    <annotation encoding="StarMath 5.0">alignl nabla {alignc 1} over { abs {vec r - vec r_0(%tau)} (1 - vec n vec %beta ) } = {alignc partial} over { partial vec r } left( {alignc 1} over { abs {vec r - vec r_0(%tau)} (1 - vec n vec %beta ) } right) + partial over { partial %tau } left( {alignc 1} over { abs {vec r - vec r_0(%tau)} (1 - vec n vec %beta ) }  right) nabla %tau
newline alignl
partial over { partial vec r } {alignc 1} over { abs {vec r - vec r_0(%tau)} (1 - vec n vec %beta ) } = {partial over { partial vec r } ( { abs {vec r - vec r_0(%tau)} (1 - vec n vec %beta ) })} over {alignc {abs {vec r - vec r_0(%tau)}}^2 (1 - vec n vec %beta )^2 } = {partial over {partial vec r} left( abs{vec r  - vec r_0 (%tau)} - (vec r - vec r_0(%tau))vec %beta right) } over { alignc {abs {vec r - vec r_0(%tau)}}^2 (1 - vec n vec %beta )^2 }
newline alignl
partial over { partial vec r } abs{ vec r - vec r_0 (%tau) } = partial over { partial vec r } sqrt{ {vec r}^2 - 2 vec r vec r_0(%tau) + {vec r_0}^2(%tau) } = {partial over { partial vec r } ( {vec r}^2 - 2 vec r vec r_0(%tau) + {vec r_0}^2(%tau))} over { 2 abs {vec r - vec r_0 (%tau)} } = { 2 ( vec r - vec r_0 (%tau)) } over { 2 abs{ vec r - vec r_0 (%tau)} } = vec n
newline newline
alignl
partial over { partial vec r } ( (vec r - vec r_0 (%tau)) vec %beta ) = vec %beta ( partial over {partial vec r}(vec r - vec r_0 (%tau))) + ( vec r - vec r_0 (%tau) ) partial over { partial vec r } vec %beta = vec %beta
newline newline alignl
partial over { partial vec r } {alignc 1} over { abs {vec r - vec r_0(%tau)} (1 - vec n vec %beta ) } = {alignc{vec n - vec %beta} } over { {abs {vec r - vec r_0(%tau)}}^2 (1 - vec n vec %beta )^2 } = {alignc{(vec n - vec %beta)(1 - vec n vec %beta)} over { {abs {vec r - vec r_0(%tau)}}^2 (1 - vec n vec %beta )^3 }}
newline alignl
partial over { partial %tau } {alignc 1} over { {abs {vec r - vec r_0(%tau)}} (1 - vec n vec %beta ) } nabla %tau = partial over { partial %tau } left( {abs {vec r - vec r_0(%tau)}(1 - vec n vec %beta ) }right)^-1 nabla %tau =  -{{ partial } over { partial %tau }left( {abs {vec r - vec r_0(%tau)}(1 - vec n vec %beta ) }right)} over {alignc left( {abs {vec r - vec r_0(%tau)}^2(1 - vec n vec %beta ) }right)^2 }nabla %tau=`
newline newline alignl 
`= {partial over { partial %tau } (abs {vec r - vec r_0(%tau)} -(vec r - vec r_0 (%tau))vec %beta) nabla %tau} over { alignc left( {abs {vec r - vec r_0(%tau)}^2 (1 - vec n vec %beta ) }right)^2 }
newline alignl
partial over { partial %tau }abs{ vec r - vec r_0(%tau) } = - vec n vec v
newline alignl
partial over { partial %tau }( (vec r - vec r_0(%tau))vec %beta ) = vec %beta partial over { partial %tau }( vec r - vec r_0(%tau) ) + ( vec r - vec r_0(%tau) ){ partial vec %beta } over { partial %tau } =- vec %beta vec v + ( vec r - vec r_0(%tau) ) dot vec %beta 
newline alignl
nabla %tau = {alignc { - vec n over {alignc c} }} over( 1 - vec n vec %beta )
newline alignl
partial over { partial %tau } {alignc 1} over { {abs {vec r - vec r_0(%tau)}} (1 - vec n vec %beta ) } nabla %tau = {alignc vec n vec %beta c + c {vec %beta}^2 - (vec r - vec r_0 (%tau))dot vec %beta} over {alignc {abs {vec r - vec r_0(%tau)}}^2 (1 - vec n vec %beta )^2 } {alignc { - vec n over {alignc c} }} over( 1 - vec n vec %beta ) = `
newline alignl
` = {alignc vec %beta - vec n {vec %beta}^2 + (vec r - vec r_0 (%tau))dot vec %beta over c vec n} over {alignc {abs {vec r - vec r_0(%tau)}}^2 (1 - vec n vec %beta )^3 }={alignc vec %beta + vec n {vec %beta}^2 - (vec r - vec r_0 (%tau))dot vec %beta over c vec n} over {alignc {abs {vec r - vec r_0(%tau)}}^2 (1 - vec n vec %beta )^3 } = {alignc vec -%beta + vec n {vec %beta}^2 - (vec r - vec r_0 (%tau))dot vec %beta over c vec n} over {alignc {abs {vec r - vec r_0(%tau)}}^2 (1 - vec n vec %beta )^3 }</annotation>
  </semantics>
</math>
</file>

<file path=Object 48/content.xml><?xml version="1.0" encoding="utf-8"?>
<math xmlns="http://www.w3.org/1998/Math/MathML" display="block">
  <semantics>
    <mtable>
      <mtr>
        <mtd columnalign="left">
          <mrow>
            <mrow>
              <mfrac>
                <mrow>
                  <mrow>
                    <mo fence="true" stretchy="false">(</mo>
                    <mrow>
                      <mrow>
                        <mover accent="true">
                          <mi mathvariant="normal">β</mi>
                          <mo stretchy="false">⃗</mo>
                        </mover>
                        <mo stretchy="false">−</mo>
                        <mover accent="true">
                          <mi>n</mi>
                          <mo stretchy="false">⃗</mo>
                        </mover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  <mo stretchy="false">+</mo>
              <mfrac>
                <mrow>
                  <mrow>
                    <mrow>
                      <mo stretchy="false">−</mo>
                      <mover accent="true">
                        <mi mathvariant="normal">β</mi>
                        <mo stretchy="false">⃗</mo>
                      </mover>
                    </mrow>
                    <mo stretchy="false">+</mo>
                    <mover accent="true">
                      <mi>n</mi>
                      <mo stretchy="false">⃗</mo>
                    </mover>
                  </mrow>
                  <mrow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  <mo stretchy="false">−</mo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frac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  <mi>c</mi>
                  </mfrac>
                  <mover accent="true">
                    <mi>n</mi>
                    <mo stretchy="false">⃗</mo>
                  </mover>
                </mrow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o stretchy="false">=</mo>
            <mspace/>
          </mrow>
        </mtd>
      </mtr>
      <mtr>
        <mtd columnalign="left">
          <mrow>
            <mrow>
              <mspace width="0.5em"/>
              <mo stretchy="false">=</mo>
              <mfrac>
                <mn>1</mn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row>
              <mrow>
                <mo fence="true" stretchy="true">(</mo>
                <mrow>
                  <mrow>
                    <mrow>
                      <mo fence="true" stretchy="false">(</mo>
                      <mrow>
                        <mrow>
                          <mover accent="true">
                            <mi mathvariant="normal">β</mi>
                            <mo stretchy="false">⃗</mo>
                          </mover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</mrow>
                      <mo fence="true" stretchy="false">)</mo>
                    </mrow>
                    <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  <mo stretchy="false">−</mo>
                      <mover accent="true">
                        <mi mathvariant="normal">β</mi>
                        <mo stretchy="false">⃗</mo>
                      </mover>
                      <mo stretchy="false">+</mo>
                      <mover accent="true">
                        <mi>n</mi>
                        <mo stretchy="false">⃗</mo>
                      </mover>
                    </mrow>
                    <mrow>
                      <msup>
                        <mover accent="true">
                          <mi mathvariant="normal">β</mi>
                          <mo stretchy="false">⃗</mo>
                        </mover>
                        <mn>2</mn>
                      </msup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  <mover accent="true">
                      <mi>n</mi>
                      <mo stretchy="false">⃗</mo>
                    </mover>
                  </mrow>
                </mrow>
                <mo fence="true" stretchy="tru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n>1</mn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row>
              <mrow>
                <mo fence="true" stretchy="true">(</mo>
                <mrow>
                  <mrow>
                    <mrow>
                      <mover accent="true">
                        <mi mathvariant="normal">β</mi>
                        <mo stretchy="false">⃗</mo>
                      </mover>
                      <mo stretchy="false">−</mo>
                      <mover accent="true">
                        <mi>n</mi>
                        <mo stretchy="false">⃗</mo>
                      </mover>
                      <mo stretchy="false">−</mo>
                      <mover accent="true">
                        <mi>n</mi>
                        <mo stretchy="false">⃗</mo>
                      </mover>
                    </mrow>
                    <mrow>
                      <msup>
                        <mover accent="true">
                          <mi mathvariant="normal">β</mi>
                          <mo stretchy="false">⃗</mo>
                        </mover>
                        <mn>2</mn>
                      </msup>
                      <mo stretchy="false">+</mo>
                      <msup>
                        <mover accent="true">
                          <mi>n</mi>
                          <mo stretchy="false">⃗</mo>
                        </mover>
                        <mn>2</mn>
                      </msup>
                    </mrow>
                    <mrow>
                      <mover accent="true">
                        <mi mathvariant="normal">β</mi>
                        <mo stretchy="false">⃗</mo>
                      </mover>
                      <mo stretchy="false">−</mo>
                      <mover accent="true">
                        <mi mathvariant="normal">β</mi>
                        <mo stretchy="false">⃗</mo>
                      </mover>
                      <mo stretchy="false">+</mo>
                      <mover accent="true">
                        <mi>n</mi>
                        <mo stretchy="false">⃗</mo>
                      </mover>
                    </mrow>
                    <mrow>
                      <msup>
                        <mover accent="true">
                          <mi mathvariant="normal">β</mi>
                          <mo stretchy="false">⃗</mo>
                        </mover>
                        <mn>2</mn>
                      </msup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  <mover accent="true">
                      <mi>n</mi>
                      <mo stretchy="false">⃗</mo>
                    </mover>
                  </mrow>
                </mrow>
                <mo fence="true" stretchy="tru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n>1</mn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row>
              <mrow>
                <mo fence="true" stretchy="true">(</mo>
                <mrow>
                  <mrow>
                    <mrow>
                      <mover accent="true">
                        <mi mathvariant="normal">β</mi>
                        <mo stretchy="false">⃗</mo>
                      </mover>
                      <mo stretchy="false">−</mo>
                      <mover accent="true">
                        <mi>n</mi>
                        <mo stretchy="false">⃗</mo>
                      </mover>
                      <mo stretchy="false">−</mo>
                      <mover accent="true">
                        <mi>n</mi>
                        <mo stretchy="false">⃗</mo>
                      </mover>
                    </mrow>
                    <mrow>
                      <msup>
                        <mover accent="true">
                          <mi mathvariant="normal">β</mi>
                          <mo stretchy="false">⃗</mo>
                        </mover>
                        <mn>2</mn>
                      </msup>
                      <mo stretchy="false">+</mo>
                      <mover accent="true">
                        <mi mathvariant="normal">β</mi>
                        <mo stretchy="false">⃗</mo>
                      </mover>
                      <mo stretchy="false">−</mo>
                      <mover accent="true">
                        <mi mathvariant="normal">β</mi>
                        <mo stretchy="false">⃗</mo>
                      </mover>
                      <mo stretchy="false">+</mo>
                      <mover accent="true">
                        <mi>n</mi>
                        <mo stretchy="false">⃗</mo>
                      </mover>
                    </mrow>
                    <mrow>
                      <msup>
                        <mover accent="true">
                          <mi mathvariant="normal">β</mi>
                          <mo stretchy="false">⃗</mo>
                        </mover>
                        <mn>2</mn>
                      </msup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  <mover accent="true">
                      <mi>n</mi>
                      <mo stretchy="false">⃗</mo>
                    </mover>
                  </mrow>
                </mrow>
                <mo fence="true" stretchy="tru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n>1</mn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row>
              <mrow>
                <mo fence="true" stretchy="true">(</mo>
                <mrow>
                  <mrow>
                    <mrow>
                      <mrow>
                        <mo stretchy="false">−</mo>
                        <mover accent="true">
                          <mi>n</mi>
                          <mo stretchy="false">⃗</mo>
                        </mover>
                      </mrow>
                      <mo stretchy="false">+</mo>
                      <mover accent="true">
                        <mi>n</mi>
                        <mo stretchy="false">⃗</mo>
                      </mover>
                    </mrow>
                    <mrow>
                      <msup>
                        <mover accent="true">
                          <mi mathvariant="normal">β</mi>
                          <mo stretchy="false">⃗</mo>
                        </mover>
                        <mn>2</mn>
                      </msup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  <mrow>
                      <mover accent="true">
                        <mi>n</mi>
                        <mo stretchy="false">⃗</mo>
                      </mover>
                      <mo stretchy="false">+</mo>
                      <mover accent="true">
                        <mi mathvariant="normal">β</mi>
                        <mo stretchy="false">⃗</mo>
                      </mover>
                      <mo stretchy="false">−</mo>
                      <mover accent="true">
                        <mi>n</mi>
                        <mo stretchy="false">⃗</mo>
                      </mover>
                    </mrow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</mrow>
                </mrow>
                <mo fence="true" stretchy="tru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n>1</mn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row>
              <mo fence="true" stretchy="true">(</mo>
              <mrow>
                <mrow>
                  <mover accent="true">
                    <mi>n</mi>
                    <mo stretchy="false">⃗</mo>
                  </mover>
                  <mrow>
                    <mrow>
                      <mo fence="true" stretchy="true">(</mo>
                      <mrow>
                        <mrow>
                          <mrow>
                            <mn>2</mn>
                            <mo stretchy="false">−</mo>
                            <msup>
                              <mover accent="true">
                                <mi mathvariant="normal">β</mi>
                                <mo stretchy="false">⃗</mo>
                              </mover>
                              <mn>2</mn>
                            </msup>
                            <mo stretchy="false">+</mo>
                            <mrow>
                              <mo fence="true" stretchy="false">(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frac>
                            <mover accent="true">
                              <mover accent="true">
                                <mi mathvariant="normal">β</mi>
                                <mo stretchy="false">⃗</mo>
                              </mover>
                              <mo stretchy="false">˙</mo>
                            </mover>
                            <mi>c</mi>
                          </mfrac>
                        </mrow>
                      </mrow>
                      <mo fence="true" stretchy="true">)</mo>
                    </mrow>
                    <mo stretchy="false">+</mo>
                    <mover accent="true">
                      <mi mathvariant="normal">β</mi>
                      <mo stretchy="false">⃗</mo>
                    </mover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</mtd>
      </mtr>
    </mtable>
    <annotation encoding="StarMath 5.0">alignl

{alignc {(vec %beta - vec n)(1 - vec n vec %beta)}} over {alignc {abs {vec r - vec r_0(%tau)}}^2 (1 - vec n vec %beta )^3 } + {alignc  -vec %beta + vec n {vec %beta}^2 - (vec r - vec r_0 (%tau))dot vec %beta over c vec n} over {alignc {abs {vec r - vec r_0(%tau)}}^2 (1 - vec n vec %beta )^3 } =`
newline alignl 
`= {alignc 1 } over {alignc {abs {vec r - vec r_0(%tau)}}^2 (1 - vec n vec %beta )^3 }left( (vec %beta - vec n)(1 - vec n vec %beta) - vec %beta + vec n {vec %beta}^2 - (vec r - vec r_0(%tau))dot vec %beta over c vec n right) = `
newline alignl
`= {alignc 1 } over {alignc {abs {vec r - vec r_0(%tau)}}^2 (1 - vec n vec %beta )^3 }left( vec %beta - vec n - vec n {vec %beta}^2 + {vec n}^2 vec %beta - vec %beta + vec n {vec %beta}^2 - (vec r - vec r_0(%tau))dot vec %beta over c vec n right) = `
newline alignl
`= {alignc 1 } over {alignc {abs {vec r - vec r_0(%tau)}}^2 (1 - vec n vec %beta )^3 }left( vec %beta - vec n - vec n {vec %beta}^2 + vec %beta - vec %beta + vec n {vec %beta}^2 - (vec r - vec r_0(%tau))dot vec %beta over c vec n right) = `
newline alignl
`= {alignc 1 } over {alignc {abs {vec r - vec r_0(%tau)}}^2 (1 - vec n vec %beta )^3 }left( - vec n + vec n {vec %beta}^2 - (vec r - vec r_0 (%tau))dot vec %beta over c vec n + vec %beta  - vec n {vec %beta}^2 right) =`
newline alignl
`= {alignc 1 } over {alignc {abs {vec r - vec r_0(%tau)}}^2 (1 - vec n vec %beta )^3 }left( vec n left( 2 - {vec %beta}^2 + (vec r - vec r_0(%tau))dot vec %beta over c right) + vec %beta(1 - vec n vec %beta) right)</annotation>
  </semantics>
</math>
</file>

<file path=Object 49/content.xml><?xml version="1.0" encoding="utf-8"?>
<math xmlns="http://www.w3.org/1998/Math/MathML" display="block">
  <semantics>
    <mtable>
      <mtr>
        <mtd columnalign="left">
          <mrow>
            <mo stretchy="false">∇</mo>
            <mrow>
              <mrow>
                <mo fence="true" stretchy="true">(</mo>
                <mrow>
                  <mfrac>
                    <mrow>
                      <mover accent="true">
                        <mi mathvariant="normal">β</mi>
                        <mo stretchy="false">⃗</mo>
                      </mover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frac>
                <mrow>
                  <mo stretchy="false">−</mo>
                  <mn>1</mn>
                </mrow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</mfrac>
            </mrow>
            <mi>x</mi>
          </mrow>
        </mtd>
      </mtr>
      <mtr>
        <mtd columnalign="left">
          <mrow>
            <mi>x</mi>
            <mrow>
              <mo fence="true" stretchy="false">(</mo>
              <mrow>
                <mrow>
                  <mover accent="true">
                    <mi mathvariant="normal">β</mi>
                    <mo stretchy="false">⃗</mo>
                  </mover>
                  <mo stretchy="false">∇</mo>
                  <mrow>
                    <mrow>
                      <mo fence="true" stretchy="false">(</mo>
                      <mrow>
                        <mrow>
                          <mrow>
                            <mrow>
                              <mo fence="true" stretchy="true">|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o stretchy="false">−</mo>
                            <mrow>
                              <mo fence="true" stretchy="false">(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o stretchy="false">−</mo>
                    <mrow>
                      <mo fence="true" stretchy="false">(</mo>
                      <mrow>
                        <mrow>
                          <mrow>
                            <mrow>
                              <mo fence="true" stretchy="true">|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o stretchy="false">−</mo>
                            <mrow>
                              <mo fence="true" stretchy="false">(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  <mo stretchy="false">∇</mo>
                  <mover accent="true">
                    <mi mathvariant="normal">β</mi>
                    <mo stretchy="false">⃗</mo>
                  </mover>
                </mrow>
              </mrow>
              <mo fence="true" stretchy="false">)</mo>
            </mrow>
          </mrow>
        </mtd>
      </mtr>
      <mtr>
        <mtd columnalign="left">
          <mrow>
            <mo stretchy="false">∇</mo>
            <mrow>
              <mrow>
                <mo fence="true" stretchy="false">(</mo>
                <mrow>
                  <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frac>
                <mn>1</mn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over accent="true">
                          <mi>n</mi>
                          <mo stretchy="false">⃗</mo>
                        </mover>
                      </mrow>
                      <mover accent="true">
                        <mi mathvariant="normal">β</mi>
                        <mo stretchy="false">⃗</mo>
                      </mover>
                    </mrow>
                  </mrow>
                  <mo fence="true" stretchy="false">)</mo>
                </mrow>
              </mfrac>
            </mrow>
            <mrow>
              <mo fence="true" stretchy="true">[</mo>
              <mrow>
                <mrow>
                  <mover accent="true">
                    <mi>n</mi>
                    <mo stretchy="false">⃗</mo>
                  </mover>
                  <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sup>
                              <mover accent="true">
                                <mi mathvariant="normal">β</mi>
                                <mo stretchy="false">⃗</mo>
                              </mover>
                              <mn>2</mn>
                            </msup>
                            <mo stretchy="false">+</mo>
                            <mrow>
                              <mo fence="true" stretchy="false">(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frac>
                            <mover accent="true">
                              <mover accent="true">
                                <mi mathvariant="normal">β</mi>
                                <mo stretchy="false">⃗</mo>
                              </mover>
                              <mo stretchy="false">˙</mo>
                            </mover>
                            <mi>c</mi>
                          </mfrac>
                        </mrow>
                      </mrow>
                      <mo fence="true" stretchy="false">)</mo>
                    </mrow>
                    <mo stretchy="false">−</mo>
                    <mover accent="true">
                      <mi mathvariant="normal">β</mi>
                      <mo stretchy="false">⃗</mo>
                    </mover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true">]</mo>
            </mrow>
          </mrow>
        </mtd>
      </mtr>
      <mtr>
        <mtd columnalign="left">
          <mrow>
            <mo stretchy="false">∇</mo>
            <mrow>
              <mover accent="true">
                <mi mathvariant="normal">β</mi>
                <mo stretchy="false">⃗</mo>
              </mover>
              <mo stretchy="false">=</mo>
              <mfrac>
                <mo stretchy="false">∂</mo>
                <mrow>
                  <mo stretchy="false">∂</mo>
                  <mover accent="true">
                    <mi>r</mi>
                    <mo stretchy="false">⃗</mo>
                  </mover>
                </mrow>
              </mfrac>
            </mrow>
            <mrow>
              <mover accent="true">
                <mi mathvariant="normal">β</mi>
                <mo stretchy="false">⃗</mo>
              </mover>
              <mo stretchy="false">+</mo>
              <mfrac>
                <mo stretchy="false">∂</mo>
                <mrow>
                  <mo stretchy="false">∂</mo>
                  <mi mathvariant="normal">τ</mi>
                </mrow>
              </mfrac>
            </mrow>
            <mover accent="true">
              <mi mathvariant="normal">β</mi>
              <mo stretchy="false">⃗</mo>
            </mover>
            <mo stretchy="false">∇</mo>
            <mrow>
              <mi mathvariant="normal">τ</mi>
              <mo stretchy="false">=</mo>
              <mrow>
                <mn>0</mn>
                <mo stretchy="false">−</mo>
                <mover accent="true">
                  <mover accent="true">
                    <mi mathvariant="normal">β</mi>
                    <mo stretchy="false">⃗</mo>
                  </mover>
                  <mo stretchy="false">˙</mo>
                </mover>
              </mrow>
            </mrow>
            <mrow>
              <mfrac>
                <mfrac>
                  <mover accent="true">
                    <mi>n</mi>
                    <mo stretchy="false">⃗</mo>
                  </mover>
                  <mi>c</mi>
                </mfrac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over accent="true">
                          <mi>n</mi>
                          <mo stretchy="false">⃗</mo>
                        </mover>
                      </mrow>
                      <mover accent="true">
                        <mi mathvariant="normal">β</mi>
                        <mo stretchy="false">⃗</mo>
                      </mover>
                    </mrow>
                  </mrow>
                  <mo fence="true" stretchy="false">)</mo>
                </mrow>
              </mfrac>
              <mo stretchy="false">=</mo>
              <mrow>
                <mo stretchy="false">−</mo>
                <mover accent="true">
                  <mover accent="true">
                    <mi mathvariant="normal">β</mi>
                    <mo stretchy="false">⃗</mo>
                  </mover>
                  <mo stretchy="false">˙</mo>
                </mover>
              </mrow>
            </mrow>
            <mfrac>
              <mfrac>
                <mover accent="true">
                  <mi>n</mi>
                  <mo stretchy="false">⃗</mo>
                </mover>
                <mi>c</mi>
              </mfrac>
              <mrow>
                <mo fence="true" stretchy="false">(</mo>
                <mrow>
                  <mrow>
                    <mrow>
                      <mn>1</mn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</mfrac>
          </mrow>
        </mtd>
      </mtr>
      <mtr>
        <mtd columnalign="left">
          <mrow>
            <mrow>
              <mo fence="true" stretchy="false">(</mo>
              <mrow>
                <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−</mo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over accent="true">
                    <mi mathvariant="normal">β</mi>
                    <mo stretchy="false">⃗</mo>
                  </mover>
                </mrow>
              </mrow>
              <mo fence="true" stretchy="false">)</mo>
            </mrow>
            <mo stretchy="false">∇</mo>
            <mrow>
              <mover accent="true">
                <mi mathvariant="normal">β</mi>
                <mo stretchy="false">⃗</mo>
              </mover>
              <mo stretchy="false">=</mo>
              <mfrac>
                <mrow>
                  <mo stretchy="false">−</mo>
                  <mn>1</mn>
                </mrow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over accent="true">
                          <mi>n</mi>
                          <mo stretchy="false">⃗</mo>
                        </mover>
                      </mrow>
                      <mover accent="true">
                        <mi mathvariant="normal">β</mi>
                        <mo stretchy="false">⃗</mo>
                      </mover>
                    </mrow>
                  </mrow>
                  <mo fence="true" stretchy="false">)</mo>
                </mrow>
              </mfrac>
            </mrow>
            <mrow>
              <mo fence="true" stretchy="true">[</mo>
              <mrow>
                <mrow>
                  <mover accent="true">
                    <mi>n</mi>
                    <mo stretchy="false">⃗</mo>
                  </mover>
                  <mrow>
                    <mo fence="true" stretchy="false">(</mo>
                    <mrow>
                      <mrow>
                        <mrow>
                          <mrow>
                            <mo fence="true" stretchy="true">|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−</mo>
                          <mrow>
                            <mo fence="true" stretchy="false">(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true">]</mo>
            </mrow>
            <mrow>
              <mfrac>
                <mover accent="true">
                  <mover accent="true">
                    <mi mathvariant="normal">β</mi>
                    <mo stretchy="false">⃗</mo>
                  </mover>
                  <mo stretchy="false">˙</mo>
                </mover>
                <mi>c</mi>
              </mfrac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row>
                  <mo stretchy="false">−</mo>
                  <mn>1</mn>
                </mrow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over accent="true">
                          <mi>n</mi>
                          <mo stretchy="false">⃗</mo>
                        </mover>
                      </mrow>
                      <mover accent="true">
                        <mi mathvariant="normal">β</mi>
                        <mo stretchy="false">⃗</mo>
                      </mover>
                    </mrow>
                  </mrow>
                  <mo fence="true" stretchy="false">)</mo>
                </mrow>
              </mfrac>
            </mrow>
            <mrow>
              <mo fence="true" stretchy="true">[</mo>
              <mrow>
                <mrow>
                  <mrow>
                    <mo fence="true" stretchy="false">(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  <mo stretchy="false">−</mo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over accent="true">
                    <mi mathvariant="normal">β</mi>
                    <mo stretchy="false">⃗</mo>
                  </mover>
                  <mfrac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  <mi>c</mi>
                  </mfrac>
                  <mover accent="true">
                    <mi>n</mi>
                    <mo stretchy="false">⃗</mo>
                  </mover>
                </mrow>
              </mrow>
              <mo fence="true" stretchy="true">]</mo>
            </mrow>
          </mrow>
        </mtd>
      </mtr>
      <mtr>
        <mtd columnalign="left">
          <mrow>
            <mo stretchy="false">∇</mo>
            <mrow>
              <mrow>
                <mo fence="true" stretchy="true">(</mo>
                <mrow>
                  <mfrac>
                    <mrow>
                      <mover accent="true">
                        <mi mathvariant="normal">β</mi>
                        <mo stretchy="false">⃗</mo>
                      </mover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frac>
                <mrow>
                  <mo stretchy="false">−</mo>
                  <mn>1</mn>
                </mrow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i>x</mi>
          </mrow>
        </mtd>
      </mtr>
      <mtr>
        <mtd columnalign="left">
          <mrow>
            <mi>x</mi>
            <mrow>
              <mo fence="true" stretchy="true">[</mo>
              <mrow>
                <mrow>
                  <mover accent="true">
                    <mi>n</mi>
                    <mo stretchy="false">⃗</mo>
                  </mover>
                  <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sup>
                              <mover accent="true">
                                <mi mathvariant="normal">β</mi>
                                <mo stretchy="false">⃗</mo>
                              </mover>
                              <mn>2</mn>
                            </msup>
                            <mo stretchy="false">+</mo>
                            <mrow>
                              <mo fence="true" stretchy="false">(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frac>
                            <mover accent="true">
                              <mover accent="true">
                                <mi mathvariant="normal">β</mi>
                                <mo stretchy="false">⃗</mo>
                              </mover>
                              <mo stretchy="false">˙</mo>
                            </mover>
                            <mi>c</mi>
                          </mfrac>
                        </mrow>
                      </mrow>
                      <mo fence="true" stretchy="false">)</mo>
                    </mrow>
                    <mo stretchy="false">−</mo>
                    <mover accent="true">
                      <mi mathvariant="normal">β</mi>
                      <mo stretchy="false">⃗</mo>
                    </mover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true">]</mo>
            </mrow>
            <mrow>
              <mrow>
                <mover accent="true">
                  <mi mathvariant="normal">β</mi>
                  <mo stretchy="false">⃗</mo>
                </mover>
                <mo stretchy="false">−</mo>
                <mrow>
                  <mo fence="true" stretchy="true">(</mo>
                  <mrow>
                    <mrow>
                      <mo stretchy="false">−</mo>
                      <mrow>
                        <mo fence="true" stretchy="true">[</mo>
                        <mrow>
                          <mrow>
                            <mrow>
                              <mo fence="true" stretchy="false">(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  <mrow>
                              <mfrac>
                                <mover accent="true">
                                  <mover accent="true">
                                    <mi mathvariant="normal">β</mi>
                                    <mo stretchy="false">⃗</mo>
                                  </mover>
                                  <mo stretchy="false">˙</mo>
                                </mover>
                                <mi>c</mi>
                              </mfrac>
                              <mo stretchy="false">−</mo>
                              <mrow>
                                <mo fence="true" stretchy="false">(</mo>
                                <mrow>
                                  <mrow>
                                    <mrow>
                                      <mover accent="true">
                                        <mi>r</mi>
                                        <mo stretchy="false">⃗</mo>
                                      </mover>
                                      <mo stretchy="false">−</mo>
                                      <mover accent="true">
                                        <msub>
                                          <mi>r</mi>
                                          <mn>0</mn>
                                        </msub>
                                        <mo stretchy="false">⃗</mo>
                                      </mover>
                                    </mrow>
                                    <mrow>
                                      <mo fence="true" stretchy="false">(</mo>
                                      <mrow>
                                        <mi mathvariant="normal">τ</mi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  <mover accent="true">
                              <mi mathvariant="normal">β</mi>
                              <mo stretchy="false">⃗</mo>
                            </mover>
                            <mfrac>
                              <mover accent="true">
                                <mover accent="true">
                                  <mi mathvariant="normal">β</mi>
                                  <mo stretchy="false">⃗</mo>
                                </mover>
                                <mo stretchy="false">˙</mo>
                              </mover>
                              <mi>c</mi>
                            </mfrac>
                            <mover accent="true">
                              <mi>n</mi>
                              <mo stretchy="false">⃗</mo>
                            </mover>
                          </mrow>
                        </mrow>
                        <mo fence="true" stretchy="true">]</mo>
                      </mrow>
                    </mrow>
                  </mrow>
                  <mo fence="true" stretchy="true">)</mo>
                </mrow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row>
                  <mo stretchy="false">−</mo>
                  <mn>1</mn>
                </mrow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row>
              <mo fence="true" stretchy="true">[</mo>
              <mrow>
                <mrow>
                  <mover accent="true">
                    <mi>n</mi>
                    <mo stretchy="false">⃗</mo>
                  </mover>
                  <mrow>
                    <mover accent="true">
                      <mi mathvariant="normal">β</mi>
                      <mo stretchy="false">⃗</mo>
                    </mover>
                    <mo stretchy="false">−</mo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  <mo stretchy="false">+</mo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frac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  <mi>c</mi>
                  </mfrac>
                </mrow>
              </mrow>
              <mo fence="true" stretchy="true">]</mo>
            </mrow>
          </mrow>
        </mtd>
      </mtr>
    </mtable>
    <annotation encoding="StarMath 5.0">alignl
nabla left( {alignc vec %beta (%tau)} over {abs{vec r - vec r_0 (%tau)} (1 - vec n vec %beta)} right) = {alignc -1 } over {{abs{vec r - vec r_0 (%tau)}}^2 (1 - vec n vec %beta)^2}x
newline alignl
x( vec %beta nabla (abs{vec r - vec r_0 (%tau)} - (vec r - vec r_0 (%tau))vec %beta) - (abs{vec r - vec r_0 (%tau)} - (vec r - vec r_0 (%tau))vec %beta) nabla vec %beta)
newline alignl
nabla ( abs{vec r - vec r_0 (%tau)} - (vec r - vec r_0 (%tau))vec %beta) = { alignc 1 }over( 1 - vec n vec %beta ) left[ vec n (1 - {vec %beta}^2 + ( vec r - vec r_0(%tau))dot vec %beta over c) - vec %beta (1 - vec n vec %beta) right]
newline alignl
nabla vec %beta = {alignc partial} over { partial vec r } vec %beta + {alignc partial} over {partial %tau}vec %beta nabla %tau = 0 - dot vec %beta {alignc {vec n over c} } over ( 1 - vec n vec %beta ) = - dot vec %beta {alignc {vec n over c} } over ( 1 - vec n vec %beta )
newline alignl
(abs{vec r - vec r_0 (%tau)} - (vec r - vec r_0 (%tau))vec %beta) nabla vec %beta = {alignc -1 } over ( 1 - vec n vec %beta ) left[ vec n (abs{vec r - vec r_0 (%tau)} - (vec r - vec r_0 (%tau))vec %beta) right]dot vec %beta over c =`
newline alignl
`= { alignc -1 } over ( 1 - vec n vec %beta ) left[(vec r - vec r_0 (%tau))dot vec %beta over c - (vec r - vec r_0 (%tau))vec %beta dot vec %beta over c vec n right] 
newline alignl
nabla left( {alignc vec %beta (%tau)} over {abs{vec r - vec r_0 (%tau)} (1 - vec n vec %beta)} right) = { alignc -1 } over {{abs{vec r - vec r_0 (%tau)}}^2 (1 - vec n vec %beta)^3}x
newline alignl
x left[ vec n(1 - {vec %beta}^2 + (vec r - vec r_0(%tau))dot vec %beta over c) - vec %beta(1 - vec n vec %beta) right]vec %beta - left( -left[ (vec r - vec r_0 (%tau)) dot vec %beta over c - (vec r - vec r_0(%tau))vec %beta dot vec %beta over c vec n right] right) = `
newline alignl
`= { -1 } over {{abs{vec r - vec r_0 (%tau)}}^2 (1 - vec n vec %beta)^3}left[ vec n vec %beta - {vec %beta}^2 + (vec r - vec r_0(%tau))dot vec %beta over c right]</annotation>
  </semantics>
</math>
</file>

<file path=Object 5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i mathvariant="normal">ρ</mi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>t</mi>
                      <mi>'</mi>
                    </mrow>
                  </mrow>
                  <mo fence="true" stretchy="false">)</mo>
                </mrow>
              </mrow>
              <mrow>
                <mn>4</mn>
                <mi mathvariant="normal">π</mi>
                <msub>
                  <mi mathvariant="normal">ε</mi>
                  <mn>0</mn>
                </msub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row>
                            <mi>t</mi>
                            <mi>'</mi>
                          </mrow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row>
            </mfrac>
            <mi mathvariant="italic">dV</mi>
          </mrow>
        </mrow>
      </mrow>
    </mrow>
    <annotation encoding="StarMath 5.0">%phi( vec r,t ) = int { { %rho (vec r,t') } over { 4%pi %varepsilon_0 abs{ vec r - vec r_0(t') }} dV}</annotation>
  </semantics>
</math>
</file>

<file path=Object 50/content.xml><?xml version="1.0" encoding="utf-8"?>
<math xmlns="http://www.w3.org/1998/Math/MathML" display="block">
  <semantics>
    <mtable>
      <mtr>
        <mtd columnalign="left">
          <mrow>
            <mfrac>
              <mi>d</mi>
              <mi mathvariant="italic">dt</mi>
            </mfrac>
            <mrow>
              <mrow>
                <mo fence="true" stretchy="true">(</mo>
                <mrow>
                  <mfrac>
                    <mover accent="true">
                      <mi mathvariant="normal">β</mi>
                      <mo stretchy="false">⃗</mo>
                    </mover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frac>
                <mrow>
                  <mi>d</mi>
                  <mi mathvariant="normal">τ</mi>
                </mrow>
                <mi mathvariant="italic">dt</mi>
              </mfrac>
            </mrow>
            <mfrac>
              <mi>d</mi>
              <mrow>
                <mi>d</mi>
                <mi mathvariant="normal">τ</mi>
              </mrow>
            </mfrac>
            <mrow>
              <mrow>
                <mo fence="true" stretchy="true">(</mo>
                <mrow>
                  <mfrac>
                    <mover accent="true">
                      <mi mathvariant="normal">β</mi>
                      <mo stretchy="false">⃗</mo>
                    </mover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row>
                  <mo stretchy="false">−</mo>
                  <mn>1</mn>
                </mrow>
                <mrow>
                  <mrow>
                    <mo fence="true" stretchy="true">|</mo>
                    <mrow>
                      <msup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  <mn>2</mn>
                      </msup>
                    </mrow>
                    <mo fence="true" stretchy="true">|</mo>
                  </mrow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</mfrac>
            </mrow>
            <mfrac>
              <mrow>
                <mi>d</mi>
                <mi mathvariant="normal">τ</mi>
              </mrow>
              <mi mathvariant="italic">dt</mi>
            </mfrac>
            <mrow>
              <mo fence="true" stretchy="true">[</mo>
              <mrow>
                <mrow>
                  <mfrac>
                    <mi>d</mi>
                    <mrow>
                      <mi>d</mi>
                      <mi mathvariant="normal">τ</mi>
                    </mrow>
                  </mfrac>
                  <mover accent="true">
                    <mi mathvariant="normal">β</mi>
                    <mo stretchy="false">⃗</mo>
                  </mover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o stretchy="false">−</mo>
                    <mover accent="true">
                      <mi mathvariant="normal">β</mi>
                      <mo stretchy="false">⃗</mo>
                    </mover>
                  </mrow>
                  <mfrac>
                    <mi>d</mi>
                    <mrow>
                      <mi>d</mi>
                      <mi mathvariant="normal">τ</mi>
                    </mrow>
                  </mfrac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true">]</mo>
            </mrow>
          </mrow>
        </mtd>
      </mtr>
      <mtr>
        <mtd columnalign="left">
          <mrow>
            <mfrac>
              <mi>d</mi>
              <mrow>
                <mi>d</mi>
                <mi mathvariant="normal">τ</mi>
              </mrow>
            </mfrac>
            <mrow>
              <mover accent="true">
                <mi mathvariant="normal">β</mi>
                <mo stretchy="false">⃗</mo>
              </mover>
              <mo stretchy="false">=</mo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</mrow>
          </mrow>
        </mtd>
      </mtr>
      <mtr>
        <mtd columnalign="left">
          <mrow>
            <mrow>
              <mrow>
                <mo fence="true" stretchy="false">(</mo>
                <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</mrow>
                </mrow>
                <mo fence="true" stretchy="false">)</mo>
              </mrow>
              <mo stretchy="false">=</mo>
              <mrow>
                <mo fence="true" stretchy="false">(</mo>
                <mrow>
                  <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</mrow>
            <mover accent="true">
              <mover accent="true">
                <mi mathvariant="normal">β</mi>
                <mo stretchy="false">⃗</mo>
              </mover>
              <mo stretchy="false">˙</mo>
            </mover>
          </mrow>
        </mtd>
      </mtr>
      <mtr>
        <mtd columnalign="left">
          <mrow>
            <mfrac>
              <mi>d</mi>
              <mrow>
                <mi>d</mi>
                <mi mathvariant="normal">τ</mi>
              </mrow>
            </mfrac>
            <mrow>
              <mrow>
                <mo fence="true" stretchy="false">(</mo>
                <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frac>
                <mi>d</mi>
                <mrow>
                  <mi>d</mi>
                  <mi mathvariant="normal">τ</mi>
                </mrow>
              </mfrac>
            </mrow>
            <mrow>
              <mrow>
                <mo fence="true" stretchy="false">(</mo>
                <mrow>
                  <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row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  <mrow>
                      <mi>c</mi>
                      <mo stretchy="false">+</mo>
                      <msup>
                        <mover accent="true">
                          <mi mathvariant="normal">β</mi>
                          <mo stretchy="false">⃗</mo>
                        </mover>
                        <mn>2</mn>
                      </msup>
                    </mrow>
                    <mrow>
                      <mi>c</mi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</mrow>
                </mrow>
                <mo fence="true" stretchy="false">]</mo>
              </mrow>
            </mrow>
            <mover accent="true">
              <mi mathvariant="normal">β</mi>
              <mo stretchy="false">⃗</mo>
            </mover>
          </mrow>
        </mtd>
      </mtr>
      <mtr>
        <mtd columnalign="left">
          <mrow>
            <mfrac>
              <mi>d</mi>
              <mi mathvariant="italic">dt</mi>
            </mfrac>
            <mrow>
              <mrow>
                <mo fence="true" stretchy="true">(</mo>
                <mrow>
                  <mfrac>
                    <mover accent="true">
                      <mi mathvariant="normal">β</mi>
                      <mo stretchy="false">⃗</mo>
                    </mover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frac>
                <mrow>
                  <mo stretchy="false">−</mo>
                  <mn>1</mn>
                </mrow>
                <mrow>
                  <mrow>
                    <mo fence="true" stretchy="true">|</mo>
                    <mrow>
                      <msup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  <mn>2</mn>
                      </msup>
                    </mrow>
                    <mo fence="true" stretchy="true">|</mo>
                  </mrow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i>x</mi>
          </mrow>
        </mtd>
      </mtr>
      <mtr>
        <mtd columnalign="left">
          <mrow>
            <mi>x</mi>
            <mrow>
              <mrow>
                <mo fence="true" stretchy="true">(</mo>
                <mrow>
                  <mrow>
                    <mrow>
                      <mo fence="true" stretchy="false">(</mo>
                      <mrow>
                        <mrow>
                          <mrow>
                            <mrow>
                              <mo fence="true" stretchy="true">|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o stretchy="false">−</mo>
                            <mrow>
                              <mo fence="true" stretchy="false">(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row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sup>
                              <mover accent="true">
                                <mi mathvariant="normal">β</mi>
                                <mo stretchy="false">⃗</mo>
                              </mover>
                              <mn>2</mn>
                            </msup>
                            <mrow>
                              <mi>c</mi>
                              <mo stretchy="false">+</mo>
                              <msup>
                                <mover accent="true">
                                  <mi mathvariant="normal">β</mi>
                                  <mo stretchy="false">⃗</mo>
                                </mover>
                                <mn>2</mn>
                              </msup>
                              <mo stretchy="false">−</mo>
                              <mrow>
                                <mo fence="true" stretchy="false">(</mo>
                                <mrow>
                                  <mrow>
                                    <mrow>
                                      <mover accent="true">
                                        <mi>r</mi>
                                        <mo stretchy="false">⃗</mo>
                                      </mover>
                                      <mo stretchy="false">−</mo>
                                      <mover accent="true">
                                        <msub>
                                          <mi>r</mi>
                                          <mn>0</mn>
                                        </msub>
                                        <mo stretchy="false">⃗</mo>
                                      </mover>
                                    </mrow>
                                    <mrow>
                                      <mo fence="true" stretchy="false">(</mo>
                                      <mrow>
                                        <mi mathvariant="normal">τ</mi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  <mover accent="true">
                              <mover accent="true">
                                <mi mathvariant="normal">β</mi>
                                <mo stretchy="false">⃗</mo>
                              </mover>
                              <mo stretchy="false">˙</mo>
                            </mover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tru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i>d</mi>
                <mrow>
                  <mi>d</mi>
                  <mi mathvariant="normal">τ</mi>
                </mrow>
              </mfrac>
            </mrow>
            <mrow>
              <mrow>
                <mo fence="true" stretchy="false">(</mo>
                <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frac>
                <mi>d</mi>
                <mrow>
                  <mi>d</mi>
                  <mi mathvariant="normal">τ</mi>
                </mrow>
              </mfrac>
            </mrow>
            <mrow>
              <mrow>
                <mo fence="true" stretchy="false">(</mo>
                <mrow>
                  <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row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  <mrow>
                      <mi>c</mi>
                      <mo stretchy="false">+</mo>
                      <msup>
                        <mover accent="true">
                          <mi mathvariant="normal">β</mi>
                          <mo stretchy="false">⃗</mo>
                        </mover>
                        <mn>2</mn>
                      </msup>
                    </mrow>
                    <mrow>
                      <mi>c</mi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</mrow>
                </mrow>
                <mo fence="true" stretchy="false">]</mo>
              </mrow>
            </mrow>
            <mover accent="true">
              <mi mathvariant="normal">β</mi>
              <mo stretchy="false">⃗</mo>
            </mover>
          </mrow>
        </mtd>
      </mtr>
      <mtr>
        <mtd columnalign="left">
          <mrow>
            <mfrac>
              <mi>d</mi>
              <mi mathvariant="italic">dt</mi>
            </mfrac>
            <mrow>
              <mrow>
                <mo fence="true" stretchy="true">(</mo>
                <mrow>
                  <mfrac>
                    <mover accent="true">
                      <mi mathvariant="normal">β</mi>
                      <mo stretchy="false">⃗</mo>
                    </mover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frac>
                <mi>c</mi>
                <mrow>
                  <mrow>
                    <mo fence="true" stretchy="true">|</mo>
                    <mrow>
                      <msup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  <mn>2</mn>
                      </msup>
                    </mrow>
                    <mo fence="true" stretchy="true">|</mo>
                  </mrow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i>x</mi>
          </mrow>
        </mtd>
      </mtr>
      <mtr>
        <mtd columnalign="left">
          <mrow>
            <mi>x</mi>
            <mrow>
              <mo fence="true" stretchy="true">(</mo>
              <mrow>
                <mrow>
                  <mover accent="true">
                    <mi mathvariant="normal">β</mi>
                    <mo stretchy="false">⃗</mo>
                  </mover>
                  <mrow>
                    <mrow>
                      <mo fence="true" stretchy="false">(</mo>
                      <mrow>
                        <mrow>
                          <mover accent="true">
                            <mi>n</mi>
                            <mo stretchy="false">⃗</mo>
                          </mover>
                          <mrow>
                            <mover accent="true">
                              <mi mathvariant="normal">β</mi>
                              <mo stretchy="false">⃗</mo>
                            </mover>
                            <mo stretchy="false">−</mo>
                            <msup>
                              <mover accent="true">
                                <mi mathvariant="normal">β</mi>
                                <mo stretchy="false">⃗</mo>
                              </mover>
                              <mn>2</mn>
                            </msup>
                            <mo stretchy="false">+</mo>
                            <mrow>
                              <mo fence="true" stretchy="false">(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frac>
                            <mover accent="true">
                              <mover accent="true">
                                <mi mathvariant="normal">β</mi>
                                <mo stretchy="false">⃗</mo>
                              </mover>
                              <mo stretchy="false">˙</mo>
                            </mover>
                            <mi>c</mi>
                          </mfrac>
                        </mrow>
                      </mrow>
                      <mo fence="true" stretchy="false">)</mo>
                    </mrow>
                    <mo stretchy="false">+</mo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</mrow>
                  <mfrac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  <mi>c</mi>
                  </mfrac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</mtd>
      </mtr>
    </mtable>
    <annotation encoding="StarMath 5.0">alignl
d over{ dt }left( {alignc vec %beta} over {abs{vec r - vec r_0(%tau)}(1 - vec n vec %beta)} right) = { d %tau } over { dt } { d } over { d %tau } left( {alignc vec %beta} over {abs{vec r - vec r_0(%tau)}(1 - vec n vec %beta)} right) = `
newline alignl
`= { alignc - 1 } over { {abs{vec r - vec r_0(%tau)}^2}(1 - vec n vec %beta)^2 } {d %tau} over {dt} left[ {alignc d} over { d %tau } vec %beta {abs{vec r - vec r_0(%tau)}}(1 - vec n vec %beta) - vec %beta {alignc d} over { d %tau } {abs{vec r - vec r_0(%tau)}}(1 - vec n vec %beta) right]
newline alignl
{alignc d} over { d %tau } vec %beta = dot vec %beta
newline alignl
( abs {vec r - vec r_0(%tau)}(1 - vec n vec %beta)dot vec %beta ) = ( abs{vec r - vec r_0(%tau)} - (vec r - vec r_0(%tau))vec %beta ) dot vec %beta
newline alignl
{ alignc d } over { d%tau } ( abs{vec r - vec r_0(%tau)} (1 - vec n vec %beta)) = { alignc d } over { d %tau }( abs{vec r - vec r_0(%tau)} - (vec r - vec r_0(%tau)) vec %beta ) = [ - vec n vec %beta c + {vec %beta}^2 c - (vec r - vec r_0(%tau))dot vec %beta ]vec %beta
newline alignl
d over{ dt }left( {alignc vec %beta} over {abs{vec r - vec r_0(%tau)}(1 - vec n vec %beta)} right) = { alignc - 1 } over { {abs{vec r - vec r_0(%tau)}^2}(1 - vec n vec %beta)^3 }x
newline alignl
x left( (abs{vec r - vec r_0(%tau)} - (vec r - vec r_0(%tau))vec %beta)dot vec %beta - (-vec n {vec %beta}^2 c + {vec %beta}^2 -(vec r - vec r_0(%tau))dot vec %beta vec %beta) right) = `
newline alignl
`= { alignc d } over { d%tau } ( abs{vec r - vec r_0(%tau)} (1 - vec n vec %beta)) = { alignc d } over { d %tau }( abs{vec r - vec r_0(%tau)} - (vec r - vec r_0(%tau)) vec %beta ) = [ - vec n vec %beta c + {vec %beta}^2 c - (vec r - vec r_0(%tau))dot vec %beta ]vec %beta
newline alignl
d over{ dt }left( {alignc vec %beta} over {abs{vec r - vec r_0(%tau)}(1 - vec n vec %beta)} right)= { alignc c } over { {abs{vec r - vec r_0(%tau)}^2}(1 - vec n vec %beta)^3 }x
newline alignl
x left( vec %beta ( vec n vec %beta - {vec %beta}^2 + (vec r - vec r_0(%tau))dot vec %beta over c ) + abs{vec r - vec r_0(%tau)} dot vec %beta over c(1- vec n vec %beta) right)</annotation>
  </semantics>
</math>
</file>

<file path=Object 51/content.xml><?xml version="1.0" encoding="utf-8"?>
<math xmlns="http://www.w3.org/1998/Math/MathML" display="block">
  <semantics>
    <mtable>
      <mtr>
        <mtd columnalign="left">
          <mrow>
            <mfrac>
              <mi>d</mi>
              <mi mathvariant="italic">dt</mi>
            </mfrac>
            <mrow>
              <mfrac>
                <mrow>
                  <mi>q</mi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  <mrow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i>d</mi>
                  <mi mathvariant="normal">τ</mi>
                </mrow>
                <mi mathvariant="italic">dt</mi>
              </mfrac>
            </mrow>
            <mfrac>
              <mi>d</mi>
              <mrow>
                <mi>d</mi>
                <mi mathvariant="normal">τ</mi>
              </mrow>
            </mfrac>
            <mrow>
              <mfrac>
                <mrow>
                  <mi>q</mi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  <mrow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frac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row>
                  <mo stretchy="false">−</mo>
                  <mn>1</mn>
                </mrow>
                <mrow>
                  <mrow>
                    <mo fence="true" stretchy="true">|</mo>
                    <mrow>
                      <msup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  <mn>2</mn>
                      </msup>
                    </mrow>
                    <mo fence="true" stretchy="true">|</mo>
                  </mrow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</mfrac>
            </mrow>
            <mfrac>
              <mrow>
                <mi>d</mi>
                <mi mathvariant="normal">τ</mi>
              </mrow>
              <mi mathvariant="italic">dt</mi>
            </mfrac>
            <mrow>
              <mo fence="true" stretchy="true">(</mo>
              <mrow>
                <mrow>
                  <mrow>
                    <mo fence="true" stretchy="false">(</mo>
                    <mrow>
                      <mrow>
                        <mrow>
                          <mo fence="true" stretchy="true">|</mo>
                          <mrow>
                            <mrow>
                              <mrow>
                                <mover accent="true">
                                  <mi>r</mi>
                                  <mo stretchy="false">⃗</mo>
                                </mover>
                                <mo stretchy="false">−</mo>
                                <mover accent="true">
                                  <msub>
                                    <mi>r</mi>
                                    <mn>0</mn>
                                  </msub>
                                  <mo stretchy="false">⃗</mo>
                                </mover>
                              </mrow>
                              <mrow>
                                <mo fence="true" stretchy="false">(</mo>
                                <mrow>
                                  <mi mathvariant="normal">τ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true">|</mo>
                        </mrow>
                        <mrow>
                          <mo fence="true" stretchy="false">(</mo>
                          <mrow>
                            <mrow>
                              <mrow>
                                <mn>1</mn>
                                <mo stretchy="false">−</mo>
                                <mover accent="true">
                                  <mi>n</mi>
                                  <mo stretchy="false">⃗</mo>
                                </mover>
                              </mrow>
                              <mover accent="true">
                                <mi mathvariant="normal">β</mi>
                                <mo stretchy="false">⃗</mo>
                              </mover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frac>
                    <mi>d</mi>
                    <mrow>
                      <mi>d</mi>
                      <mi mathvariant="normal">τ</mi>
                    </mrow>
                  </mfrac>
                  <mi>q</mi>
                  <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  <mo stretchy="false">−</mo>
                    <mi>q</mi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  <mfrac>
                    <mi>d</mi>
                    <mrow>
                      <mi>d</mi>
                      <mi mathvariant="normal">τ</mi>
                    </mrow>
                  </mfrac>
                  <mrow>
                    <mo fence="true" stretchy="false">(</mo>
                    <mrow>
                      <mrow>
                        <mrow>
                          <mo fence="true" stretchy="true">|</mo>
                          <mrow>
                            <mrow>
                              <mrow>
                                <mover accent="true">
                                  <mi>r</mi>
                                  <mo stretchy="false">⃗</mo>
                                </mover>
                                <mo stretchy="false">−</mo>
                                <mover accent="true">
                                  <msub>
                                    <mi>r</mi>
                                    <mn>0</mn>
                                  </msub>
                                  <mo stretchy="false">⃗</mo>
                                </mover>
                              </mrow>
                              <mrow>
                                <mo fence="true" stretchy="false">(</mo>
                                <mrow>
                                  <mi mathvariant="normal">τ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true">|</mo>
                        </mrow>
                        <mrow>
                          <mo fence="true" stretchy="false">(</mo>
                          <mrow>
                            <mrow>
                              <mrow>
                                <mn>1</mn>
                                <mo stretchy="false">−</mo>
                                <mover accent="true">
                                  <mi>n</mi>
                                  <mo stretchy="false">⃗</mo>
                                </mover>
                              </mrow>
                              <mover accent="true">
                                <mi mathvariant="normal">β</mi>
                                <mo stretchy="false">⃗</mo>
                              </mover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</mtd>
      </mtr>
      <mtr>
        <mtd columnalign="left">
          <mrow>
            <mfrac>
              <mi>d</mi>
              <mi mathvariant="italic">dt</mi>
            </mfrac>
            <mi>q</mi>
            <mrow>
              <mrow>
                <mo fence="true" stretchy="false">(</mo>
                <mrow>
                  <mi mathvariant="normal">τ</mi>
                </mrow>
                <mo fence="true" stretchy="false">)</mo>
              </mrow>
              <mo stretchy="false">=</mo>
              <mover accent="true">
                <mi>q</mi>
                <mo stretchy="false">˙</mo>
              </mover>
            </mrow>
            <mrow>
              <mo fence="true" stretchy="false">(</mo>
              <mrow>
                <mi mathvariant="normal">τ</mi>
              </mrow>
              <mo fence="true" stretchy="false">)</mo>
            </mrow>
          </mrow>
        </mtd>
      </mtr>
      <mtr>
        <mtd columnalign="left">
          <mrow>
            <mover accent="true">
              <mi>q</mi>
              <mo stretchy="false">˙</mo>
            </mover>
            <mrow>
              <mo fence="true" stretchy="false">(</mo>
              <mrow>
                <mi mathvariant="normal">τ</mi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over accent="true">
                <mi>q</mi>
                <mo stretchy="false">˙</mo>
              </mover>
            </mrow>
            <mrow>
              <mo fence="true" stretchy="false">(</mo>
              <mrow>
                <mi mathvariant="normal">τ</mi>
              </mrow>
              <mo fence="true" stretchy="false">)</mo>
            </mrow>
            <mrow>
              <mo fence="true" stretchy="false">(</mo>
              <mrow>
                <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−</mo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over accent="true">
                    <mi mathvariant="normal">β</mi>
                    <mo stretchy="false">⃗</mo>
                  </mover>
                </mrow>
              </mrow>
              <mo fence="true" stretchy="false">)</mo>
            </mrow>
          </mrow>
        </mtd>
      </mtr>
      <mtr>
        <mtd columnalign="left">
          <mrow>
            <mfrac>
              <mi>d</mi>
              <mrow>
                <mi>d</mi>
                <mi mathvariant="normal">τ</mi>
              </mrow>
            </mfrac>
            <mrow>
              <mrow>
                <mo fence="true" stretchy="false">(</mo>
                <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row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  <mrow>
                      <mi>c</mi>
                      <mo stretchy="false">+</mo>
                      <msup>
                        <mover accent="true">
                          <mi mathvariant="normal">β</mi>
                          <mo stretchy="false">⃗</mo>
                        </mover>
                        <mn>2</mn>
                      </msup>
                    </mrow>
                    <mrow>
                      <mi>c</mi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</mrow>
                </mrow>
                <mo fence="true" stretchy="false">]</mo>
              </mrow>
            </mrow>
          </mrow>
        </mtd>
      </mtr>
      <mtr>
        <mtd columnalign="left">
          <mrow>
            <mfrac>
              <mrow>
                <mo stretchy="false">−</mo>
                <mn>1</mn>
              </mrow>
              <msup>
                <mrow>
                  <mrow>
                    <mo fence="true" stretchy="true">|</mo>
                    <mrow>
                      <msup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  <mn>2</mn>
                      </msup>
                    </mrow>
                    <mo fence="true" stretchy="true">|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  <mn>3</mn>
              </msup>
            </mfrac>
            <mrow>
              <mo fence="true" stretchy="true">(</mo>
              <mrow>
                <mrow>
                  <mover accent="true">
                    <mi>q</mi>
                    <mo stretchy="false">˙</mo>
                  </mover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  <mrow>
                    <mrow>
                      <mo fence="true" stretchy="false">[</mo>
                      <mrow>
                        <mrow>
                          <mrow>
                            <mrow>
                              <mo fence="true" stretchy="true">|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o stretchy="false">−</mo>
                            <mrow>
                              <mo fence="true" stretchy="false">(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]</mo>
                    </mrow>
                    <mo stretchy="false">−</mo>
                    <mi>q</mi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  <mrow>
                    <mo fence="true" stretchy="false">[</mo>
                    <mrow>
                      <mrow>
                        <mrow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  <mrow>
                          <mi>c</mi>
                          <mo stretchy="false">+</mo>
                          <msup>
                            <mover accent="true">
                              <mi mathvariant="normal">β</mi>
                              <mo stretchy="false">⃗</mo>
                            </mover>
                            <mn>2</mn>
                          </msup>
                          <mo stretchy="false">−</mo>
                          <mrow>
                            <mo fence="true" stretchy="false">(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  <mover accent="true">
                          <mover accent="true">
                            <mi mathvariant="normal">β</mi>
                            <mo stretchy="false">⃗</mo>
                          </mover>
                          <mo stretchy="false">˙</mo>
                        </mover>
                      </mrow>
                    </mrow>
                    <mo fence="true" stretchy="false">]</mo>
                  </mrow>
                </mrow>
              </mrow>
              <mo fence="true" stretchy="true">)</mo>
            </mrow>
          </mrow>
        </mtd>
      </mtr>
    </mtable>
    <annotation encoding="StarMath 5.0">alignl
d over{ dt } { alignc q(%tau) } over { {abs{vec r - vec r_0 (%tau)}(1 - vec n vec %beta)} } = { d %tau } over { dt } { alignc d } over { d %tau } { alignc q (%tau) } over { {abs{vec r - vec r_0 (%tau)}(1 - vec n vec %beta)} } = `
newline alignl
`= { alignc -1 } over { {abs{vec r - vec r_0 (%tau)}^2(1 - vec n vec %beta)^2} } { d %tau } over { dt } left( ({abs{vec r - vec r_0 (%tau)}(1 - vec n vec %beta)}) {alignc d} over {d %tau} q(%tau) - q(%tau) {alignc d} over {d %tau} ({abs{vec r - vec r_0 (%tau)}(1 - vec n vec %beta)}) right)
newline alignl
{ alignc d } over { dt } q( %tau ) = dot q( %tau )
newline alignl
dot q( %tau ) ( {abs{vec r - vec r_0 (%tau)}(1 - vec n vec %beta)} ) = dot q( %tau )( abs{vec r - vec r_0 (%tau)} - (vec r - vec r_0 (%tau))vec %beta )
newline alignl
{ alignc d } over { d%tau } ({abs{vec r - vec r_0 (%tau)}(1 - vec n vec %beta)}) = [ - vec n vec %beta c + {vec %beta}^2 c - (vec r - vec r_0(%tau))dot vec %beta ]
newline alignl
{ alignc -1 } over { {abs{vec r - vec r_0 (%tau)}^2(1 - vec n vec %beta)}^3 }left( dot q(%tau) [ abs{vec r - vec r_0 (%tau)} - (vec r - vec r_0 (%tau))vec %beta] - q(%tau)[- vec n vec %beta c + {vec %beta}^2 - (vec r - vec r_0(%tau))dot vec %beta ] right)</annotation>
  </semantics>
</math>
</file>

<file path=Object 52/content.xml><?xml version="1.0" encoding="utf-8"?>
<math xmlns="http://www.w3.org/1998/Math/MathML" display="block">
  <semantics>
    <mtable>
      <mtr>
        <mtd columnalign="left">
          <mrow>
            <mo stretchy="false">∇</mo>
            <mrow>
              <mrow>
                <mo fence="true" stretchy="true">(</mo>
                <mrow>
                  <mfrac>
                    <mrow>
                      <mi>q</mi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frac>
                <mo stretchy="false">∂</mo>
                <mrow>
                  <mo stretchy="false">∂</mo>
                  <mover accent="true">
                    <mi>r</mi>
                    <mo stretchy="false">⃗</mo>
                  </mover>
                </mrow>
              </mfrac>
            </mrow>
            <mrow>
              <mrow>
                <mo fence="true" stretchy="true">(</mo>
                <mrow>
                  <mfrac>
                    <mrow>
                      <mi>q</mi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+</mo>
              <mfrac>
                <mo stretchy="false">∂</mo>
                <mrow>
                  <mo stretchy="false">∂</mo>
                  <mi mathvariant="normal">τ</mi>
                </mrow>
              </mfrac>
            </mrow>
            <mrow>
              <mo fence="true" stretchy="true">(</mo>
              <mrow>
                <mfrac>
                  <mrow>
                    <mi>q</mi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frac>
              </mrow>
              <mo fence="true" stretchy="true">)</mo>
            </mrow>
            <mo stretchy="false">∇</mo>
            <mi mathvariant="normal">τ</mi>
          </mrow>
        </mtd>
      </mtr>
      <mtr>
        <mtd columnalign="left">
          <mrow>
            <mfrac>
              <mo stretchy="false">∂</mo>
              <mrow>
                <mo stretchy="false">∂</mo>
                <mover accent="true">
                  <mi>r</mi>
                  <mo stretchy="false">⃗</mo>
                </mover>
              </mrow>
            </mfrac>
            <mrow>
              <mrow>
                <mo fence="true" stretchy="true">(</mo>
                <mrow>
                  <mfrac>
                    <mrow>
                      <mi>q</mi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frac>
                <mn>1</mn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</mfrac>
            </mrow>
            <mrow>
              <mrow>
                <mo fence="true" stretchy="true">[</mo>
                <mrow>
                  <mrow>
                    <mrow>
                      <mn>0</mn>
                      <mo stretchy="false">−</mo>
                      <mi>q</mi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over accent="true">
                            <mi>n</mi>
                            <mo stretchy="false">⃗</mo>
                          </mover>
                          <mo stretchy="false">−</mo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n>1</mn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row>
              <mo fence="true" stretchy="true">[</mo>
              <mrow>
                <mrow>
                  <mrow>
                    <mo stretchy="false">−</mo>
                    <mi>q</mi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over accent="true">
                          <mi>n</mi>
                          <mo stretchy="false">⃗</mo>
                        </mover>
                        <mo stretchy="false">−</mo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true">]</mo>
            </mrow>
            <mrow>
              <mo fence="true" stretchy="false">(</mo>
              <mrow>
                <mrow>
                  <mrow>
                    <mn>1</mn>
                    <mo stretchy="false">−</mo>
                    <mover accent="true">
                      <mi>n</mi>
                      <mo stretchy="false">⃗</mo>
                    </mover>
                  </mrow>
                  <mover accent="true">
                    <mi mathvariant="normal">β</mi>
                    <mo stretchy="false">⃗</mo>
                  </mover>
                </mrow>
              </mrow>
              <mo fence="true" stretchy="false">)</mo>
            </mrow>
          </mrow>
        </mtd>
      </mtr>
      <mtr>
        <mtd columnalign="left">
          <mrow>
            <mfrac>
              <mo stretchy="false">∂</mo>
              <mrow>
                <mo stretchy="false">∂</mo>
                <mi mathvariant="normal">τ</mi>
              </mrow>
            </mfrac>
            <mrow>
              <mrow>
                <mo fence="true" stretchy="true">(</mo>
                <mrow>
                  <mfrac>
                    <mrow>
                      <mi>q</mi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frac>
                <mn>1</mn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</mfrac>
            </mrow>
            <mi>x</mi>
          </mrow>
        </mtd>
      </mtr>
      <mtr>
        <mtd columnalign="left">
          <mrow>
            <mi>x</mi>
            <mrow>
              <mrow>
                <mo fence="true" stretchy="true">[</mo>
                <mrow>
                  <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  <mfrac>
                      <mo stretchy="false">∂</mo>
                      <mrow>
                        <mo stretchy="false">∂</mo>
                        <mi mathvariant="normal">τ</mi>
                      </mrow>
                    </mfrac>
                    <mi>q</mi>
                    <mrow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  <mo stretchy="false">−</mo>
                      <mi>q</mi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  <mfrac>
                      <mo stretchy="false">∂</mo>
                      <mrow>
                        <mo stretchy="false">∂</mo>
                        <mi mathvariant="normal">τ</mi>
                      </mrow>
                    </mfrac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true">]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n>1</mn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row>
              <mo fence="true" stretchy="true">[</mo>
              <mrow>
                <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  <mover accent="true">
                    <mi>q</mi>
                    <mo stretchy="false">˙</mo>
                  </mover>
                  <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  <mo stretchy="false">−</mo>
                    <mi>q</mi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  <mrow>
                    <mo fence="true" stretchy="false">[</mo>
                    <mrow>
                      <mrow>
                        <mrow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row>
                          <mover accent="true">
                            <mi>v</mi>
                            <mo stretchy="false">⃗</mo>
                          </mover>
                          <mo stretchy="false">+</mo>
                          <mover accent="true">
                            <mi mathvariant="normal">β</mi>
                            <mo stretchy="false">⃗</mo>
                          </mover>
                        </mrow>
                        <mrow>
                          <mover accent="true">
                            <mi>v</mi>
                            <mo stretchy="false">⃗</mo>
                          </mover>
                          <mo stretchy="false">−</mo>
                          <mrow>
                            <mo fence="true" stretchy="false">(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  <mover accent="true">
                          <mover accent="true">
                            <mi mathvariant="normal">β</mi>
                            <mo stretchy="false">⃗</mo>
                          </mover>
                          <mo stretchy="false">˙</mo>
                        </mover>
                      </mrow>
                    </mrow>
                    <mo fence="true" stretchy="false">]</mo>
                  </mrow>
                </mrow>
              </mrow>
              <mo fence="true" stretchy="true">]</mo>
            </mrow>
          </mrow>
        </mtd>
      </mtr>
      <mtr>
        <mtd columnalign="left">
          <mrow>
            <mo stretchy="false">∇</mo>
            <mrow>
              <mrow>
                <mo fence="true" stretchy="true">(</mo>
                <mrow>
                  <mfrac>
                    <mrow>
                      <mi>q</mi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frac>
                <mn>1</mn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i>x</mi>
          </mrow>
        </mtd>
      </mtr>
      <mtr>
        <mtd columnalign="left">
          <mrow>
            <mi>x</mi>
            <mrow>
              <mrow>
                <mo fence="true" stretchy="true">[</mo>
                <mrow>
                  <mrow>
                    <mrow>
                      <mo stretchy="false">−</mo>
                      <mi>q</mi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over accent="true">
                            <mi>n</mi>
                            <mo stretchy="false">⃗</mo>
                          </mover>
                          <mo stretchy="false">−</mo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row>
                      <mfrac>
                        <mrow>
                          <mover accent="true">
                            <mi>q</mi>
                            <mo stretchy="false">˙</mo>
                          </mover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  <mi>c</mi>
                      </mfrac>
                      <mo stretchy="false">+</mo>
                      <mi>q</mi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  <mrow>
                      <mo fence="true" stretchy="false">[</mo>
                      <mrow>
                        <mrow>
                          <mrow>
                            <mrow>
                              <mo stretchy="false">−</mo>
                              <mover accent="true">
                                <mi mathvariant="normal">β</mi>
                                <mo stretchy="false">⃗</mo>
                              </mover>
                            </mrow>
                            <mo stretchy="false">+</mo>
                            <mover accent="true">
                              <mi>n</mi>
                              <mo stretchy="false">⃗</mo>
                            </mover>
                          </mrow>
                          <mrow>
                            <msup>
                              <mover accent="true">
                                <mi mathvariant="normal">β</mi>
                                <mo stretchy="false">⃗</mo>
                              </mover>
                              <mn>2</mn>
                            </msup>
                            <mo stretchy="false">−</mo>
                            <mrow>
                              <mo fence="true" stretchy="false">(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frac>
                            <mover accent="true">
                              <mover accent="true">
                                <mi mathvariant="normal">β</mi>
                                <mo stretchy="false">⃗</mo>
                              </mover>
                              <mo stretchy="false">˙</mo>
                            </mover>
                            <mi>c</mi>
                          </mfrac>
                          <mover accent="true">
                            <mi>n</mi>
                            <mo stretchy="false">⃗</mo>
                          </mover>
                        </mrow>
                      </mrow>
                      <mo fence="true" stretchy="false">]</mo>
                    </mrow>
                  </mrow>
                </mrow>
                <mo fence="true" stretchy="true">]</mo>
              </mrow>
              <mo stretchy="false">=</mo>
              <mspace/>
            </mrow>
          </mrow>
        </mtd>
      </mtr>
    </mtable>
    <annotation encoding="StarMath 5.0">alignl
nabla left( {alignc q(%tau) } over {{abs{vec r - vec r_0 (%tau)}(1 - vec n vec %beta)}} right) = {alignc partial} over {partial vec r} left( {alignc q(%tau) } over {{abs{vec r - vec r_0 (%tau)}(1 - vec n vec %beta)}} right) + { alignc partial } over { partial %tau } left( {alignc q(%tau) } over {{abs{vec r - vec r_0 (%tau)}(1 - vec n vec %beta)}} right) nabla %tau
newline alignl
{ alignc partial } over { partial vec r } left( {alignc q(%tau) } over {{abs{vec r - vec r_0 (%tau)}(1 - vec n vec %beta)}} right) = {alignc 1} over {{abs{vec r - vec r_0 (%tau)}}^2(1 - vec n vec %beta)^2} left[ 0 - q( %tau )(vec n - vec %beta) right] =`
newline alignl
`= {alignc 1} over {{abs{vec r - vec r_0 (%tau)}}^2(1 - vec n vec %beta)^3} left[ -q( %tau )(vec n - vec %beta) right]( 1 - vec n vec %beta )
newline alignl
{ alignc partial } over { partial %tau } left( {alignc q(%tau) } over {{abs{vec r - vec r_0 (%tau)}(1 - vec n vec %beta)}} right) = {alignc 1} over {{abs{vec r - vec r_0 (%tau)}}^2(1 - vec n vec %beta)^2} x
newline alignl
x left[{abs{vec r - vec r_0 (%tau)}(1 - vec n vec %beta)} { alignc partial } over { partial %tau } q( %tau ) - q( %tau ) { alignc partial } over { partial %tau } {abs{vec r - vec r_0 (%tau)}(1 - vec n vec %beta)} right] =`
newline alignl
` = {alignc 1} over {{abs{vec r - vec r_0 (%tau)}}^2(1 - vec n vec %beta)^3}  left[{abs{vec r - vec r_0 (%tau)}(1 - vec n vec %beta)} dot q( %tau ) - q( %tau ) [- vec n vec v + vec %beta vec v -(vec r - vec r_0(%tau)) dot vec %beta] right]
newline alignl
nabla left( {alignc q(%tau) } over {{abs{vec r - vec r_0 (%tau)}(1 - vec n vec %beta)}} right) = {alignc 1} over {{abs{vec r - vec r_0 (%tau)}}^2(1 - vec n vec %beta)^3} x
newline alignl
x left[ -q(%tau) (vec n - vec %beta)(1 - vec n vec %beta) - (vec r - vec r_0 (%tau))(1 - vec n vec %beta) {dot q( %tau)} over {alignc c} + q( %tau ) [- vec %beta + vec n {vec %beta}^2 -(vec r - vec r_0(%tau)) dot vec %beta over c vec n] right] =`</annotation>
  </semantics>
</math>
</file>

<file path=Object 53/content.xml><?xml version="1.0" encoding="utf-8"?>
<math xmlns="http://www.w3.org/1998/Math/MathML" display="block">
  <semantics>
    <mtable>
      <mtr>
        <mtd columnalign="left">
          <mrow>
            <mfrac>
              <mi>d</mi>
              <mi mathvariant="italic">dt</mi>
            </mfrac>
            <mrow>
              <mrow>
                <mo fence="true" stretchy="true">(</mo>
                <mrow>
                  <mfrac>
                    <mrow>
                      <mi>q</mi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  <mover accent="true">
                        <mi mathvariant="normal">β</mi>
                        <mo stretchy="false">⃗</mo>
                      </mover>
                    </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frac>
                <mn>1</mn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</mfrac>
            </mrow>
            <mi>x</mi>
            <mspace/>
          </mrow>
        </mtd>
      </mtr>
      <mtr>
        <mtd columnalign="left">
          <mrow>
            <mspace width="0.5em"/>
            <mi>x</mi>
            <mrow>
              <mo fence="true" stretchy="true">[</mo>
              <mrow>
                <mrow>
                  <mrow>
                    <mo fence="true" stretchy="false">(</mo>
                    <mrow>
                      <mrow>
                        <mrow>
                          <mo fence="true" stretchy="true">|</mo>
                          <mrow>
                            <mrow>
                              <mrow>
                                <mover accent="true">
                                  <mi>r</mi>
                                  <mo stretchy="false">⃗</mo>
                                </mover>
                                <mo stretchy="false">−</mo>
                                <mover accent="true">
                                  <msub>
                                    <mi>r</mi>
                                    <mn>0</mn>
                                  </msub>
                                  <mo stretchy="false">⃗</mo>
                                </mover>
                              </mrow>
                              <mrow>
                                <mo fence="true" stretchy="false">(</mo>
                                <mrow>
                                  <mi mathvariant="normal">τ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true">|</mo>
                        </mrow>
                        <mrow>
                          <mo fence="true" stretchy="false">(</mo>
                          <mrow>
                            <mrow>
                              <mrow>
                                <mn>1</mn>
                                <mo stretchy="false">−</mo>
                                <mover accent="true">
                                  <mi>n</mi>
                                  <mo stretchy="false">⃗</mo>
                                </mover>
                              </mrow>
                              <mover accent="true">
                                <mi mathvariant="normal">β</mi>
                                <mo stretchy="false">⃗</mo>
                              </mover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frac>
                    <mi>d</mi>
                    <mi mathvariant="italic">dt</mi>
                  </mfrac>
                  <mrow>
                    <mrow>
                      <mo fence="true" stretchy="false">(</mo>
                      <mrow>
                        <mrow>
                          <mi>q</mi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o stretchy="false">−</mo>
                    <mrow>
                      <mo fence="true" stretchy="false">(</mo>
                      <mrow>
                        <mrow>
                          <mi>q</mi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  <mfrac>
                    <mi>d</mi>
                    <mi mathvariant="italic">dt</mi>
                  </mfrac>
                  <mrow>
                    <mo fence="true" stretchy="false">(</mo>
                    <mrow>
                      <mrow>
                        <mrow>
                          <mo fence="true" stretchy="true">|</mo>
                          <mrow>
                            <mrow>
                              <mrow>
                                <mover accent="true">
                                  <mi>r</mi>
                                  <mo stretchy="false">⃗</mo>
                                </mover>
                                <mo stretchy="false">−</mo>
                                <mover accent="true">
                                  <msub>
                                    <mi>r</mi>
                                    <mn>0</mn>
                                  </msub>
                                  <mo stretchy="false">⃗</mo>
                                </mover>
                              </mrow>
                              <mrow>
                                <mo fence="true" stretchy="false">(</mo>
                                <mrow>
                                  <mi mathvariant="normal">τ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true">|</mo>
                        </mrow>
                        <mrow>
                          <mo fence="true" stretchy="false">(</mo>
                          <mrow>
                            <mrow>
                              <mrow>
                                <mn>1</mn>
                                <mo stretchy="false">−</mo>
                                <mover accent="true">
                                  <mi>n</mi>
                                  <mo stretchy="false">⃗</mo>
                                </mover>
                              </mrow>
                              <mover accent="true">
                                <mi mathvariant="normal">β</mi>
                                <mo stretchy="false">⃗</mo>
                              </mover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true">]</mo>
            </mrow>
          </mrow>
        </mtd>
      </mtr>
      <mtr>
        <mtd columnalign="left">
          <mrow>
            <mfrac>
              <mi>d</mi>
              <mi mathvariant="italic">dt</mi>
            </mfrac>
            <mrow>
              <mrow>
                <mo fence="true" stretchy="false">(</mo>
                <mrow>
                  <mrow>
                    <mi>q</mi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over accent="true">
                <mi mathvariant="normal">β</mi>
                <mo stretchy="false">⃗</mo>
              </mover>
            </mrow>
            <mfrac>
              <mi>d</mi>
              <mi mathvariant="italic">dt</mi>
            </mfrac>
            <mi>q</mi>
            <mrow>
              <mrow>
                <mo fence="true" stretchy="false">(</mo>
                <mrow>
                  <mi mathvariant="normal">τ</mi>
                </mrow>
                <mo fence="true" stretchy="false">)</mo>
              </mrow>
              <mo stretchy="false">+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frac>
              <mi>d</mi>
              <mi mathvariant="italic">dt</mi>
            </mfrac>
            <mrow>
              <mover accent="true">
                <mi mathvariant="normal">β</mi>
                <mo stretchy="false">⃗</mo>
              </mover>
              <mo stretchy="false">=</mo>
              <mrow>
                <mo fence="true" stretchy="false">[</mo>
                <mrow>
                  <mrow>
                    <mover accent="true">
                      <mi mathvariant="normal">β</mi>
                      <mo stretchy="false">⃗</mo>
                    </mover>
                    <mover accent="true">
                      <mi>q</mi>
                      <mo stretchy="false">˙</mo>
                    </mover>
                    <mrow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  <mo stretchy="false">+</mo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</mrow>
                    <mi>q</mi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]</mo>
              </mrow>
            </mrow>
            <mrow>
              <mo fence="true" stretchy="true">(</mo>
              <mrow>
                <mfrac>
                  <mn>1</mn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frac>
              </mrow>
              <mo fence="true" stretchy="true">)</mo>
            </mrow>
          </mrow>
        </mtd>
      </mtr>
      <mtr>
        <mtd columnalign="left">
          <mrow>
            <mfrac>
              <mn>1</mn>
              <mrow>
                <msup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n>2</mn>
                </msup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  <mn>3</mn>
                </msup>
              </mrow>
            </mfrac>
            <mrow>
              <mo fence="true" stretchy="false">[</mo>
              <mrow>
                <mrow>
                  <mrow>
                    <mrow>
                      <mo fence="true" stretchy="false">(</mo>
                      <mrow>
                        <mrow>
                          <mover accent="true">
                            <mi mathvariant="normal">β</mi>
                            <mo stretchy="false">⃗</mo>
                          </mover>
                          <mover accent="true">
                            <mi>q</mi>
                            <mo stretchy="false">˙</mo>
                          </mover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o stretchy="false">+</mo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</mrow>
                  <mi>q</mi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</mrow>
              <mo fence="true" stretchy="false">]</mo>
            </mrow>
            <mrow>
              <mrow>
                <mo fence="true" stretchy="true">(</mo>
                <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n>1</mn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row>
              <mo fence="true" stretchy="true">[</mo>
              <mrow>
                <mrow>
                  <mover accent="true">
                    <mi mathvariant="normal">β</mi>
                    <mo stretchy="false">⃗</mo>
                  </mover>
                  <mover accent="true">
                    <mi>q</mi>
                    <mo stretchy="false">˙</mo>
                  </mover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  <mrow>
                    <mrow>
                      <mo fence="true" stretchy="false">(</mo>
                      <mrow>
                        <mrow>
                          <mrow>
                            <mrow>
                              <mo fence="true" stretchy="true">|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o stretchy="false">−</mo>
                            <mrow>
                              <mo fence="true" stretchy="false">(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o stretchy="false">+</mo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</mrow>
                  <mi>q</mi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row>
                          <mrow>
                            <mo fence="true" stretchy="true">|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−</mo>
                          <mrow>
                            <mo fence="true" stretchy="false">(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true">]</mo>
            </mrow>
          </mrow>
        </mtd>
      </mtr>
      <mtr>
        <mtd columnalign="left">
          <mrow>
            <mfrac>
              <mi>d</mi>
              <mi mathvariant="italic">dt</mi>
            </mfrac>
            <mrow>
              <mrow>
                <mo fence="true" stretchy="false">(</mo>
                <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frac>
                <mrow>
                  <mi>d</mi>
                  <mi mathvariant="normal">τ</mi>
                </mrow>
                <mi mathvariant="italic">dt</mi>
              </mfrac>
            </mrow>
            <mfrac>
              <mi>d</mi>
              <mrow>
                <mi>d</mi>
                <mi mathvariant="normal">τ</mi>
              </mrow>
            </mfrac>
            <mrow>
              <mrow>
                <mo fence="true" stretchy="false">(</mo>
                <mrow>
                  <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n>1</mn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over accent="true">
                          <mi>n</mi>
                          <mo stretchy="false">⃗</mo>
                        </mover>
                      </mrow>
                      <mover accent="true">
                        <mi mathvariant="normal">β</mi>
                        <mo stretchy="false">⃗</mo>
                      </mover>
                    </mrow>
                  </mrow>
                  <mo fence="true" stretchy="false">)</mo>
                </mrow>
              </mfrac>
            </mrow>
            <mi>q</mi>
            <mrow>
              <mo fence="true" stretchy="false">(</mo>
              <mrow>
                <mi mathvariant="normal">τ</mi>
              </mrow>
              <mo fence="true" stretchy="false">)</mo>
            </mrow>
            <mover accent="true">
              <mi mathvariant="normal">β</mi>
              <mo stretchy="false">⃗</mo>
            </mover>
            <mrow>
              <mo fence="true" stretchy="false">[</mo>
              <mrow>
                <mrow>
                  <mover accent="true">
                    <mi>n</mi>
                    <mo stretchy="false">⃗</mo>
                  </mover>
                  <mover accent="true">
                    <mi mathvariant="normal">β</mi>
                    <mo stretchy="false">⃗</mo>
                  </mover>
                  <mrow>
                    <mi>c</mi>
                    <mo stretchy="false">+</mo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</mrow>
                  <mrow>
                    <mi>c</mi>
                    <mo stretchy="false">−</mo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over accent="true">
                    <mover accent="true">
                      <mi mathvariant="normal">β</mi>
                      <mo stretchy="false">⃗</mo>
                    </mover>
                    <mo stretchy="false">˙</mo>
                  </mover>
                </mrow>
              </mrow>
              <mo fence="true" stretchy="false">]</mo>
            </mrow>
          </mrow>
        </mtd>
      </mtr>
      <mtr>
        <mtd columnalign="left">
          <mrow>
            <mfrac>
              <mi>d</mi>
              <mi mathvariant="italic">dt</mi>
            </mfrac>
            <mrow>
              <mrow>
                <mo fence="true" stretchy="true">(</mo>
                <mrow>
                  <mfrac>
                    <mrow>
                      <mi>q</mi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  <mover accent="true">
                        <mi mathvariant="normal">β</mi>
                        <mo stretchy="false">⃗</mo>
                      </mover>
                    </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frac>
                <mn>1</mn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i>x</mi>
            <mspace/>
          </mrow>
        </mtd>
      </mtr>
      <mtr>
        <mtd columnalign="left">
          <mrow>
            <mi>x</mi>
            <mrow>
              <mrow>
                <mo fence="true" stretchy="false">[</mo>
                <mrow>
                  <mrow>
                    <mover accent="true">
                      <mi mathvariant="normal">β</mi>
                      <mo stretchy="false">⃗</mo>
                    </mover>
                    <mover accent="true">
                      <mi>q</mi>
                      <mo stretchy="false">˙</mo>
                    </mover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  <mrow>
                      <mrow>
                        <mo fence="true" stretchy="false">(</mo>
                        <mrow>
                          <mrow>
                            <mrow>
                              <mrow>
                                <mo fence="true" stretchy="true">|</mo>
                                <mrow>
                                  <mrow>
                                    <mrow>
                                      <mover accent="true">
                                        <mi>r</mi>
                                        <mo stretchy="false">⃗</mo>
                                      </mover>
                                      <mo stretchy="false">−</mo>
                                      <mover accent="true">
                                        <msub>
                                          <mi>r</mi>
                                          <mn>0</mn>
                                        </msub>
                                        <mo stretchy="false">⃗</mo>
                                      </mover>
                                    </mrow>
                                    <mrow>
                                      <mo fence="true" stretchy="false">(</mo>
                                      <mrow>
                                        <mi mathvariant="normal">τ</mi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true">|</mo>
                              </mrow>
                              <mo stretchy="false">−</mo>
                              <mrow>
                                <mo fence="true" stretchy="false">(</mo>
                                <mrow>
                                  <mrow>
                                    <mrow>
                                      <mover accent="true">
                                        <mi>r</mi>
                                        <mo stretchy="false">⃗</mo>
                                      </mover>
                                      <mo stretchy="false">−</mo>
                                      <mover accent="true">
                                        <msub>
                                          <mi>r</mi>
                                          <mn>0</mn>
                                        </msub>
                                        <mo stretchy="false">⃗</mo>
                                      </mover>
                                    </mrow>
                                    <mrow>
                                      <mo fence="true" stretchy="false">(</mo>
                                      <mrow>
                                        <mi mathvariant="normal">τ</mi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  <mo stretchy="false">+</mo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</mrow>
                    <mi>q</mi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  <mrow>
                      <mrow>
                        <mo fence="true" stretchy="false">(</mo>
                        <mrow>
                          <mrow>
                            <mrow>
                              <mo fence="true" stretchy="true">|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row>
                              <mo fence="true" stretchy="false">(</mo>
                              <mrow>
                                <mrow>
                                  <mrow>
                                    <mn>1</mn>
                                    <mo stretchy="false">−</mo>
                                    <mover accent="true">
                                      <mi>n</mi>
                                      <mo stretchy="false">⃗</mo>
                                    </mover>
                                  </mrow>
                                  <mover accent="true">
                                    <mi mathvariant="normal">β</mi>
                                    <mo stretchy="false">⃗</mo>
                                  </mover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o stretchy="false">−</mo>
                      <mi>q</mi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  <mover accent="true">
                      <mi mathvariant="normal">β</mi>
                      <mo stretchy="false">⃗</mo>
                    </mover>
                    <mrow>
                      <mo fence="true" stretchy="false">(</mo>
                      <mrow>
                        <mrow>
                          <mover accent="true">
                            <mi>n</mi>
                            <mo stretchy="false">⃗</mo>
                          </mover>
                          <mover accent="true">
                            <mi mathvariant="normal">β</mi>
                            <mo stretchy="false">⃗</mo>
                          </mover>
                          <mrow>
                            <mi>c</mi>
                            <mo stretchy="false">+</mo>
                            <msup>
                              <mover accent="true">
                                <mi mathvariant="normal">β</mi>
                                <mo stretchy="false">⃗</mo>
                              </mover>
                              <mn>2</mn>
                            </msup>
                          </mrow>
                          <mrow>
                            <mi>c</mi>
                            <mo stretchy="false">−</mo>
                            <mrow>
                              <mo fence="true" stretchy="false">(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over accent="true">
                            <mover accent="true">
                              <mi mathvariant="normal">β</mi>
                              <mo stretchy="false">⃗</mo>
                            </mover>
                            <mo stretchy="false">˙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n>1</mn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row>
              <mo fence="true" stretchy="false">[</mo>
              <mrow>
                <mrow>
                  <mrow>
                    <mrow>
                      <mo fence="true" stretchy="false">(</mo>
                      <mrow>
                        <mrow>
                          <mrow>
                            <mo fence="true" stretchy="true">|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row>
                            <mo fence="true" stretchy="false">(</mo>
                            <mrow>
                              <mrow>
                                <mrow>
                                  <mn>1</mn>
                                  <mo stretchy="false">−</mo>
                                  <mover accent="true">
                                    <mi>n</mi>
                                    <mo stretchy="false">⃗</mo>
                                  </mover>
                                </mrow>
                                <mover accent="true">
                                  <mi mathvariant="normal">β</mi>
                                  <mo stretchy="false">⃗</mo>
                                </mover>
                              </mrow>
                            </mrow>
                            <mo fence="true" stretchy="false">)</mo>
                          </mrow>
                          <mrow>
                            <mo fence="true" stretchy="false">(</mo>
                            <mrow>
                              <mrow>
                                <mover accent="true">
                                  <mi mathvariant="normal">β</mi>
                                  <mo stretchy="false">⃗</mo>
                                </mover>
                                <mover accent="true">
                                  <mi>q</mi>
                                  <mo stretchy="false">˙</mo>
                                </mover>
                                <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  <mo stretchy="false">+</mo>
                                  <mover accent="true">
                                    <mover accent="true">
                                      <mi mathvariant="normal">β</mi>
                                      <mo stretchy="false">⃗</mo>
                                    </mover>
                                    <mo stretchy="false">˙</mo>
                                  </mover>
                                </mrow>
                                <mi>q</mi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o stretchy="false">−</mo>
                    <mi>q</mi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  <mover accent="true">
                    <mi mathvariant="normal">β</mi>
                    <mo stretchy="false">⃗</mo>
                  </mover>
                  <mrow>
                    <mo fence="true" stretchy="false">(</mo>
                    <mrow>
                      <mrow>
                        <mover accent="true">
                          <mi>n</mi>
                          <mo stretchy="false">⃗</mo>
                        </mover>
                        <mover accent="true">
                          <mi mathvariant="normal">β</mi>
                          <mo stretchy="false">⃗</mo>
                        </mover>
                        <mrow>
                          <mi>c</mi>
                          <mo stretchy="false">+</mo>
                          <msup>
                            <mover accent="true">
                              <mi mathvariant="normal">β</mi>
                              <mo stretchy="false">⃗</mo>
                            </mover>
                            <mn>2</mn>
                          </msup>
                          <mo stretchy="false">−</mo>
                          <mrow>
                            <mo fence="true" stretchy="false">(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  <mover accent="true">
                          <mover accent="true">
                            <mi mathvariant="normal">β</mi>
                            <mo stretchy="false">⃗</mo>
                          </mover>
                          <mo stretchy="false">˙</mo>
                        </mover>
                      </mrow>
                    </mrow>
                    <mo fence="true" stretchy="false">)</mo>
                  </mrow>
                </mrow>
              </mrow>
              <mo fence="true" stretchy="false">]</mo>
            </mrow>
          </mrow>
        </mtd>
      </mtr>
    </mtable>
    <annotation encoding="StarMath 5.0">alignl
{alignc d} over {dt}left({alignc q(%tau) vec %beta} over{abs{vec r - vec r_0 (%tau)}(1 - vec n vec %beta)} right) = { alignc 1 } over{{abs{vec r - vec r_0 (%tau)}}^2(1 - vec n vec %beta)^2}x`
newline alignl
`x left[ ({abs{vec r - vec r_0 (%tau)}(1 - vec n vec %beta)}){alignc d} over {dt} (q(%tau) vec %beta) - (q(%tau)vec %beta){alignc d} over {dt}({abs{vec r - vec r_0 (%tau)}(1 - vec n vec %beta)}) right]
newline alignl
{ alignc d } over { dt } ( q( %tau) vec %beta ) = vec %beta { alignc d } over{ dt } q(%tau) + q( %tau ) { alignc d } over { dt } vec %beta  = [vec %beta dot q( %tau ) + dot vec %beta q( %tau )] left( {alignc 1} over (1 - vec n vec %beta) right)
newline alignl
{ alignc 1 } over{{abs{vec r - vec r_0 (%tau)}}^2(1 - vec n vec %beta)^3}[ (vec %beta dot q(%tau)) + dot vec %beta q(%tau) ] left( {{abs{vec r - vec r_0 (%tau)}}(1 - vec n vec %beta)} right) = `
newline alignl
`= { alignc 1 } over{{abs{vec r - vec r_0 (%tau)}}^2(1 - vec n vec %beta)^3} left[{ vec %beta dot q(%tau)(abs {vec r - vec r_0 (%tau)} - (vec r - vec r_0 (%tau))vec %beta) + dot vec %beta q(%tau)(abs {vec r - vec r_0 (%tau)} - (vec r - vec r_0 (%tau))vec %beta) } right]
newline alignl
{ alignc d } over { dt } ( {abs{vec r - vec r_0 (%tau)}}(1 - vec n vec %beta)) = { d %tau } over { dt } { alignc d } over { d %tau }(abs {vec r - vec r_0 (%tau)} - (vec r - vec r_0 (%tau))vec %beta) =`
newline alignl
`= { alignc 1 } over{(1 - vec n vec %beta)} q( %tau)vec %beta [vec n vec %beta c + {vec %beta}^2 c - (vec r - vec r_0(%tau))dot vec %beta]
newline alignl
{alignc d} over {dt}left({alignc q(%tau) vec %beta} over{abs{vec r - vec r_0 (%tau)}(1 - vec n vec %beta)} right) = { alignc 1 } over{{abs{vec r - vec r_0 (%tau)}}^2(1 - vec n vec %beta)^3}x`
newline alignl 
x[ vec %beta dot q(%tau)(abs{vec r - vec r_0 (%tau)} - (vec r - vec r_0 (%tau))vec %beta) + dot vec %beta q(%tau)(abs {vec r - vec r_0 (%tau)} (1 - vec n vec %beta)) - q( %tau)vec %beta (vec n vec %beta c + {vec %beta}^2 c - (vec r - vec r_0(%tau))dot vec %beta)] = `
newline alignl
`= { alignc 1 } over{{abs{vec r - vec r_0 (%tau)}}^2(1 - vec n vec %beta)^3}[ (abs{vec r - vec r_0(%tau)}(1 - vec n vec %beta)(vec %beta dot q(%tau) + dot vec %beta q(%tau))) - q(%tau)vec %beta( vec n vec %beta c + {vec %beta}^2 - ( vec r - vec r_0 (%tau) ) dot vec %beta ) ]</annotation>
  </semantics>
</math>
</file>

<file path=Object 54/content.xml><?xml version="1.0" encoding="utf-8"?>
<math xmlns="http://www.w3.org/1998/Math/MathML" display="block">
  <semantics>
    <mtable>
      <mtr>
        <mtd columnalign="left">
          <mrow>
            <mo stretchy="false">∇</mo>
            <mrow>
              <mrow>
                <mo fence="true" stretchy="true">(</mo>
                <mrow>
                  <mfrac>
                    <mrow>
                      <mi>q</mi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  <mover accent="true">
                        <mi mathvariant="normal">β</mi>
                        <mo stretchy="false">⃗</mo>
                      </mover>
                    </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frac>
                <mo stretchy="false">∂</mo>
                <mrow>
                  <mo stretchy="false">∂</mo>
                  <mover accent="true">
                    <mi>r</mi>
                    <mo stretchy="false">⃗</mo>
                  </mover>
                </mrow>
              </mfrac>
            </mrow>
            <mrow>
              <mrow>
                <mo fence="true" stretchy="true">(</mo>
                <mrow>
                  <mfrac>
                    <mrow>
                      <mi>q</mi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  <mover accent="true">
                        <mi mathvariant="normal">β</mi>
                        <mo stretchy="false">⃗</mo>
                      </mover>
                    </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+</mo>
              <mfrac>
                <mo stretchy="false">∂</mo>
                <mrow>
                  <mo stretchy="false">∂</mo>
                  <mi mathvariant="normal">τ</mi>
                </mrow>
              </mfrac>
            </mrow>
            <mrow>
              <mo fence="true" stretchy="true">(</mo>
              <mrow>
                <mfrac>
                  <mrow>
                    <mi>q</mi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  <mover accent="true">
                      <mi mathvariant="normal">β</mi>
                      <mo stretchy="false">⃗</mo>
                    </mover>
                  </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frac>
              </mrow>
              <mo fence="true" stretchy="true">)</mo>
            </mrow>
            <mo stretchy="false">∇</mo>
            <mi mathvariant="normal">τ</mi>
          </mrow>
        </mtd>
      </mtr>
      <mtr>
        <mtd columnalign="left">
          <mrow>
            <mfrac>
              <mo stretchy="false">∂</mo>
              <mrow>
                <mo stretchy="false">∂</mo>
                <mover accent="true">
                  <mi>r</mi>
                  <mo stretchy="false">⃗</mo>
                </mover>
              </mrow>
            </mfrac>
            <mrow>
              <mrow>
                <mo fence="true" stretchy="true">(</mo>
                <mrow>
                  <mfrac>
                    <mrow>
                      <mi>q</mi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  <mover accent="true">
                        <mi mathvariant="normal">β</mi>
                        <mo stretchy="false">⃗</mo>
                      </mover>
                    </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frac>
                <mrow>
                  <mo stretchy="false">−</mo>
                  <mn>1</mn>
                </mrow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</mfrac>
            </mrow>
            <mi>x</mi>
          </mrow>
        </mtd>
      </mtr>
      <mtr>
        <mtd columnalign="left">
          <mrow>
            <mi>x</mi>
            <mrow>
              <mo fence="true" stretchy="true">[</mo>
              <mrow>
                <mrow>
                  <mrow>
                    <mo fence="true" stretchy="false">(</mo>
                    <mrow>
                      <mrow>
                        <mrow>
                          <mrow>
                            <mo fence="true" stretchy="true">|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−</mo>
                          <mrow>
                            <mo fence="true" stretchy="false">(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  <mfrac>
                    <mo stretchy="false">∂</mo>
                    <mrow>
                      <mo stretchy="false">∂</mo>
                      <mover accent="true">
                        <mi>r</mi>
                        <mo stretchy="false">⃗</mo>
                      </mover>
                    </mrow>
                  </mfrac>
                  <mrow>
                    <mrow>
                      <mo fence="true" stretchy="false">(</mo>
                      <mrow>
                        <mrow>
                          <mi>q</mi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o stretchy="false">−</mo>
                    <mrow>
                      <mo fence="true" stretchy="false">(</mo>
                      <mrow>
                        <mrow>
                          <mi>q</mi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  <mfrac>
                    <mo stretchy="false">∂</mo>
                    <mrow>
                      <mo stretchy="false">∂</mo>
                      <mover accent="true">
                        <mi>r</mi>
                        <mo stretchy="false">⃗</mo>
                      </mover>
                    </mrow>
                  </mfrac>
                  <mrow>
                    <mo fence="true" stretchy="false">(</mo>
                    <mrow>
                      <mrow>
                        <mrow>
                          <mrow>
                            <mo fence="true" stretchy="true">|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−</mo>
                          <mrow>
                            <mo fence="true" stretchy="false">(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true">]</mo>
            </mrow>
          </mrow>
        </mtd>
      </mtr>
      <mtr>
        <mtd columnalign="left">
          <mrow>
            <mfrac>
              <mo stretchy="false">∂</mo>
              <mrow>
                <mo stretchy="false">∂</mo>
                <mover accent="true">
                  <mi>r</mi>
                  <mo stretchy="false">⃗</mo>
                </mover>
              </mrow>
            </mfrac>
            <mi>q</mi>
            <mrow>
              <mo fence="true" stretchy="false">(</mo>
              <mrow>
                <mi mathvariant="normal">τ</mi>
              </mrow>
              <mo fence="true" stretchy="false">)</mo>
            </mrow>
            <mrow>
              <mover accent="true">
                <mi mathvariant="normal">β</mi>
                <mo stretchy="false">⃗</mo>
              </mover>
              <mo stretchy="false">=</mo>
              <mover accent="true">
                <mi mathvariant="normal">β</mi>
                <mo stretchy="false">⃗</mo>
              </mover>
            </mrow>
            <mfrac>
              <mo stretchy="false">∂</mo>
              <mrow>
                <mo stretchy="false">∂</mo>
                <mover accent="true">
                  <mi>r</mi>
                  <mo stretchy="false">⃗</mo>
                </mover>
              </mrow>
            </mfrac>
            <mi>q</mi>
            <mrow>
              <mrow>
                <mo fence="true" stretchy="false">(</mo>
                <mrow>
                  <mi mathvariant="normal">τ</mi>
                </mrow>
                <mo fence="true" stretchy="false">)</mo>
              </mrow>
              <mo stretchy="false">+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frac>
              <mo stretchy="false">∂</mo>
              <mrow>
                <mo stretchy="false">∂</mo>
                <mover accent="true">
                  <mi>r</mi>
                  <mo stretchy="false">⃗</mo>
                </mover>
              </mrow>
            </mfrac>
            <mrow>
              <mover accent="true">
                <mi mathvariant="normal">β</mi>
                <mo stretchy="false">⃗</mo>
              </mover>
              <mo stretchy="false">=</mo>
              <mrow>
                <mn>0</mn>
                <mo stretchy="false">+</mo>
                <mn>0</mn>
              </mrow>
              <mo stretchy="false">=</mo>
              <mn>0</mn>
            </mrow>
          </mrow>
        </mtd>
      </mtr>
      <mtr>
        <mtd columnalign="left">
          <mrow>
            <mfrac>
              <mo stretchy="false">∂</mo>
              <mrow>
                <mo stretchy="false">∂</mo>
                <mover accent="true">
                  <mi>r</mi>
                  <mo stretchy="false">⃗</mo>
                </mover>
              </mrow>
            </mfrac>
            <mrow>
              <mrow>
                <mo fence="true" stretchy="false">(</mo>
                <mrow>
                  <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frac>
                <mo stretchy="false">∂</mo>
                <mrow>
                  <mo stretchy="false">∂</mo>
                  <mover accent="true">
                    <mi>r</mi>
                    <mo stretchy="false">⃗</mo>
                  </mover>
                </mrow>
              </mfrac>
            </mrow>
            <mrow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−</mo>
              <mover accent="true">
                <mi mathvariant="normal">β</mi>
                <mo stretchy="false">⃗</mo>
              </mover>
            </mrow>
            <mfrac>
              <mo stretchy="false">∂</mo>
              <mrow>
                <mo stretchy="false">∂</mo>
                <mover accent="true">
                  <mi>r</mi>
                  <mo stretchy="false">⃗</mo>
                </mover>
              </mrow>
            </mfrac>
            <mrow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−</mo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frac>
              <mo stretchy="false">∂</mo>
              <mrow>
                <mo stretchy="false">∂</mo>
                <mover accent="true">
                  <mi>r</mi>
                  <mo stretchy="false">⃗</mo>
                </mover>
              </mrow>
            </mfrac>
            <mrow>
              <mover accent="true">
                <mi mathvariant="normal">β</mi>
                <mo stretchy="false">⃗</mo>
              </mover>
              <mo stretchy="false">=</mo>
              <mrow>
                <mover accent="true">
                  <mi>n</mi>
                  <mo stretchy="false">⃗</mo>
                </mover>
                <mo stretchy="false">−</mo>
                <mover accent="true">
                  <mi mathvariant="normal">β</mi>
                  <mo stretchy="false">⃗</mo>
                </mover>
              </mrow>
              <mo stretchy="false">=</mo>
              <mspace/>
            </mrow>
          </mrow>
        </mtd>
      </mtr>
      <mtr>
        <mtd columnalign="left">
          <mrow>
            <mspace width="0.5em"/>
            <mo stretchy="false">=</mo>
            <mfrac>
              <mrow>
                <mrow>
                  <mo fence="true" stretchy="false">(</mo>
                  <mrow>
                    <mrow>
                      <mover accent="true">
                        <mi>n</mi>
                        <mo stretchy="false">⃗</mo>
                      </mover>
                      <mo stretchy="false">−</mo>
                      <mover accent="true">
                        <mi mathvariant="normal">β</mi>
                        <mo stretchy="false">⃗</mo>
                      </mover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over accent="true">
                          <mi>n</mi>
                          <mo stretchy="false">⃗</mo>
                        </mover>
                      </mrow>
                      <mover accent="true">
                        <mi mathvariant="normal">β</mi>
                        <mo stretchy="false">⃗</mo>
                      </mover>
                    </mrow>
                  </mrow>
                  <mo fence="true" stretchy="false">)</mo>
                </mrow>
              </mrow>
              <mrow>
                <mo fence="true" stretchy="false">(</mo>
                <mrow>
                  <mrow>
                    <mrow>
                      <mn>1</mn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</mfrac>
          </mrow>
        </mtd>
      </mtr>
      <mtr>
        <mtd columnalign="left">
          <mrow>
            <mfrac>
              <mo stretchy="false">∂</mo>
              <mrow>
                <mo stretchy="false">∂</mo>
                <mover accent="true">
                  <mi>r</mi>
                  <mo stretchy="false">⃗</mo>
                </mover>
              </mrow>
            </mfrac>
            <mrow>
              <mrow>
                <mo fence="true" stretchy="true">(</mo>
                <mrow>
                  <mfrac>
                    <mrow>
                      <mi>q</mi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  <mover accent="true">
                        <mi mathvariant="normal">β</mi>
                        <mo stretchy="false">⃗</mo>
                      </mover>
                    </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frac>
                <mrow>
                  <mo stretchy="false">−</mo>
                  <mn>1</mn>
                </mrow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i>q</mi>
            <mrow>
              <mo fence="true" stretchy="false">(</mo>
              <mrow>
                <mi mathvariant="normal">τ</mi>
              </mrow>
              <mo fence="true" stretchy="false">)</mo>
            </mrow>
            <mover accent="true">
              <mi mathvariant="normal">β</mi>
              <mo stretchy="false">⃗</mo>
            </mover>
            <mrow>
              <mo fence="true" stretchy="false">[</mo>
              <mrow>
                <mrow>
                  <mrow>
                    <mo fence="true" stretchy="false">(</mo>
                    <mrow>
                      <mrow>
                        <mover accent="true">
                          <mi>n</mi>
                          <mo stretchy="false">⃗</mo>
                        </mover>
                        <mo stretchy="false">−</mo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false">]</mo>
            </mrow>
          </mrow>
        </mtd>
      </mtr>
      <mtr>
        <mtd columnalign="left">
          <mrow>
            <mfrac>
              <mo stretchy="false">∂</mo>
              <mrow>
                <mo stretchy="false">∂</mo>
                <mover accent="true">
                  <mi mathvariant="normal">τ</mi>
                  <mo stretchy="false">⃗</mo>
                </mover>
              </mrow>
            </mfrac>
            <mrow>
              <mrow>
                <mo fence="true" stretchy="true">(</mo>
                <mrow>
                  <mfrac>
                    <mrow>
                      <mi>q</mi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  <mover accent="true">
                        <mi mathvariant="normal">β</mi>
                        <mo stretchy="false">⃗</mo>
                      </mover>
                    </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frac>
                <mrow>
                  <mo stretchy="false">−</mo>
                  <mn>1</mn>
                </mrow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</mfrac>
            </mrow>
            <mi>x</mi>
          </mrow>
        </mtd>
      </mtr>
      <mtr>
        <mtd columnalign="left">
          <mrow>
            <mi>x</mi>
            <mrow>
              <mo fence="true" stretchy="true">[</mo>
              <mrow>
                <mrow>
                  <mrow>
                    <mo fence="true" stretchy="false">(</mo>
                    <mrow>
                      <mrow>
                        <mrow>
                          <mrow>
                            <mo fence="true" stretchy="true">|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−</mo>
                          <mrow>
                            <mo fence="true" stretchy="false">(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  <mfrac>
                    <mo stretchy="false">∂</mo>
                    <mrow>
                      <mo stretchy="false">∂</mo>
                      <mi mathvariant="normal">τ</mi>
                    </mrow>
                  </mfrac>
                  <mrow>
                    <mrow>
                      <mo fence="true" stretchy="false">(</mo>
                      <mrow>
                        <mrow>
                          <mi>q</mi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o stretchy="false">−</mo>
                    <mrow>
                      <mo fence="true" stretchy="false">(</mo>
                      <mrow>
                        <mrow>
                          <mi>q</mi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  <mfrac>
                    <mo stretchy="false">∂</mo>
                    <mrow>
                      <mo stretchy="false">∂</mo>
                      <mi mathvariant="normal">τ</mi>
                    </mrow>
                  </mfrac>
                  <mrow>
                    <mo fence="true" stretchy="false">(</mo>
                    <mrow>
                      <mrow>
                        <mrow>
                          <mrow>
                            <mo fence="true" stretchy="true">|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−</mo>
                          <mrow>
                            <mo fence="true" stretchy="false">(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true">]</mo>
            </mrow>
          </mrow>
        </mtd>
      </mtr>
      <mtr>
        <mtd columnalign="left">
          <mrow>
            <mfrac>
              <mo stretchy="false">∂</mo>
              <mrow>
                <mo stretchy="false">∂</mo>
                <mi mathvariant="normal">τ</mi>
              </mrow>
            </mfrac>
            <mrow>
              <mrow>
                <mo fence="true" stretchy="false">(</mo>
                <mrow>
                  <mrow>
                    <mi>q</mi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over accent="true">
                <mi mathvariant="normal">β</mi>
                <mo stretchy="false">⃗</mo>
              </mover>
            </mrow>
            <mfrac>
              <mo stretchy="false">∂</mo>
              <mrow>
                <mo stretchy="false">∂</mo>
                <mi mathvariant="normal">τ</mi>
              </mrow>
            </mfrac>
            <mi>q</mi>
            <mrow>
              <mrow>
                <mo fence="true" stretchy="false">(</mo>
                <mrow>
                  <mi mathvariant="normal">τ</mi>
                </mrow>
                <mo fence="true" stretchy="false">)</mo>
              </mrow>
              <mo stretchy="false">+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frac>
              <mo stretchy="false">∂</mo>
              <mrow>
                <mi>d</mi>
                <mi mathvariant="normal">τ</mi>
              </mrow>
            </mfrac>
            <mrow>
              <mover accent="true">
                <mi mathvariant="normal">β</mi>
                <mo stretchy="false">⃗</mo>
              </mover>
              <mo stretchy="false">=</mo>
              <mover accent="true">
                <mi mathvariant="normal">β</mi>
                <mo stretchy="false">⃗</mo>
              </mover>
            </mrow>
            <mover accent="true">
              <mi>q</mi>
              <mo stretchy="false">˙</mo>
            </mover>
            <mrow>
              <mrow>
                <mo fence="true" stretchy="false">(</mo>
                <mrow>
                  <mi mathvariant="normal">τ</mi>
                </mrow>
                <mo fence="true" stretchy="false">)</mo>
              </mrow>
              <mo stretchy="false">+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over accent="true">
              <mover accent="true">
                <mi mathvariant="normal">β</mi>
                <mo stretchy="false">⃗</mo>
              </mover>
              <mo stretchy="false">˙</mo>
            </mover>
          </mrow>
        </mtd>
      </mtr>
      <mtr>
        <mtd columnalign="left">
          <mrow>
            <mfrac>
              <mo stretchy="false">∂</mo>
              <mrow>
                <mo stretchy="false">∂</mo>
                <mi mathvariant="normal">τ</mi>
              </mrow>
            </mfrac>
            <mrow>
              <mrow>
                <mo fence="true" stretchy="false">(</mo>
                <mrow>
                  <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row>
                <mo stretchy="false">−</mo>
                <mover accent="true">
                  <mi>n</mi>
                  <mo stretchy="false">⃗</mo>
                </mover>
              </mrow>
            </mrow>
            <mover accent="true">
              <mi mathvariant="normal">β</mi>
              <mo stretchy="false">⃗</mo>
            </mover>
            <mrow>
              <mi>c</mi>
              <mo stretchy="false">+</mo>
              <msup>
                <mover accent="true">
                  <mi mathvariant="normal">β</mi>
                  <mo stretchy="false">⃗</mo>
                </mover>
                <mn>2</mn>
              </msup>
            </mrow>
            <mrow>
              <mi>c</mi>
              <mo stretchy="false">−</mo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over accent="true">
              <mover accent="true">
                <mi mathvariant="normal">β</mi>
                <mo stretchy="false">⃗</mo>
              </mover>
              <mo stretchy="false">˙</mo>
            </mover>
          </mrow>
        </mtd>
      </mtr>
      <mtr>
        <mtd columnalign="left">
          <mrow>
            <mfrac>
              <mo stretchy="false">∂</mo>
              <mrow>
                <mo stretchy="false">∂</mo>
                <mover accent="true">
                  <mi>r</mi>
                  <mo stretchy="false">⃗</mo>
                </mover>
              </mrow>
            </mfrac>
            <mrow>
              <mrow>
                <mo fence="true" stretchy="true">(</mo>
                <mrow>
                  <mfrac>
                    <mrow>
                      <mi>q</mi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  <mover accent="true">
                        <mi mathvariant="normal">β</mi>
                        <mo stretchy="false">⃗</mo>
                      </mover>
                    </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frac>
                <mrow>
                  <mo stretchy="false">−</mo>
                  <mn>1</mn>
                </mrow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i>x</mi>
          </mrow>
        </mtd>
      </mtr>
      <mtr>
        <mtd columnalign="left">
          <mrow>
            <mi>x</mi>
            <mrow>
              <mo fence="true" stretchy="false">[</mo>
              <mrow>
                <mrow>
                  <mover accent="true">
                    <mi mathvariant="normal">β</mi>
                    <mo stretchy="false">⃗</mo>
                  </mover>
                  <mover accent="true">
                    <mi>q</mi>
                    <mo stretchy="false">˙</mo>
                  </mover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  <mrow>
                    <mrow>
                      <mo fence="true" stretchy="false">(</mo>
                      <mrow>
                        <mrow>
                          <mrow>
                            <mo fence="true" stretchy="true">|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row>
                            <mo fence="true" stretchy="false">(</mo>
                            <mrow>
                              <mrow>
                                <mrow>
                                  <mn>1</mn>
                                  <mo stretchy="false">−</mo>
                                  <mover accent="true">
                                    <mi>n</mi>
                                    <mo stretchy="false">⃗</mo>
                                  </mover>
                                </mrow>
                                <mover accent="true">
                                  <mi mathvariant="normal">β</mi>
                                  <mo stretchy="false">⃗</mo>
                                </mover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o stretchy="false">+</mo>
                    <mfrac>
                      <mover accent="true">
                        <mi>n</mi>
                        <mo stretchy="false">⃗</mo>
                      </mover>
                      <mi>c</mi>
                    </mfrac>
                  </mrow>
                  <mrow>
                    <mo fence="true" stretchy="false">(</mo>
                    <mrow>
                      <mrow>
                        <mi>q</mi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  <mover accent="true">
                          <mover accent="true">
                            <mi mathvariant="normal">β</mi>
                            <mo stretchy="false">⃗</mo>
                          </mover>
                          <mo stretchy="false">˙</mo>
                        </mover>
                        <mrow>
                          <mrow>
                            <mo fence="true" stretchy="false">(</mo>
                            <mrow>
                              <mrow>
                                <mrow>
                                  <mo fence="true" stretchy="true">|</mo>
                                  <mrow>
                                    <mrow>
                                      <mrow>
                                        <mover accent="true">
                                          <mi>r</mi>
                                          <mo stretchy="false">⃗</mo>
                                        </mover>
                                        <mo stretchy="false">−</mo>
                                        <mover accent="true">
                                          <msub>
                                            <mi>r</mi>
                                            <mn>0</mn>
                                          </msub>
                                          <mo stretchy="false">⃗</mo>
                                        </mover>
                                      </mrow>
                                      <mrow>
                                        <mo fence="true" stretchy="false">(</mo>
                                        <mrow>
                                          <mi mathvariant="normal">τ</mi>
                                        </mrow>
                                        <mo fence="true" stretchy="false">)</mo>
                                      </mrow>
                                    </mrow>
                                  </mrow>
                                  <mo fence="true" stretchy="true">|</mo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row>
                                        <mn>1</mn>
                                        <mo stretchy="false">−</mo>
                                        <mover accent="true">
                                          <mi>n</mi>
                                          <mo stretchy="false">⃗</mo>
                                        </mover>
                                      </mrow>
                                      <mover accent="true">
                                        <mi mathvariant="normal">β</mi>
                                        <mo stretchy="false">⃗</mo>
                                      </mover>
                                    </mrow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  <mo stretchy="false">−</mo>
                          <mi>q</mi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  <mover accent="true">
                          <mi mathvariant="normal">β</mi>
                          <mo stretchy="false">⃗</mo>
                        </mover>
                        <mrow>
                          <mo fence="true" stretchy="false">(</mo>
                          <mrow>
                            <mrow>
                              <mrow>
                                <mo stretchy="false">−</mo>
                                <mover accent="true">
                                  <mi>n</mi>
                                  <mo stretchy="false">⃗</mo>
                                </mover>
                              </mrow>
                              <mover accent="true">
                                <mi mathvariant="normal">β</mi>
                                <mo stretchy="false">⃗</mo>
                              </mover>
                              <mrow>
                                <mi>c</mi>
                                <mo stretchy="false">+</mo>
                                <msup>
                                  <mover accent="true">
                                    <mi mathvariant="normal">β</mi>
                                    <mo stretchy="false">⃗</mo>
                                  </mover>
                                  <mn>2</mn>
                                </msup>
                              </mrow>
                              <mrow>
                                <mi>c</mi>
                                <mo stretchy="false">−</mo>
                                <mrow>
                                  <mo fence="true" stretchy="false">(</mo>
                                  <mrow>
                                    <mrow>
                                      <mrow>
                                        <mover accent="true">
                                          <mi>r</mi>
                                          <mo stretchy="false">⃗</mo>
                                        </mover>
                                        <mo stretchy="false">−</mo>
                                        <mover accent="true">
                                          <msub>
                                            <mi>r</mi>
                                            <mn>0</mn>
                                          </msub>
                                          <mo stretchy="false">⃗</mo>
                                        </mover>
                                      </mrow>
                                      <mrow>
                                        <mo fence="true" stretchy="false">(</mo>
                                        <mrow>
                                          <mi mathvariant="normal">τ</mi>
                                        </mrow>
                                        <mo fence="true" stretchy="false">)</mo>
                                      </mrow>
                                    </mrow>
                                  </mrow>
                                  <mo fence="true" stretchy="false">)</mo>
                                </mrow>
                              </mrow>
                              <mover accent="true">
                                <mover accent="true">
                                  <mi mathvariant="normal">β</mi>
                                  <mo stretchy="false">⃗</mo>
                                </mover>
                                <mo stretchy="false">˙</mo>
                              </mover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false">]</mo>
            </mrow>
          </mrow>
        </mtd>
      </mtr>
    </mtable>
    <annotation encoding="StarMath 5.0">alignl
nabla left( {alignc q(%tau) vec %beta} over {abs{vec r - vec r_0(%tau)}(1 - vec n vec %beta)} right) = {alignc partial}over {partial vec r}left( {alignc q(%tau) vec %beta} over {abs{vec r - vec r_0(%tau)}(1 - vec n vec %beta)} right) + { alignc partial } over { partial %tau } left( {alignc q(%tau) vec %beta} over {abs{vec r - vec r_0(%tau)}(1 - vec n vec %beta)} right)nabla %tau
newline alignl
{ alignc partial } over { partial vec r }left( {alignc q(%tau) vec %beta} over {abs{vec r - vec r_0(%tau)}(1 - vec n vec %beta)} right) = { alignc -1 } over {{abs{vec r - vec r_0(%tau)}}^2(1 - vec n vec %beta)^2}x 
newline alignl 
x left[ (abs{vec r - vec r_0(%tau)} - (vec r - vec r_0(%tau)) vec %beta) {alignc partial} over {partial vec r}(q(%tau)vec %beta) - (q(%tau)vec %beta) {alignc partial} over {partial vec r} (abs{vec r - vec r_0(%tau)} - (vec r - vec r_0(%tau)) vec %beta) right]
newline alignl
{ alignc partial } over { partial vec r }q( %tau ) vec %beta = vec %beta { partial } over { partial vec r } q( %tau ) + q(%tau) { alignc partial } over { partial vec r }vec %beta = 0 + 0 = 0
newline alignl
{ alignc partial } over { partial vec r }( abs {vec r - vec r_0(%tau)} - (vec r - vec r_0(%tau)) vec %beta ) = { alignc partial } over { partial vec r } abs{ vec r - vec r_0(%tau) } - vec %beta { alignc partial } over { partial vec r }( vec r - vec r_0(%tau) ) - ( vec r - vec r_0(%tau) ){alignc partial} over { partial vec r } vec %beta =vec n - vec %beta =`
newline alignl
`= { (vec n - vec %beta)(1 - vec n vec %beta) } over { alignc (1 - vec n vec %beta) }
newline alignl
{ alignc partial } over { partial vec r }left( {alignc q(%tau) vec %beta} over {abs{vec r - vec r_0(%tau)}(1 - vec n vec %beta)} right) = { alignc -1 } over {{abs{vec r - vec r_0(%tau)}}^2(1 - vec n vec %beta)^3} q( %tau ) vec %beta [ (vec n - vec %beta)(1 - vec n vec %beta) ]
newline alignl
{ alignc partial } over { partial vec %tau }left( {alignc q(%tau) vec %beta} over {abs{vec r - vec r_0(%tau)}(1 - vec n vec %beta)} right) = { alignc -1 } over {{abs{vec r - vec r_0(%tau)}}^2(1 - vec n vec %beta)^2}x 
newline alignl 
x left[ (abs{vec r - vec r_0(%tau)} - (vec r - vec r_0(%tau)) vec %beta) {alignc partial} over {partial %tau}(q(%tau)vec %beta) - (q(%tau)vec %beta) {alignc partial} over {partial %tau} (abs{vec r - vec r_0(%tau)} - (vec r - vec r_0(%tau)) vec %beta) right]
newline alignl { alignc partial } over { partial %tau } ( q(%tau) vec %beta ) = vec %beta { alignc partial } over { partial %tau } q( %tau ) + q( %tau ) { alignc partial } over{ d %tau } vec %beta = vec %beta dot q( %tau ) +q( %tau ) dot vec %beta 
newline alignl
{ alignc partial } over { partial %tau }( abs{vec r - vec r_0(%tau)} - (vec r - vec r_0(%tau))vec %beta ) = - vec n vec %beta c + {vec %beta}^2 c - (vec r - vec r_0(%tau))dot vec %beta 
newline alignl
{ alignc partial } over { partial vec r }left( {alignc q(%tau) vec %beta} over {abs{vec r - vec r_0(%tau)}(1 - vec n vec %beta)} right) = { alignc -1 } over {{abs{vec r - vec r_0(%tau)}}^2(1 - vec n vec %beta)^3}x 
newline alignl
x[ vec %beta dot q( %tau ) ( abs{vec r - vec r_0(%tau)} (1 - vec n vec %beta )) + vec n over c(q( %tau ) dot vec %beta( abs{vec r - vec r_0(%tau)} (1 - vec n vec %beta )) - q( %tau ) vec %beta ( -vec n vec %beta c + {vec %beta}^2 c - (vec r - vec r_0(%tau))dot vec %beta ))]</annotation>
  </semantics>
</math>
</file>

<file path=Object 55/content.xml><?xml version="1.0" encoding="utf-8"?>
<math xmlns="http://www.w3.org/1998/Math/MathML" display="block">
  <semantics>
    <mtable>
      <mtr>
        <mtd columnalign="left">
          <mrow>
            <mrow>
              <mo fence="true" stretchy="false">[</mo>
              <mrow>
                <mrow>
                  <mover accent="true">
                    <mi mathvariant="normal">β</mi>
                    <mo stretchy="false">⃗</mo>
                  </mover>
                  <mover accent="true">
                    <mi>q</mi>
                    <mo stretchy="false">˙</mo>
                  </mover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  <mrow>
                    <mrow>
                      <mo fence="true" stretchy="false">(</mo>
                      <mrow>
                        <mrow>
                          <mrow>
                            <mo fence="true" stretchy="true">|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row>
                            <mo fence="true" stretchy="false">(</mo>
                            <mrow>
                              <mrow>
                                <mrow>
                                  <mn>1</mn>
                                  <mo stretchy="false">−</mo>
                                  <mover accent="true">
                                    <mi>n</mi>
                                    <mo stretchy="false">⃗</mo>
                                  </mover>
                                </mrow>
                                <mover accent="true">
                                  <mi mathvariant="normal">β</mi>
                                  <mo stretchy="false">⃗</mo>
                                </mover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o stretchy="false">+</mo>
                    <mfrac>
                      <mover accent="true">
                        <mi>n</mi>
                        <mo stretchy="false">⃗</mo>
                      </mover>
                      <mi>c</mi>
                    </mfrac>
                  </mrow>
                  <mrow>
                    <mo fence="true" stretchy="false">(</mo>
                    <mrow>
                      <mrow>
                        <mi>q</mi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  <mover accent="true">
                          <mover accent="true">
                            <mi mathvariant="normal">β</mi>
                            <mo stretchy="false">⃗</mo>
                          </mover>
                          <mo stretchy="false">˙</mo>
                        </mover>
                        <mrow>
                          <mrow>
                            <mo fence="true" stretchy="false">(</mo>
                            <mrow>
                              <mrow>
                                <mrow>
                                  <mo fence="true" stretchy="true">|</mo>
                                  <mrow>
                                    <mrow>
                                      <mrow>
                                        <mover accent="true">
                                          <mi>r</mi>
                                          <mo stretchy="false">⃗</mo>
                                        </mover>
                                        <mo stretchy="false">−</mo>
                                        <mover accent="true">
                                          <msub>
                                            <mi>r</mi>
                                            <mn>0</mn>
                                          </msub>
                                          <mo stretchy="false">⃗</mo>
                                        </mover>
                                      </mrow>
                                      <mrow>
                                        <mo fence="true" stretchy="false">(</mo>
                                        <mrow>
                                          <mi mathvariant="normal">τ</mi>
                                        </mrow>
                                        <mo fence="true" stretchy="false">)</mo>
                                      </mrow>
                                    </mrow>
                                  </mrow>
                                  <mo fence="true" stretchy="true">|</mo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row>
                                        <mn>1</mn>
                                        <mo stretchy="false">−</mo>
                                        <mover accent="true">
                                          <mi>n</mi>
                                          <mo stretchy="false">⃗</mo>
                                        </mover>
                                      </mrow>
                                      <mover accent="true">
                                        <mi mathvariant="normal">β</mi>
                                        <mo stretchy="false">⃗</mo>
                                      </mover>
                                    </mrow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  <mo stretchy="false">−</mo>
                          <mi>q</mi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  <mover accent="true">
                          <mi mathvariant="normal">β</mi>
                          <mo stretchy="false">⃗</mo>
                        </mover>
                        <mrow>
                          <mo fence="true" stretchy="false">(</mo>
                          <mrow>
                            <mrow>
                              <mrow>
                                <mo stretchy="false">−</mo>
                                <mover accent="true">
                                  <mi>n</mi>
                                  <mo stretchy="false">⃗</mo>
                                </mover>
                              </mrow>
                              <mover accent="true">
                                <mi mathvariant="normal">β</mi>
                                <mo stretchy="false">⃗</mo>
                              </mover>
                              <mrow>
                                <mi>c</mi>
                                <mo stretchy="false">+</mo>
                                <msup>
                                  <mover accent="true">
                                    <mi mathvariant="normal">β</mi>
                                    <mo stretchy="false">⃗</mo>
                                  </mover>
                                  <mn>2</mn>
                                </msup>
                              </mrow>
                              <mrow>
                                <mi>c</mi>
                                <mo stretchy="false">−</mo>
                                <mrow>
                                  <mo fence="true" stretchy="false">(</mo>
                                  <mrow>
                                    <mrow>
                                      <mrow>
                                        <mover accent="true">
                                          <mi>r</mi>
                                          <mo stretchy="false">⃗</mo>
                                        </mover>
                                        <mo stretchy="false">−</mo>
                                        <mover accent="true">
                                          <msub>
                                            <mi>r</mi>
                                            <mn>0</mn>
                                          </msub>
                                          <mo stretchy="false">⃗</mo>
                                        </mover>
                                      </mrow>
                                      <mrow>
                                        <mo fence="true" stretchy="false">(</mo>
                                        <mrow>
                                          <mi mathvariant="normal">τ</mi>
                                        </mrow>
                                        <mo fence="true" stretchy="false">)</mo>
                                      </mrow>
                                    </mrow>
                                  </mrow>
                                  <mo fence="true" stretchy="false">)</mo>
                                </mrow>
                              </mrow>
                              <mover accent="true">
                                <mover accent="true">
                                  <mi mathvariant="normal">β</mi>
                                  <mo stretchy="false">⃗</mo>
                                </mover>
                                <mo stretchy="false">˙</mo>
                              </mover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false">]</mo>
            </mrow>
            <mo stretchy="false">=</mo>
            <mspace/>
          </mrow>
        </mtd>
      </mtr>
      <mtr>
        <mtd columnalign="left">
          <mrow>
            <mrow>
              <mspace width="0.5em"/>
              <mo stretchy="false">=</mo>
              <mover accent="true">
                <mi mathvariant="normal">β</mi>
                <mo stretchy="false">⃗</mo>
              </mover>
            </mrow>
            <mover accent="true">
              <mi>q</mi>
              <mo stretchy="false">˙</mo>
            </mover>
            <mrow>
              <mo fence="true" stretchy="false">(</mo>
              <mrow>
                <mi mathvariant="normal">τ</mi>
              </mrow>
              <mo fence="true" stretchy="false">)</mo>
            </mrow>
            <mrow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−</mo>
              <msup>
                <mover accent="true">
                  <mi mathvariant="normal">β</mi>
                  <mo stretchy="false">⃗</mo>
                </mover>
                <mn>2</mn>
              </msup>
            </mrow>
            <mover accent="true">
              <mi>q</mi>
              <mo stretchy="false">˙</mo>
            </mover>
            <mrow>
              <mo fence="true" stretchy="false">(</mo>
              <mrow>
                <mi mathvariant="normal">τ</mi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over accent="true">
              <mi>n</mi>
              <mo stretchy="false">⃗</mo>
            </mover>
            <mrow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−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over accent="true">
              <mi>n</mi>
              <mo stretchy="false">⃗</mo>
            </mover>
            <mrow>
              <mo fence="true" stretchy="false">(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</mrow>
              <mo fence="true" stretchy="false">)</mo>
            </mrow>
            <mrow>
              <mover accent="true">
                <mi mathvariant="normal">β</mi>
                <mo stretchy="false">⃗</mo>
              </mover>
              <mo stretchy="false">+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sup>
              <mover accent="true">
                <mi mathvariant="normal">β</mi>
                <mo stretchy="false">⃗</mo>
              </mover>
              <mn>2</mn>
            </msup>
            <mrow>
              <msup>
                <mover accent="true">
                  <mi>n</mi>
                  <mo stretchy="false">⃗</mo>
                </mover>
                <mn>2</mn>
              </msup>
              <mo stretchy="false">−</mo>
              <mspace/>
            </mrow>
          </mrow>
        </mtd>
      </mtr>
      <mtr>
        <mtd columnalign="left">
          <mrow>
            <mrow>
              <mspace width="0.5em"/>
              <mo stretchy="false">−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sup>
              <mover accent="true">
                <mi mathvariant="normal">β</mi>
                <mo stretchy="false">⃗</mo>
              </mover>
              <mn>3</mn>
            </msup>
            <mrow>
              <mover accent="true">
                <mi>n</mi>
                <mo stretchy="false">⃗</mo>
              </mover>
              <mo stretchy="false">+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frac>
              <mover accent="true">
                <mi mathvariant="normal">β</mi>
                <mo stretchy="false">⃗</mo>
              </mover>
              <mi>c</mi>
            </mfrac>
            <mover accent="true">
              <mi>n</mi>
              <mo stretchy="false">⃗</mo>
            </mover>
            <mover accent="true">
              <mover accent="true">
                <mi mathvariant="normal">β</mi>
                <mo stretchy="false">⃗</mo>
              </mover>
              <mo stretchy="false">˙</mo>
            </mover>
            <mrow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over accent="true">
                <mi mathvariant="normal">β</mi>
                <mo stretchy="false">⃗</mo>
              </mover>
            </mrow>
            <mover accent="true">
              <mi>q</mi>
              <mo stretchy="false">˙</mo>
            </mover>
            <mrow>
              <mo fence="true" stretchy="false">(</mo>
              <mrow>
                <mi mathvariant="normal">τ</mi>
              </mrow>
              <mo fence="true" stretchy="false">)</mo>
            </mrow>
            <mrow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−</mo>
              <msup>
                <mover accent="true">
                  <mi mathvariant="normal">β</mi>
                  <mo stretchy="false">⃗</mo>
                </mover>
                <mn>2</mn>
              </msup>
            </mrow>
            <mover accent="true">
              <mi>q</mi>
              <mo stretchy="false">˙</mo>
            </mover>
            <mrow>
              <mo fence="true" stretchy="false">(</mo>
              <mrow>
                <mi mathvariant="normal">τ</mi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space/>
            </mrow>
          </mrow>
        </mtd>
      </mtr>
      <mtr>
        <mtd columnalign="left">
          <mrow>
            <mi>q</mi>
            <mrow>
              <mo fence="true" stretchy="false">(</mo>
              <mrow>
                <mi mathvariant="normal">τ</mi>
              </mrow>
              <mo fence="true" stretchy="false">)</mo>
            </mrow>
            <mrow>
              <msup>
                <mover accent="true">
                  <mi mathvariant="normal">β</mi>
                  <mo stretchy="false">⃗</mo>
                </mover>
                <mn>2</mn>
              </msup>
              <mo stretchy="false">−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sup>
              <mover accent="true">
                <mi mathvariant="normal">β</mi>
                <mo stretchy="false">⃗</mo>
              </mover>
              <mn>3</mn>
            </msup>
            <mrow>
              <mover accent="true">
                <mi>n</mi>
                <mo stretchy="false">⃗</mo>
              </mover>
              <mo stretchy="false">=</mo>
              <mover accent="true">
                <mi mathvariant="normal">β</mi>
                <mo stretchy="false">⃗</mo>
              </mover>
            </mrow>
            <mover accent="true">
              <mi>q</mi>
              <mo stretchy="false">˙</mo>
            </mover>
            <mrow>
              <mo fence="true" stretchy="false">(</mo>
              <mrow>
                <mi mathvariant="normal">τ</mi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+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sup>
              <mover accent="true">
                <mi mathvariant="normal">β</mi>
                <mo stretchy="false">⃗</mo>
              </mover>
              <mn>2</mn>
            </msup>
            <mrow>
              <mrow>
                <mo fence="true" stretchy="false">(</mo>
                <mrow>
                  <mrow>
                    <mrow>
                      <mn>1</mn>
                      <mo stretchy="false">−</mo>
                      <mover accent="true">
                        <mi mathvariant="normal">β</mi>
                        <mo stretchy="false">⃗</mo>
                      </mover>
                    </mrow>
                    <mover accent="true">
                      <mi>n</mi>
                      <mo stretchy="false">⃗</mo>
                    </mover>
                  </mrow>
                </mrow>
                <mo fence="true" stretchy="false">)</mo>
              </mrow>
              <mo stretchy="false">+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over accent="true">
                <mi mathvariant="normal">β</mi>
                <mo stretchy="false">⃗</mo>
              </mover>
            </mrow>
            <mover accent="true">
              <mi>q</mi>
              <mo stretchy="false">˙</mo>
            </mover>
            <mrow>
              <mo fence="true" stretchy="false">(</mo>
              <mrow>
                <mi mathvariant="normal">τ</mi>
              </mrow>
              <mo fence="true" stretchy="false">)</mo>
            </mrow>
            <mrow>
              <mo fence="true" stretchy="true">|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</mrow>
              <mo fence="true" stretchy="true">|</mo>
            </mrow>
            <mrow>
              <mrow>
                <mo fence="true" stretchy="false">(</mo>
                <mrow>
                  <mrow>
                    <mrow>
                      <mn>1</mn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+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sup>
              <mover accent="true">
                <mi mathvariant="normal">β</mi>
                <mo stretchy="false">⃗</mo>
              </mover>
              <mn>2</mn>
            </msup>
            <mrow>
              <mrow>
                <mo fence="true" stretchy="false">(</mo>
                <mrow>
                  <mrow>
                    <mrow>
                      <mn>1</mn>
                      <mo stretchy="false">−</mo>
                      <mover accent="true">
                        <mi mathvariant="normal">β</mi>
                        <mo stretchy="false">⃗</mo>
                      </mover>
                    </mrow>
                    <mover accent="true">
                      <mi>n</mi>
                      <mo stretchy="false">⃗</mo>
                    </mover>
                  </mrow>
                </mrow>
                <mo fence="true" stretchy="false">)</mo>
              </mrow>
              <mo stretchy="false">+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over accent="true">
                <mi mathvariant="normal">β</mi>
                <mo stretchy="false">⃗</mo>
              </mover>
            </mrow>
            <mrow>
              <mo fence="true" stretchy="false">(</mo>
              <mrow>
                <mrow>
                  <mover accent="true">
                    <mi>q</mi>
                    <mo stretchy="false">˙</mo>
                  </mover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q</mi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  <mover accent="true">
                    <mi mathvariant="normal">β</mi>
                    <mo stretchy="false">⃗</mo>
                  </mover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n>1</mn>
                      <mo stretchy="false">−</mo>
                      <mover accent="true">
                        <mi mathvariant="normal">β</mi>
                        <mo stretchy="false">⃗</mo>
                      </mover>
                    </mrow>
                    <mover accent="true">
                      <mi>n</mi>
                      <mo stretchy="false">⃗</mo>
                    </mover>
                  </mrow>
                </mrow>
                <mo fence="true" stretchy="false">)</mo>
              </mrow>
              <mo stretchy="false">+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o fence="true" stretchy="false">(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</mrow>
              <mo fence="true" stretchy="false">)</mo>
            </mrow>
          </mrow>
        </mtd>
      </mtr>
    </mtable>
    <annotation encoding="StarMath 5.0">alignl
[ vec %beta dot q (%tau) (abs{vec r - vec r_0 (%tau)} (1 - vec n vec %beta)) + vec n over c (q(%tau)dot vec %beta (abs{vec r - vec r_0 (%tau)} (1 - vec n vec %beta)) - q(%tau) vec %beta (-vec n vec %beta c + {vec %beta}^2 c - (vec r - vec r_0 (%tau))dot vec %beta))] =`
newline alignl
`= vec %beta dot q( %tau ) abs{ vec r - vec r_0 (%tau) } - {vec %beta}^2 dot q( %tau ) ( vec r - vec r_0 (%tau) ) + q( %tau ) dot vec %beta over c vec n abs{ vec r - vec r_0 (%tau) } - q( %tau ) dot vec %beta over c vec n ( vec r - vec r_0 (%tau) ) vec %beta + q( %tau ) { vec %beta }^2 {vec n}^2 -`
newline alignl
`- q( %tau ) { vec %beta }^3 vec n + q( %tau ) vec %beta over c vec n dot vec %beta ( vec r - vec r_0 (%tau) ) = vec %beta dot q( %tau )abs{ vec r - vec r_0 (%tau) } - {vec %beta}^2 dot q( %tau )( vec r - vec r_0 (%tau)) + q( %tau ) dot vec %beta over c ( vec r - vec r_0 (%tau) ) +`
newline alignl
q( %tau ) {vec %beta}^2 - q( %tau ) {vec %beta}^3 vec n = vec %beta dot q( %tau )( abs{vec r - vec r_0 (%tau)} - (vec r - vec r_0 (%tau)) vec %beta ) + q( %tau ) { vec %beta }^2 ( 1 - vec %beta vec n ) + q( %tau ) dot vec %beta over c ( vec r - vec r_0 (%tau) ) = `
newline alignl
`= vec %beta dot q ( %tau ) abs{vec r - vec r_0 (%tau)} ( 1 - vec n vec %beta ) + q( %tau ) { vec %beta }^2 ( 1 - vec %beta vec n ) + q( %tau ) dot vec %beta over c ( vec r - vec r_0 (%tau )) =`
newline alignl
`= vec %beta ( dot q(%tau) abs{vec r - vec r_0 (%tau)} + q(%tau) vec %beta )( 1 - vec %beta vec n ) + q( %tau ) dot vec %beta over c ( vec r - vec r_0 (%tau) )</annotation>
  </semantics>
</math>
</file>

<file path=Object 56/content.xml><?xml version="1.0" encoding="utf-8"?>
<math xmlns="http://www.w3.org/1998/Math/MathML" display="block">
  <semantics>
    <mtable>
      <mtr>
        <mtd columnalign="left">
          <mrow>
            <mrow>
              <mspace width="0.5em"/>
              <mo stretchy="false">=</mo>
              <mrow>
                <mo stretchy="false">−</mo>
                <mi>q</mi>
              </mrow>
            </mrow>
            <mrow>
              <mo fence="true" stretchy="false">(</mo>
              <mrow>
                <mi mathvariant="normal">τ</mi>
              </mrow>
              <mo fence="true" stretchy="false">)</mo>
            </mrow>
            <mrow>
              <mo fence="true" stretchy="false">(</mo>
              <mrow>
                <mrow>
                  <mover accent="true">
                    <mi>n</mi>
                    <mo stretchy="false">⃗</mo>
                  </mover>
                  <mo stretchy="false">−</mo>
                  <mover accent="true">
                    <mi mathvariant="normal">β</mi>
                    <mo stretchy="false">⃗</mo>
                  </mover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n>1</mn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−</mo>
              <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over accent="true">
                          <mi>n</mi>
                          <mo stretchy="false">⃗</mo>
                        </mover>
                      </mrow>
                      <mover accent="true">
                        <mi mathvariant="normal">β</mi>
                        <mo stretchy="false">⃗</mo>
                      </mover>
                    </mrow>
                  </mrow>
                  <mo fence="true" stretchy="false">)</mo>
                </mrow>
              </mrow>
            </mrow>
            <mover accent="true">
              <mi>q</mi>
              <mo stretchy="false">˙</mo>
            </mover>
            <mrow>
              <mo fence="true" stretchy="false">(</mo>
              <mrow>
                <mi mathvariant="normal">τ</mi>
              </mrow>
              <mo fence="true" stretchy="false">)</mo>
            </mrow>
            <mrow>
              <mfrac>
                <mover accent="true">
                  <mi>n</mi>
                  <mo stretchy="false">⃗</mo>
                </mover>
                <mi>c</mi>
              </mfrac>
              <mo stretchy="false">+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row>
              <mrow>
                <mo fence="true" stretchy="false">[</mo>
                <mrow>
                  <mrow>
                    <mrow>
                      <mrow>
                        <mo stretchy="false">−</mo>
                        <mover accent="true">
                          <mi mathvariant="normal">β</mi>
                          <mo stretchy="false">⃗</mo>
                        </mover>
                      </mrow>
                      <mo stretchy="false">+</mo>
                      <mover accent="true">
                        <mi>n</mi>
                        <mo stretchy="false">⃗</mo>
                      </mover>
                    </mrow>
                    <mrow>
                      <msup>
                        <mover accent="true">
                          <mi mathvariant="normal">β</mi>
                          <mo stretchy="false">⃗</mo>
                        </mover>
                        <mn>2</mn>
                      </msup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  <mover accent="true">
                      <mi>n</mi>
                      <mo stretchy="false">⃗</mo>
                    </mover>
                  </mrow>
                </mrow>
                <mo fence="true" stretchy="false">]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row>
                <mo stretchy="false">−</mo>
                <mi>q</mi>
              </mrow>
            </mrow>
            <mrow>
              <mo fence="true" stretchy="false">(</mo>
              <mrow>
                <mi mathvariant="normal">τ</mi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over accent="true">
                        <mi>n</mi>
                        <mo stretchy="false">⃗</mo>
                      </mover>
                      <mo stretchy="false">−</mo>
                      <mover accent="true">
                        <mi mathvariant="normal">β</mi>
                        <mo stretchy="false">⃗</mo>
                      </mover>
                      <mo stretchy="false">−</mo>
                      <mover accent="true">
                        <mi mathvariant="normal">β</mi>
                        <mo stretchy="false">⃗</mo>
                      </mover>
                      <mo stretchy="false">+</mo>
                      <mover accent="true">
                        <mi>n</mi>
                        <mo stretchy="false">⃗</mo>
                      </mover>
                    </mrow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</mrow>
                </mrow>
                <mo fence="true" stretchy="false">)</mo>
              </mrow>
              <mo stretchy="false">−</mo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row>
              <mfrac>
                <mrow>
                  <mover accent="true">
                    <mi>q</mi>
                    <mo stretchy="false">˙</mo>
                  </mover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  <mi>c</mi>
              </mfrac>
              <mo stretchy="false">+</mo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over accent="true">
              <mi>n</mi>
              <mo stretchy="false">⃗</mo>
            </mover>
            <mover accent="true">
              <mi mathvariant="normal">β</mi>
              <mo stretchy="false">⃗</mo>
            </mover>
            <mrow>
              <mfrac>
                <mrow>
                  <mover accent="true">
                    <mi>q</mi>
                    <mo stretchy="false">˙</mo>
                  </mover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  <mi>c</mi>
              </mfrac>
              <mo stretchy="false">−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row>
              <mover accent="true">
                <mi mathvariant="normal">β</mi>
                <mo stretchy="false">⃗</mo>
              </mover>
              <mo stretchy="false">+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sup>
              <mover accent="true">
                <mi mathvariant="normal">β</mi>
                <mo stretchy="false">⃗</mo>
              </mover>
              <mn>2</mn>
            </msup>
            <mrow>
              <mover accent="true">
                <mi>n</mi>
                <mo stretchy="false">⃗</mo>
              </mover>
              <mo stretchy="false">−</mo>
              <mspace/>
            </mrow>
          </mrow>
        </mtd>
      </mtr>
      <mtr>
        <mtd columnalign="left">
          <mrow>
            <mrow>
              <mspace width="0.5em"/>
              <mo stretchy="false">−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row>
              <mo fence="true" stretchy="false">(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</mrow>
              <mo fence="true" stretchy="false">)</mo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over accent="true">
                <mi>n</mi>
                <mo stretchy="false">⃗</mo>
              </mover>
              <mo stretchy="false">=</mo>
              <mrow>
                <mo stretchy="false">−</mo>
                <mrow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</mrow>
            <mover accent="true">
              <mi>q</mi>
              <mo stretchy="false">˙</mo>
            </mover>
            <mrow>
              <mo fence="true" stretchy="false">(</mo>
              <mrow>
                <mi mathvariant="normal">τ</mi>
              </mrow>
              <mo fence="true" stretchy="false">)</mo>
            </mrow>
            <mrow>
              <mfrac>
                <mover accent="true">
                  <mi>n</mi>
                  <mo stretchy="false">⃗</mo>
                </mover>
                <mi>c</mi>
              </mfrac>
              <mo stretchy="false">−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row>
              <mover accent="true">
                <mi>n</mi>
                <mo stretchy="false">⃗</mo>
              </mover>
              <mo stretchy="false">+</mo>
              <mn>2</mn>
            </mrow>
            <mi>q</mi>
            <mrow>
              <mo fence="true" stretchy="false">(</mo>
              <mrow>
                <mi mathvariant="normal">τ</mi>
              </mrow>
              <mo fence="true" stretchy="false">)</mo>
            </mrow>
            <mrow>
              <mover accent="true">
                <mi mathvariant="normal">β</mi>
                <mo stretchy="false">⃗</mo>
              </mover>
              <mo stretchy="false">−</mo>
              <mover accent="true">
                <mi>n</mi>
                <mo stretchy="false">⃗</mo>
              </mover>
            </mrow>
            <msup>
              <mover accent="true">
                <mi mathvariant="normal">β</mi>
                <mo stretchy="false">⃗</mo>
              </mover>
              <mn>2</mn>
            </msup>
            <mi>q</mi>
            <mrow>
              <mrow>
                <mo fence="true" stretchy="false">(</mo>
                <mrow>
                  <mi mathvariant="normal">τ</mi>
                </mrow>
                <mo fence="true" stretchy="false">)</mo>
              </mrow>
              <mo stretchy="false">−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row>
              <mover accent="true">
                <mi mathvariant="normal">β</mi>
                <mo stretchy="false">⃗</mo>
              </mover>
              <mo stretchy="false">+</mo>
              <mspace/>
            </mrow>
          </mrow>
        </mtd>
      </mtr>
      <mtr>
        <mtd columnalign="left">
          <mrow>
            <mrow>
              <mspace width="0.5em"/>
              <mo stretchy="false">+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sup>
              <mover accent="true">
                <mi mathvariant="normal">β</mi>
                <mo stretchy="false">⃗</mo>
              </mover>
              <mn>2</mn>
            </msup>
            <mrow>
              <mover accent="true">
                <mi>n</mi>
                <mo stretchy="false">⃗</mo>
              </mover>
              <mo stretchy="false">−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row>
              <mo fence="true" stretchy="false">(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</mrow>
              <mo fence="true" stretchy="false">)</mo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over accent="true">
                <mi>n</mi>
                <mo stretchy="false">⃗</mo>
              </mover>
              <mo stretchy="false">=</mo>
              <mrow>
                <mo stretchy="false">−</mo>
                <mrow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</mrow>
            <mover accent="true">
              <mi>q</mi>
              <mo stretchy="false">˙</mo>
            </mover>
            <mrow>
              <mo fence="true" stretchy="false">(</mo>
              <mrow>
                <mi mathvariant="normal">τ</mi>
              </mrow>
              <mo fence="true" stretchy="false">)</mo>
            </mrow>
            <mrow>
              <mfrac>
                <mover accent="true">
                  <mi>n</mi>
                  <mo stretchy="false">⃗</mo>
                </mover>
                <mi>c</mi>
              </mfrac>
              <mo stretchy="false">−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row>
              <mover accent="true">
                <mi>n</mi>
                <mo stretchy="false">⃗</mo>
              </mover>
              <mo stretchy="false">+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row>
              <mover accent="true">
                <mi mathvariant="normal">β</mi>
                <mo stretchy="false">⃗</mo>
              </mover>
              <mo stretchy="false">−</mo>
              <mspace/>
            </mrow>
          </mrow>
        </mtd>
      </mtr>
      <mtr>
        <mtd columnalign="left">
          <mrow>
            <mrow>
              <mspace width="0.5em"/>
              <mo stretchy="false">−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row>
              <mo fence="true" stretchy="false">(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</mrow>
              <mo fence="true" stretchy="false">)</mo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over accent="true">
                <mi>n</mi>
                <mo stretchy="false">⃗</mo>
              </mover>
              <mo stretchy="false">=</mo>
              <mfrac>
                <mover accent="true">
                  <mrow>
                    <mi>q</mi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  <mo stretchy="false">˙</mo>
                </mover>
                <mi>c</mi>
              </mfrac>
            </mrow>
            <mrow>
              <mo fence="true" stretchy="false">(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n>1</mn>
                      <mo stretchy="false">+</mo>
                      <mover accent="true">
                        <mi mathvariant="normal">β</mi>
                        <mo stretchy="false">⃗</mo>
                      </mover>
                    </mrow>
                    <mover accent="true">
                      <mi>n</mi>
                      <mo stretchy="false">⃗</mo>
                    </mover>
                  </mrow>
                </mrow>
                <mo fence="true" stretchy="false">)</mo>
              </mrow>
              <mo stretchy="false">−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row>
              <mo fence="true" stretchy="false">(</mo>
              <mrow>
                <mrow>
                  <mrow>
                    <mover accent="true">
                      <mi>n</mi>
                      <mo stretchy="false">⃗</mo>
                    </mover>
                    <mo stretchy="false">+</mo>
                    <mover accent="true">
                      <mi mathvariant="normal">β</mi>
                      <mo stretchy="false">⃗</mo>
                    </mover>
                    <mo stretchy="false">−</mo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frac>
                    <mover accent="true">
                      <mi mathvariant="normal">β</mi>
                      <mo stretchy="false">⃗</mo>
                    </mover>
                    <mi>c</mi>
                  </mfrac>
                  <mover accent="true">
                    <mi>n</mi>
                    <mo stretchy="false">⃗</mo>
                  </mover>
                </mrow>
              </mrow>
              <mo fence="true" stretchy="false">)</mo>
            </mrow>
          </mrow>
        </mtd>
      </mtr>
    </mtable>
    <annotation encoding="StarMath 5.0">alignl
`= -q(%tau) (vec n - vec %beta)(1 - vec n vec %beta) -{abs{vec r - vec r_0 (%tau)}(1 - vec n vec %beta)} dot q( %tau) vec n over c + q( %tau ) [- vec %beta + vec n {vec %beta}^2 -(vec r - vec r_0(%tau)) dot vec %beta over c vec n] =`
newline alignl
`= -q( %tau )( vec n - vec %beta - vec %beta + vec n {vec %beta}^2 ) - (vec r - vec r_0 (%tau)) {dot q( %tau )} over {alignc c} + ( vec r - vec r_0 (%tau) ) vec n vec %beta {dot q( %tau) } over {alignc c} - q( %tau ) vec %beta + q( %tau ) { vec %beta }^2 vec n -`
newline alignl
`- q( %tau )( vec r - vec r_0 (%tau))dot vec %beta over c vec n  = -{abs{vec r - vec r_0 (%tau)}(1 - vec n vec %beta)} dot q( %tau) vec n over c - q( %tau )vec n + 2q( %tau ) vec %beta - vec n { vec %beta }^2 q( %tau ) - q( %tau ) vec %beta +`
newline alignl
`+ q( %tau ){vec %beta}^2 vec n - q( %tau ) (vec r - vec r_0 (%tau))dot vec %beta over c vec n = -{abs{vec r - vec r_0 (%tau)}(1 - vec n vec %beta)} dot q( %tau) vec n over c - q( %tau )vec n + q( %tau ) vec %beta -`
newline alignl
`- q( %tau ) (vec r - vec r_0 (%tau))dot vec %beta over c vec n = dot {q(%tau)} over {alignc c} ( vec r - vec r_0 (%tau) )( 1+vec %beta vec n )- q( %tau )( vec n + vec %beta - (vec r - vec r_0(%tau))vec %beta over c vec n )</annotation>
  </semantics>
</math>
</file>

<file path=Object 6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frac>
          <mn>1</mn>
          <mrow>
            <mn>4</mn>
            <mi mathvariant="normal">π</mi>
            <msub>
              <mi mathvariant="normal">ε</mi>
              <mn>0</mn>
            </msub>
          </mrow>
        </mfrac>
      </mrow>
      <mrow>
        <mo stretchy="false">∫</mo>
        <mrow>
          <mfrac>
            <mrow>
              <mi mathvariant="normal">ρ</mi>
              <mrow>
                <mo fence="true" stretchy="false">(</mo>
                <mrow>
                  <mrow>
                    <mover accent="true">
                      <mi>r</mi>
                      <mo stretchy="false">⃗</mo>
                    </mover>
                    <mi>,</mi>
                    <mi>t</mi>
                    <mi>'</mi>
                  </mrow>
                </mrow>
                <mo fence="true" stretchy="false">)</mo>
              </mrow>
            </mrow>
            <mrow>
              <mo fence="true" stretchy="true">|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row>
                        <mi>t</mi>
                        <mi>'</mi>
                      </mrow>
                    </mrow>
                    <mo fence="true" stretchy="false">)</mo>
                  </mrow>
                </mrow>
              </mrow>
              <mo fence="true" stretchy="true">|</mo>
            </mrow>
          </mfrac>
          <mi mathvariant="italic">dV</mi>
        </mrow>
      </mrow>
    </mrow>
    <annotation encoding="StarMath 5.0">%phi( vec r,t ) = 1over{4%pi %varepsilon_0}int { { %rho (vec r,t') } over { abs{ vec r - vec r_0 (t') }} dV}</annotation>
  </semantics>
</math>
</file>

<file path=Object 7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i mathvariant="normal">ρ</mi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>t</mi>
                      <mi>'</mi>
                    </mrow>
                  </mrow>
                  <mo fence="true" stretchy="false">)</mo>
                </mrow>
              </mrow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row>
                          <mi>t</mi>
                          <mi>'</mi>
                        </mrow>
                      </mrow>
                      <mo fence="true" stretchy="false">)</mo>
                    </mrow>
                  </mrow>
                </mrow>
                <mo fence="true" stretchy="true">|</mo>
              </mrow>
            </mfrac>
            <mi mathvariant="italic">dV</mi>
          </mrow>
        </mrow>
      </mrow>
    </mrow>
    <annotation encoding="StarMath 5.0">%phi( vec r,t ) = int { { %rho (vec r,t') } over { abs{ vec r - vec r_0 (t') }} dV}</annotation>
  </semantics>
</math>
</file>

<file path=Object 8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o stretchy="false">∫</mo>
            <mrow>
              <mfrac>
                <mrow>
                  <mi mathvariant="normal">ρ</mi>
                  <mrow>
                    <mo fence="true" stretchy="false">(</mo>
                    <mrow>
                      <mrow>
                        <mover accent="true">
                          <mi>r</mi>
                          <mo stretchy="false">⃗</mo>
                        </mover>
                        <mi>,</mi>
                        <mi>t</mi>
                        <mi>'</mi>
                      </mrow>
                    </mrow>
                    <mo fence="true" stretchy="false">)</mo>
                  </mrow>
                </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row>
                            <mi>t</mi>
                            <mi>'</mi>
                          </mrow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frac>
              <mi mathvariant="normal">δ</mi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τ</mi>
                    </mrow>
                  </mrow>
                </mrow>
                <mo fence="true" stretchy="false">)</mo>
              </mrow>
              <mi>d</mi>
              <mi mathvariant="normal">τ</mi>
              <mi mathvariant="italic">dV</mi>
            </mrow>
          </mrow>
        </mrow>
      </mrow>
    </mrow>
    <annotation encoding="StarMath 5.0">%phi( vec r,t ) = int int { { %rho (vec r, t') } over { abs{ vec r - vec r_0 (t') }} %delta(t' - %tau) d%tau dV}</annotation>
  </semantics>
</math>
</file>

<file path=Object 9/content.xml><?xml version="1.0" encoding="utf-8"?>
<math xmlns="http://www.w3.org/1998/Math/MathML" display="block">
  <semantics>
    <mrow>
      <mrow>
        <mi mathvariant="normal">τ</mi>
        <mo stretchy="false">=</mo>
        <mrow>
          <mi>t</mi>
          <mo stretchy="false">−</mo>
          <mfrac>
            <mn>1</mn>
            <mi>c</mi>
          </mfrac>
        </mrow>
      </mrow>
      <mrow>
        <mo fence="true" stretchy="true">|</mo>
        <mrow>
          <mrow>
            <mrow>
              <mover accent="true">
                <mi>r</mi>
                <mo stretchy="false">⃗</mo>
              </mover>
              <mo stretchy="false">−</mo>
              <mover accent="true">
                <msub>
                  <mi>r</mi>
                  <mn>0</mn>
                </msub>
                <mo stretchy="false">⃗</mo>
              </mover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true">|</mo>
      </mrow>
    </mrow>
    <annotation encoding="StarMath 5.0">%tau = t - 1 over c abs{ vec r - vec r_0 (t') }</annotation>
  </semantics>
</math>
</file>